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36.21mm"/>
    </style:style>
    <style:style style:name="co7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9999"/>
      <style:text-properties fo:color="#ffffff"/>
    </style:style>
    <style:style style:name="ce2" style:family="table-cell" style:parent-style-name="Default">
      <style:text-properties fo:color="#ffffff"/>
    </style:style>
    <style:style style:name="ce3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Pivot_20_Table_20_Value" style:data-style-name="N2">
      <style:table-cell-properties fo:border-bottom="none" fo:background-color="#ffff00" fo:border-left="0.99pt solid #000000" fo:border-right="2.01pt solid #000000" fo:border-top="none"/>
    </style:style>
    <style:style style:name="ce9" style:family="table-cell" style:parent-style-name="Pivot_20_Table_20_Value" style:data-style-name="N2">
      <style:table-cell-properties fo:border-bottom="none" fo:border-left="0.99pt solid #000000" fo:border-right="2.01pt solid #000000" fo:border-top="none"/>
    </style:style>
    <style:style style:name="ce10" style:family="table-cell" style:parent-style-name="Pivot_20_Table_20_Value" style:data-style-name="N2">
      <style:table-cell-properties fo:border-bottom="none" fo:border-left="0.99pt solid #000000" fo:border-right="2.01pt solid #000000" fo:border-top="0.99pt solid #000000"/>
    </style:style>
    <style:style style:name="ce11" style:family="table-cell" style:parent-style-name="Pivot_20_Table_20_Value" style:data-style-name="N2">
      <style:table-cell-properties fo:border-bottom="0.99pt solid #000000" fo:border-left="0.99pt solid #000000" fo:border-right="2.01pt solid #000000" fo:border-top="none"/>
    </style:style>
    <style:style style:name="ce12" style:family="table-cell" style:parent-style-name="Pivot_20_Table_20_Result" style:data-style-name="N2">
      <style:table-cell-properties fo:border-bottom="2.01pt solid #000000" fo:border-left="0.99pt solid #000000" fo:border-right="2.01pt solid #000000" fo:border-top="0.99pt solid #000000"/>
    </style:style>
    <style:style style:name="ce13" style:family="table-cell" style:parent-style-name="Pivot_20_Table_20_Corner" style:data-style-name="N2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Default" style:data-style-name="N2"/>
    <style:style style:name="ce15" style:family="table-cell" style:parent-style-name="Default" style:data-style-name="N11"/>
    <style:style style:name="ce16" style:family="table-cell" style:parent-style-name="Default" style:data-style-name="N11">
      <style:table-cell-properties fo:background-color="#ff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imienni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14"/>
        <table:table-column table:style-name="co4" table:default-cell-style-name="ce15"/>
        <table:table-column table:style-name="co4" table:default-cell-style-name="Default"/>
        <table:table-row table:style-name="ro1">
          <table:table-cell office:value-type="string" calcext:value-type="string">
            <text:p>nazwisko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liczba_kobiet</text:p>
          </table:table-cell>
          <table:table-cell/>
          <table:table-cell office:value-type="string" calcext:value-type="string">
            <text:p>nazwisko</text:p>
          </table:table-cell>
          <table:table-cell office:value-type="string" calcext:value-type="string">
            <text:p>razem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Polak</text:p>
          </table:table-cell>
          <table:table-cell table:style-name="ce8" office:value-type="float" office:value="0.00041682450038454" calcext:value-type="float">
            <text:p>0,00</text:p>
          </table:table-cell>
          <table:table-cell table:formula="of:=[.I1]" office:value-type="percentage" office:value="0.00041682450038454" calcext:value-type="percentage">
            <text:p>0,04%</text:p>
          </table:table-cell>
          <table:table-cell table:formula="of:=IF([.$J1]&gt;0.2;&quot;x&quot;;&quot;&quot;)">
            <text:p/>
          </table:table-cell>
        </table:table-row>
        <table:table-row table:style-name="ro1">
          <table:table-cell office:value-type="string" calcext:value-type="string">
            <text:p>Adamczyk</text:p>
          </table:table-cell>
          <table:table-cell office:value-type="float" office:value="6076" calcext:value-type="float">
            <text:p>6076</text:p>
          </table:table-cell>
          <table:table-cell office:value-type="float" office:value="6123" calcext:value-type="float">
            <text:p>6123</text:p>
          </table:table-cell>
          <table:table-cell table:formula="of:=([.$C2]+[.$B2])/[.$F$2]" office:value-type="float" office:value="0.00875187965609468" calcext:value-type="float">
            <text:p>0,008751879656095</text:p>
          </table:table-cell>
          <table:table-cell office:value-type="string" calcext:value-type="string">
            <text:p>Adamczyk</text:p>
          </table:table-cell>
          <table:table-cell table:formula="of:=SUM([.B$1:.C$1048576])" office:value-type="float" office:value="1393872" calcext:value-type="float">
            <text:p>1393872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Wlodarczyk</text:p>
          </table:table-cell>
          <table:table-cell table:style-name="ce8" office:value-type="float" office:value="0.000450543521930278" calcext:value-type="float">
            <text:p>0,00</text:p>
          </table:table-cell>
          <table:table-cell table:formula="of:=[.$J1]+[.$I2]" office:value-type="percentage" office:value="0.000867368022314818" calcext:value-type="percentage">
            <text:p>0,09%</text:p>
          </table:table-cell>
          <table:table-cell table:formula="of:=IF([.$J2]&gt;0.2;&quot;x&quot;;&quot;&quot;)">
            <text:p/>
          </table:table-cell>
        </table:table-row>
        <table:table-row table:style-name="ro1">
          <table:table-cell office:value-type="string" calcext:value-type="string">
            <text:p>Adamski</text:p>
          </table:table-cell>
          <table:table-cell office:value-type="float" office:value="2697" calcext:value-type="float">
            <text:p>2697</text:p>
          </table:table-cell>
          <table:table-cell office:value-type="float" office:value="2723" calcext:value-type="float">
            <text:p>2723</text:p>
          </table:table-cell>
          <table:table-cell table:formula="of:=([.$C3]+[.$B3])/[.$F$2]" office:value-type="float" office:value="0.00388844886761482" calcext:value-type="float">
            <text:p>0,003888448867615</text:p>
          </table:table-cell>
          <table:table-cell office:value-type="string" calcext:value-type="string">
            <text:p>Adamski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Glowacki</text:p>
          </table:table-cell>
          <table:table-cell table:style-name="ce8" office:value-type="float" office:value="0.000469914023669318" calcext:value-type="float">
            <text:p>0,00</text:p>
          </table:table-cell>
          <table:table-cell table:formula="of:=[.$J2]+[.$I3]" office:value-type="percentage" office:value="0.00133728204598414" calcext:value-type="percentage">
            <text:p>0,13%</text:p>
          </table:table-cell>
          <table:table-cell table:formula="of:=IF([.$J3]&gt;0.2;&quot;x&quot;;&quot;&quot;)">
            <text:p/>
          </table:table-cell>
        </table:table-row>
        <table:table-row table:style-name="ro1">
          <table:table-cell office:value-type="string" calcext:value-type="string">
            <text:p>Andrzejewski</text:p>
          </table:table-cell>
          <table:table-cell office:value-type="float" office:value="9736" calcext:value-type="float">
            <text:p>9736</text:p>
          </table:table-cell>
          <table:table-cell office:value-type="float" office:value="9791" calcext:value-type="float">
            <text:p>9791</text:p>
          </table:table-cell>
          <table:table-cell table:formula="of:=([.$C4]+[.$B4])/[.$F$2]" office:value-type="float" office:value="0.0140091773132684" calcext:value-type="float">
            <text:p>0,014009177313268</text:p>
          </table:table-cell>
          <table:table-cell office:value-type="string" calcext:value-type="string">
            <text:p>Andrzejewski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Sadowski</text:p>
          </table:table-cell>
          <table:table-cell table:style-name="ce8" office:value-type="float" office:value="0.000524438398934766" calcext:value-type="float">
            <text:p>0,00</text:p>
          </table:table-cell>
          <table:table-cell table:formula="of:=[.$J3]+[.$I4]" office:value-type="percentage" office:value="0.0018617204449189" calcext:value-type="percentage">
            <text:p>0,19%</text:p>
          </table:table-cell>
          <table:table-cell table:formula="of:=IF([.$J4]&gt;0.2;&quot;x&quot;;&quot;&quot;)">
            <text:p/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office:value-type="float" office:value="4470" calcext:value-type="float">
            <text:p>4470</text:p>
          </table:table-cell>
          <table:table-cell office:value-type="float" office:value="4559" calcext:value-type="float">
            <text:p>4559</text:p>
          </table:table-cell>
          <table:table-cell table:formula="of:=([.$C5]+[.$B5])/[.$F$2]" office:value-type="float" office:value="0.00647763926673324" calcext:value-type="float">
            <text:p>0,006477639266733</text:p>
          </table:table-cell>
          <table:table-cell office:value-type="string" calcext:value-type="string">
            <text:p>Bak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Walczak</text:p>
          </table:table-cell>
          <table:table-cell table:style-name="ce8" office:value-type="float" office:value="0.000672945578934077" calcext:value-type="float">
            <text:p>0,00</text:p>
          </table:table-cell>
          <table:table-cell table:formula="of:=[.$J4]+[.$I5]" office:value-type="percentage" office:value="0.00253466602385298" calcext:value-type="percentage">
            <text:p>0,25%</text:p>
          </table:table-cell>
          <table:table-cell table:formula="of:=IF([.$J5]&gt;0.2;&quot;x&quot;;&quot;&quot;)">
            <text:p/>
          </table:table-cell>
        </table:table-row>
        <table:table-row table:style-name="ro1">
          <table:table-cell office:value-type="string" calcext:value-type="string">
            <text:p>Baran</text:p>
          </table:table-cell>
          <table:table-cell office:value-type="float" office:value="648" calcext:value-type="float">
            <text:p>648</text:p>
          </table:table-cell>
          <table:table-cell office:value-type="float" office:value="736" calcext:value-type="float">
            <text:p>736</text:p>
          </table:table-cell>
          <table:table-cell table:formula="of:=([.$C6]+[.$B6])/[.$F$2]" office:value-type="float" office:value="0.000992917570623414" calcext:value-type="float">
            <text:p>0,000992917570623</text:p>
          </table:table-cell>
          <table:table-cell office:value-type="string" calcext:value-type="string">
            <text:p>Bara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Wawrzyniak</text:p>
          </table:table-cell>
          <table:table-cell table:style-name="ce8" office:value-type="float" office:value="0.000687294098740774" calcext:value-type="float">
            <text:p>0,00</text:p>
          </table:table-cell>
          <table:table-cell table:formula="of:=[.$J5]+[.$I6]" office:value-type="percentage" office:value="0.00322196012259375" calcext:value-type="percentage">
            <text:p>0,32%</text:p>
          </table:table-cell>
          <table:table-cell table:formula="of:=IF([.$J6]&gt;0.2;&quot;x&quot;;&quot;&quot;)">
            <text:p/>
          </table:table-cell>
        </table:table-row>
        <table:table-row table:style-name="ro1">
          <table:table-cell office:value-type="string" calcext:value-type="string">
            <text:p>Baranowski</text:p>
          </table:table-cell>
          <table:table-cell office:value-type="float" office:value="4222" calcext:value-type="float">
            <text:p>4222</text:p>
          </table:table-cell>
          <table:table-cell office:value-type="float" office:value="4254" calcext:value-type="float">
            <text:p>4254</text:p>
          </table:table-cell>
          <table:table-cell table:formula="of:=([.$C7]+[.$B7])/[.$F$2]" office:value-type="float" office:value="0.00608090269407808" calcext:value-type="float">
            <text:p>0,006080902694078</text:p>
          </table:table-cell>
          <table:table-cell office:value-type="string" calcext:value-type="string">
            <text:p>Baranowski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Pietrzak</text:p>
          </table:table-cell>
          <table:table-cell table:style-name="ce8" office:value-type="float" office:value="0.000708816878450819" calcext:value-type="float">
            <text:p>0,00</text:p>
          </table:table-cell>
          <table:table-cell table:formula="of:=[.$J6]+[.$I7]" office:value-type="percentage" office:value="0.00393077700104457" calcext:value-type="percentage">
            <text:p>0,39%</text:p>
          </table:table-cell>
          <table:table-cell table:formula="of:=IF([.$J7]&gt;0.2;&quot;x&quot;;&quot;&quot;)">
            <text:p/>
          </table:table-cell>
        </table:table-row>
        <table:table-row table:style-name="ro1">
          <table:table-cell office:value-type="string" calcext:value-type="string">
            <text:p>Blaszczyk</text:p>
          </table:table-cell>
          <table:table-cell office:value-type="float" office:value="4877" calcext:value-type="float">
            <text:p>4877</text:p>
          </table:table-cell>
          <table:table-cell office:value-type="float" office:value="4976" calcext:value-type="float">
            <text:p>4976</text:p>
          </table:table-cell>
          <table:table-cell table:formula="of:=([.$C8]+[.$B8])/[.$F$2]" office:value-type="float" office:value="0.00706879828276915" calcext:value-type="float">
            <text:p>0,007068798282769</text:p>
          </table:table-cell>
          <table:table-cell office:value-type="string" calcext:value-type="string">
            <text:p>Blaszczyk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Wojcik</text:p>
          </table:table-cell>
          <table:table-cell table:style-name="ce8" office:value-type="float" office:value="0.000744688177967561" calcext:value-type="float">
            <text:p>0,00</text:p>
          </table:table-cell>
          <table:table-cell table:formula="of:=[.$J7]+[.$I8]" office:value-type="percentage" office:value="0.00467546517901213" calcext:value-type="percentage">
            <text:p>0,47%</text:p>
          </table:table-cell>
          <table:table-cell table:formula="of:=IF([.$J8]&gt;0.2;&quot;x&quot;;&quot;&quot;)">
            <text:p/>
          </table:table-cell>
        </table:table-row>
        <table:table-row table:style-name="ro1">
          <table:table-cell office:value-type="string" calcext:value-type="string">
            <text:p>Borkowski</text:p>
          </table:table-cell>
          <table:table-cell office:value-type="float" office:value="1169" calcext:value-type="float">
            <text:p>1169</text:p>
          </table:table-cell>
          <table:table-cell office:value-type="float" office:value="1265" calcext:value-type="float">
            <text:p>1265</text:p>
          </table:table-cell>
          <table:table-cell table:formula="of:=([.$C9]+[.$B9])/[.$F$2]" office:value-type="float" office:value="0.00174621486047499" calcext:value-type="float">
            <text:p>0,001746214860475</text:p>
          </table:table-cell>
          <table:table-cell office:value-type="string" calcext:value-type="string">
            <text:p>Borkowski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Gorski</text:p>
          </table:table-cell>
          <table:table-cell table:style-name="ce8" office:value-type="float" office:value="0.000820735332943054" calcext:value-type="float">
            <text:p>0,00</text:p>
          </table:table-cell>
          <table:table-cell table:formula="of:=[.$J8]+[.$I9]" office:value-type="percentage" office:value="0.00549620051195519" calcext:value-type="percentage">
            <text:p>0,55%</text:p>
          </table:table-cell>
          <table:table-cell table:formula="of:=IF([.$J9]&gt;0.2;&quot;x&quot;;&quot;&quot;)">
            <text:p/>
          </table:table-cell>
        </table:table-row>
        <table:table-row table:style-name="ro1">
          <table:table-cell office:value-type="string" calcext:value-type="string">
            <text:p>Borowski</text:p>
          </table:table-cell>
          <table:table-cell office:value-type="float" office:value="3566" calcext:value-type="float">
            <text:p>3566</text:p>
          </table:table-cell>
          <table:table-cell office:value-type="float" office:value="3604" calcext:value-type="float">
            <text:p>3604</text:p>
          </table:table-cell>
          <table:table-cell table:formula="of:=([.$C10]+[.$B10])/[.$F$2]" office:value-type="float" office:value="0.00514394435070078" calcext:value-type="float">
            <text:p>0,005143944350701</text:p>
          </table:table-cell>
          <table:table-cell office:value-type="string" calcext:value-type="string">
            <text:p>Borowski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Kruk</text:p>
          </table:table-cell>
          <table:table-cell table:style-name="ce8" office:value-type="float" office:value="0.000833649000769081" calcext:value-type="float">
            <text:p>0,00</text:p>
          </table:table-cell>
          <table:table-cell table:formula="of:=[.$J9]+[.$I10]" office:value-type="percentage" office:value="0.00632984951272427" calcext:value-type="percentage">
            <text:p>0,63%</text:p>
          </table:table-cell>
          <table:table-cell table:formula="of:=IF([.$J10]&gt;0.2;&quot;x&quot;;&quot;&quot;)">
            <text:p/>
          </table:table-cell>
        </table:table-row>
        <table:table-row table:style-name="ro1">
          <table:table-cell office:value-type="string" calcext:value-type="string">
            <text:p>Brzezinski</text:p>
          </table:table-cell>
          <table:table-cell office:value-type="float" office:value="2317" calcext:value-type="float">
            <text:p>2317</text:p>
          </table:table-cell>
          <table:table-cell office:value-type="float" office:value="2346" calcext:value-type="float">
            <text:p>2346</text:p>
          </table:table-cell>
          <table:table-cell table:formula="of:=([.$C11]+[.$B11])/[.$F$2]" office:value-type="float" office:value="0.00334535739293135" calcext:value-type="float">
            <text:p>0,003345357392931</text:p>
          </table:table-cell>
          <table:table-cell office:value-type="string" calcext:value-type="string">
            <text:p>Brzezinski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Laskowski</text:p>
          </table:table-cell>
          <table:table-cell table:style-name="ce8" office:value-type="float" office:value="0.000913283285696248" calcext:value-type="float">
            <text:p>0,00</text:p>
          </table:table-cell>
          <table:table-cell table:formula="of:=[.$J10]+[.$I11]" office:value-type="percentage" office:value="0.00724313279842052" calcext:value-type="percentage">
            <text:p>0,72%</text:p>
          </table:table-cell>
          <table:table-cell table:formula="of:=IF([.$J11]&gt;0.2;&quot;x&quot;;&quot;&quot;)">
            <text:p/>
          </table:table-cell>
        </table:table-row>
        <table:table-row table:style-name="ro1">
          <table:table-cell office:value-type="string" calcext:value-type="string">
            <text:p>Brzozowski</text:p>
          </table:table-cell>
          <table:table-cell office:value-type="float" office:value="4146" calcext:value-type="float">
            <text:p>4146</text:p>
          </table:table-cell>
          <table:table-cell office:value-type="float" office:value="4162" calcext:value-type="float">
            <text:p>4162</text:p>
          </table:table-cell>
          <table:table-cell table:formula="of:=([.$C12]+[.$B12])/[.$F$2]" office:value-type="float" office:value="0.00596037512770183" calcext:value-type="float">
            <text:p>0,005960375127702</text:p>
          </table:table-cell>
          <table:table-cell office:value-type="string" calcext:value-type="string">
            <text:p>Brzozowski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Zawadzki</text:p>
          </table:table-cell>
          <table:table-cell table:style-name="ce8" office:value-type="float" office:value="0.000941262899319306" calcext:value-type="float">
            <text:p>0,00</text:p>
          </table:table-cell>
          <table:table-cell table:formula="of:=[.$J11]+[.$I12]" office:value-type="percentage" office:value="0.00818439569773982" calcext:value-type="percentage">
            <text:p>0,82%</text:p>
          </table:table-cell>
          <table:table-cell table:formula="of:=IF([.$J12]&gt;0.2;&quot;x&quot;;&quot;&quot;)">
            <text:p/>
          </table:table-cell>
        </table:table-row>
        <table:table-row table:style-name="ro1">
          <table:table-cell office:value-type="string" calcext:value-type="string">
            <text:p>Chmielewski</text:p>
          </table:table-cell>
          <table:table-cell office:value-type="float" office:value="5177" calcext:value-type="float">
            <text:p>5177</text:p>
          </table:table-cell>
          <table:table-cell office:value-type="float" office:value="5200" calcext:value-type="float">
            <text:p>5200</text:p>
          </table:table-cell>
          <table:table-cell table:formula="of:=([.$C13]+[.$B13])/[.$F$2]" office:value-type="float" office:value="0.0074447295017046" calcext:value-type="float">
            <text:p>0,007444729501705</text:p>
          </table:table-cell>
          <table:table-cell office:value-type="string" calcext:value-type="string">
            <text:p>Chmielewski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Baran</text:p>
          </table:table-cell>
          <table:table-cell table:style-name="ce8" office:value-type="float" office:value="0.000992917570623414" calcext:value-type="float">
            <text:p>0,00</text:p>
          </table:table-cell>
          <table:table-cell table:formula="of:=[.$J12]+[.$I13]" office:value-type="percentage" office:value="0.00917731326836324" calcext:value-type="percentage">
            <text:p>0,92%</text:p>
          </table:table-cell>
          <table:table-cell table:formula="of:=IF([.$J13]&gt;0.2;&quot;x&quot;;&quot;&quot;)">
            <text:p/>
          </table:table-cell>
        </table:table-row>
        <table:table-row table:style-name="ro1">
          <table:table-cell office:value-type="string" calcext:value-type="string">
            <text:p>Chojnacki</text:p>
          </table:table-cell>
          <table:table-cell office:value-type="float" office:value="9259" calcext:value-type="float">
            <text:p>9259</text:p>
          </table:table-cell>
          <table:table-cell office:value-type="float" office:value="9294" calcext:value-type="float">
            <text:p>9294</text:p>
          </table:table-cell>
          <table:table-cell table:formula="of:=([.$C14]+[.$B14])/[.$F$2]" office:value-type="float" office:value="0.0133104043986822" calcext:value-type="float">
            <text:p>0,013310404398682</text:p>
          </table:table-cell>
          <table:table-cell office:value-type="string" calcext:value-type="string">
            <text:p>Chojnacki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Krol</text:p>
          </table:table-cell>
          <table:table-cell table:style-name="ce8" office:value-type="float" office:value="0.00104528966791786" calcext:value-type="float">
            <text:p>0,00</text:p>
          </table:table-cell>
          <table:table-cell table:formula="of:=[.$J13]+[.$I14]" office:value-type="percentage" office:value="0.0102226029362811" calcext:value-type="percentage">
            <text:p>1,02%</text:p>
          </table:table-cell>
          <table:table-cell table:formula="of:=IF([.$J14]&gt;0.2;&quot;x&quot;;&quot;&quot;)">
            <text:p/>
          </table:table-cell>
        </table:table-row>
        <table:table-row table:style-name="ro1">
          <table:table-cell office:value-type="string" calcext:value-type="string">
            <text:p>Ciesielski</text:p>
          </table:table-cell>
          <table:table-cell office:value-type="float" office:value="8214" calcext:value-type="float">
            <text:p>8214</text:p>
          </table:table-cell>
          <table:table-cell office:value-type="float" office:value="8265" calcext:value-type="float">
            <text:p>8265</text:p>
          </table:table-cell>
          <table:table-cell table:formula="of:=([.$C15]+[.$B15])/[.$F$2]" office:value-type="float" office:value="0.0118224628947278" calcext:value-type="float">
            <text:p>0,011822462894728</text:p>
          </table:table-cell>
          <table:table-cell office:value-type="string" calcext:value-type="string">
            <text:p>Ciesielski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Szymczak</text:p>
          </table:table-cell>
          <table:table-cell table:style-name="ce8" office:value-type="float" office:value="0.00115505584443909" calcext:value-type="float">
            <text:p>0,00</text:p>
          </table:table-cell>
          <table:table-cell table:formula="of:=[.$J14]+[.$I15]" office:value-type="percentage" office:value="0.0113776587807202" calcext:value-type="percentage">
            <text:p>1,14%</text:p>
          </table:table-cell>
          <table:table-cell table:formula="of:=IF([.$J15]&gt;0.2;&quot;x&quot;;&quot;&quot;)">
            <text:p/>
          </table:table-cell>
        </table:table-row>
        <table:table-row table:style-name="ro1">
          <table:table-cell office:value-type="string" calcext:value-type="string">
            <text:p>Cieslak</text:p>
          </table:table-cell>
          <table:table-cell office:value-type="float" office:value="9069" calcext:value-type="float">
            <text:p>9069</text:p>
          </table:table-cell>
          <table:table-cell office:value-type="float" office:value="9094" calcext:value-type="float">
            <text:p>9094</text:p>
          </table:table-cell>
          <table:table-cell table:formula="of:=([.$C16]+[.$B16])/[.$F$2]" office:value-type="float" office:value="0.0130306082624516" calcext:value-type="float">
            <text:p>0,013030608262452</text:p>
          </table:table-cell>
          <table:table-cell office:value-type="string" calcext:value-type="string">
            <text:p>Cieslak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Kowalski</text:p>
          </table:table-cell>
          <table:table-cell table:style-name="ce8" office:value-type="float" office:value="0.00118016575410081" calcext:value-type="float">
            <text:p>0,00</text:p>
          </table:table-cell>
          <table:table-cell table:formula="of:=[.$J15]+[.$I16]" office:value-type="percentage" office:value="0.012557824534821" calcext:value-type="percentage">
            <text:p>1,26%</text:p>
          </table:table-cell>
          <table:table-cell table:formula="of:=IF([.$J16]&gt;0.2;&quot;x&quot;;&quot;&quot;)">
            <text:p/>
          </table:table-cell>
        </table:table-row>
        <table:table-row table:style-name="ro1">
          <table:table-cell office:value-type="string" calcext:value-type="string">
            <text:p>Czajkowski</text:p>
          </table:table-cell>
          <table:table-cell office:value-type="float" office:value="8862" calcext:value-type="float">
            <text:p>8862</text:p>
          </table:table-cell>
          <table:table-cell office:value-type="float" office:value="8952" calcext:value-type="float">
            <text:p>8952</text:p>
          </table:table-cell>
          <table:table-cell table:formula="of:=([.$C17]+[.$B17])/[.$F$2]" office:value-type="float" office:value="0.0127802265918248" calcext:value-type="float">
            <text:p>0,012780226591825</text:p>
          </table:table-cell>
          <table:table-cell office:value-type="string" calcext:value-type="string">
            <text:p>Czajkowski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Tomaszewski</text:p>
          </table:table-cell>
          <table:table-cell table:style-name="ce8" office:value-type="float" office:value="0.00152237795149052" calcext:value-type="float">
            <text:p>0,00</text:p>
          </table:table-cell>
          <table:table-cell table:formula="of:=[.$J16]+[.$I17]" office:value-type="percentage" office:value="0.0140802024863115" calcext:value-type="percentage">
            <text:p>1,41%</text:p>
          </table:table-cell>
          <table:table-cell table:formula="of:=IF([.$J17]&gt;0.2;&quot;x&quot;;&quot;&quot;)">
            <text:p/>
          </table:table-cell>
        </table:table-row>
        <table:table-row table:style-name="ro1">
          <table:table-cell office:value-type="string" calcext:value-type="string">
            <text:p>Czarnecki</text:p>
          </table:table-cell>
          <table:table-cell office:value-type="float" office:value="3144" calcext:value-type="float">
            <text:p>3144</text:p>
          </table:table-cell>
          <table:table-cell office:value-type="float" office:value="3203" calcext:value-type="float">
            <text:p>3203</text:p>
          </table:table-cell>
          <table:table-cell table:formula="of:=([.$C18]+[.$B18])/[.$F$2]" office:value-type="float" office:value="0.00455350276065521" calcext:value-type="float">
            <text:p>0,004553502760655</text:p>
          </table:table-cell>
          <table:table-cell office:value-type="string" calcext:value-type="string">
            <text:p>Czarnecki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Zak</text:p>
          </table:table-cell>
          <table:table-cell table:style-name="ce8" office:value-type="float" office:value="0.00155107499110392" calcext:value-type="float">
            <text:p>0,00</text:p>
          </table:table-cell>
          <table:table-cell table:formula="of:=[.$J17]+[.$I18]" office:value-type="percentage" office:value="0.0156312774774154" calcext:value-type="percentage">
            <text:p>1,56%</text:p>
          </table:table-cell>
          <table:table-cell table:formula="of:=IF([.$J18]&gt;0.2;&quot;x&quot;;&quot;&quot;)">
            <text:p/>
          </table:table-cell>
        </table:table-row>
        <table:table-row table:style-name="ro1">
          <table:table-cell office:value-type="string" calcext:value-type="string">
            <text:p>Czerwinski</text:p>
          </table:table-cell>
          <table:table-cell office:value-type="float" office:value="9845" calcext:value-type="float">
            <text:p>9845</text:p>
          </table:table-cell>
          <table:table-cell office:value-type="float" office:value="9921" calcext:value-type="float">
            <text:p>9921</text:p>
          </table:table-cell>
          <table:table-cell table:formula="of:=([.$C19]+[.$B19])/[.$F$2]" office:value-type="float" office:value="0.0141806421249584" calcext:value-type="float">
            <text:p>0,014180642124958</text:p>
          </table:table-cell>
          <table:table-cell office:value-type="string" calcext:value-type="string">
            <text:p>Czerwinski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Pawlik</text:p>
          </table:table-cell>
          <table:table-cell table:style-name="ce8" office:value-type="float" office:value="0.00162425244211807" calcext:value-type="float">
            <text:p>0,00</text:p>
          </table:table-cell>
          <table:table-cell table:formula="of:=[.$J18]+[.$I19]" office:value-type="percentage" office:value="0.0172555299195335" calcext:value-type="percentage">
            <text:p>1,73%</text:p>
          </table:table-cell>
          <table:table-cell table:formula="of:=IF([.$J19]&gt;0.2;&quot;x&quot;;&quot;&quot;)">
            <text:p/>
          </table:table-cell>
        </table:table-row>
        <table:table-row table:style-name="ro1">
          <table:table-cell office:value-type="string" calcext:value-type="string">
            <text:p>Dabrowski</text:p>
          </table:table-cell>
          <table:table-cell office:value-type="float" office:value="2185" calcext:value-type="float">
            <text:p>2185</text:p>
          </table:table-cell>
          <table:table-cell office:value-type="float" office:value="2266" calcext:value-type="float">
            <text:p>2266</text:p>
          </table:table-cell>
          <table:table-cell table:formula="of:=([.$C20]+[.$B20])/[.$F$2]" office:value-type="float" office:value="0.00319326308298036" calcext:value-type="float">
            <text:p>0,00319326308298</text:p>
          </table:table-cell>
          <table:table-cell office:value-type="string" calcext:value-type="string">
            <text:p>Dabrowski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Borkowski</text:p>
          </table:table-cell>
          <table:table-cell table:style-name="ce8" office:value-type="float" office:value="0.00174621486047499" calcext:value-type="float">
            <text:p>0,00</text:p>
          </table:table-cell>
          <table:table-cell table:formula="of:=[.$J19]+[.$I20]" office:value-type="percentage" office:value="0.0190017447800085" calcext:value-type="percentage">
            <text:p>1,90%</text:p>
          </table:table-cell>
          <table:table-cell table:formula="of:=IF([.$J20]&gt;0.2;&quot;x&quot;;&quot;&quot;)">
            <text:p/>
          </table:table-cell>
        </table:table-row>
        <table:table-row table:style-name="ro1">
          <table:table-cell office:value-type="string" calcext:value-type="string">
            <text:p>Dobrowolski</text:p>
          </table:table-cell>
          <table:table-cell office:value-type="float" office:value="8892" calcext:value-type="float">
            <text:p>8892</text:p>
          </table:table-cell>
          <table:table-cell office:value-type="float" office:value="8833" calcext:value-type="float">
            <text:p>8833</text:p>
          </table:table-cell>
          <table:table-cell table:formula="of:=([.$C21]+[.$B21])/[.$F$2]" office:value-type="float" office:value="0.012716375678685" calcext:value-type="float">
            <text:p>0,012716375678685</text:p>
          </table:table-cell>
          <table:table-cell office:value-type="string" calcext:value-type="string">
            <text:p>Dobrowolski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Skiera</text:p>
          </table:table-cell>
          <table:table-cell table:style-name="ce8" office:value-type="float" office:value="0.00177132477013671" calcext:value-type="float">
            <text:p>0,00</text:p>
          </table:table-cell>
          <table:table-cell table:formula="of:=[.$J20]+[.$I21]" office:value-type="percentage" office:value="0.0207730695501452" calcext:value-type="percentage">
            <text:p>2,08%</text:p>
          </table:table-cell>
          <table:table-cell table:formula="of:=IF([.$J21]&gt;0.2;&quot;x&quot;;&quot;&quot;)">
            <text:p/>
          </table:table-cell>
        </table:table-row>
        <table:table-row table:style-name="ro1">
          <table:table-cell office:value-type="string" calcext:value-type="string">
            <text:p>Domagala</text:p>
          </table:table-cell>
          <table:table-cell office:value-type="float" office:value="8260" calcext:value-type="float">
            <text:p>8260</text:p>
          </table:table-cell>
          <table:table-cell office:value-type="float" office:value="8356" calcext:value-type="float">
            <text:p>8356</text:p>
          </table:table-cell>
          <table:table-cell table:formula="of:=([.$C22]+[.$B22])/[.$F$2]" office:value-type="float" office:value="0.0119207502554037" calcext:value-type="float">
            <text:p>0,011920750255404</text:p>
          </table:table-cell>
          <table:table-cell office:value-type="string" calcext:value-type="string">
            <text:p>Domagala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Janik</text:p>
          </table:table-cell>
          <table:table-cell table:style-name="ce8" office:value-type="float" office:value="0.0018925697625033" calcext:value-type="float">
            <text:p>0,00</text:p>
          </table:table-cell>
          <table:table-cell table:formula="of:=[.$J21]+[.$I22]" office:value-type="percentage" office:value="0.0226656393126485" calcext:value-type="percentage">
            <text:p>2,27%</text:p>
          </table:table-cell>
          <table:table-cell table:formula="of:=IF([.$J22]&gt;0.2;&quot;x&quot;;&quot;&quot;)">
            <text:p/>
          </table:table-cell>
        </table:table-row>
        <table:table-row table:style-name="ro1">
          <table:table-cell office:value-type="string" calcext:value-type="string">
            <text:p>Domanski</text:p>
          </table:table-cell>
          <table:table-cell office:value-type="float" office:value="4674" calcext:value-type="float">
            <text:p>4674</text:p>
          </table:table-cell>
          <table:table-cell office:value-type="float" office:value="4730" calcext:value-type="float">
            <text:p>4730</text:p>
          </table:table-cell>
          <table:table-cell table:formula="of:=([.$C23]+[.$B23])/[.$F$2]" office:value-type="float" office:value="0.00674667401310881" calcext:value-type="float">
            <text:p>0,006746674013109</text:p>
          </table:table-cell>
          <table:table-cell office:value-type="string" calcext:value-type="string">
            <text:p>Domanski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Wrobel</text:p>
          </table:table-cell>
          <table:table-cell table:style-name="ce8" office:value-type="float" office:value="0.00198511771525649" calcext:value-type="float">
            <text:p>0,00</text:p>
          </table:table-cell>
          <table:table-cell table:formula="of:=[.$J22]+[.$I23]" office:value-type="percentage" office:value="0.024650757027905" calcext:value-type="percentage">
            <text:p>2,47%</text:p>
          </table:table-cell>
          <table:table-cell table:formula="of:=IF([.$J23]&gt;0.2;&quot;x&quot;;&quot;&quot;)">
            <text:p/>
          </table:table-cell>
        </table:table-row>
        <table:table-row table:style-name="ro1">
          <table:table-cell office:value-type="string" calcext:value-type="string">
            <text:p>Duda</text:p>
          </table:table-cell>
          <table:table-cell office:value-type="float" office:value="6688" calcext:value-type="float">
            <text:p>6688</text:p>
          </table:table-cell>
          <table:table-cell office:value-type="float" office:value="6724" calcext:value-type="float">
            <text:p>6724</text:p>
          </table:table-cell>
          <table:table-cell table:formula="of:=([.$C24]+[.$B24])/[.$F$2]" office:value-type="float" office:value="0.00962211738237084" calcext:value-type="float">
            <text:p>0,009622117382371</text:p>
          </table:table-cell>
          <table:table-cell office:value-type="string" calcext:value-type="string">
            <text:p>Duda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Jarosz</text:p>
          </table:table-cell>
          <table:table-cell table:style-name="ce8" office:value-type="float" office:value="0.00210205815168107" calcext:value-type="float">
            <text:p>0,00</text:p>
          </table:table-cell>
          <table:table-cell table:formula="of:=[.$J23]+[.$I24]" office:value-type="percentage" office:value="0.0267528151795861" calcext:value-type="percentage">
            <text:p>2,68%</text:p>
          </table:table-cell>
          <table:table-cell table:formula="of:=IF([.$J24]&gt;0.2;&quot;x&quot;;&quot;&quot;)">
            <text:p/>
          </table:table-cell>
        </table:table-row>
        <table:table-row table:style-name="ro1">
          <table:table-cell office:value-type="string" calcext:value-type="string">
            <text:p>Dudek</text:p>
          </table:table-cell>
          <table:table-cell office:value-type="float" office:value="5696" calcext:value-type="float">
            <text:p>5696</text:p>
          </table:table-cell>
          <table:table-cell office:value-type="float" office:value="5736" calcext:value-type="float">
            <text:p>5736</text:p>
          </table:table-cell>
          <table:table-cell table:formula="of:=([.$C25]+[.$B25])/[.$F$2]" office:value-type="float" office:value="0.00820161392150786" calcext:value-type="float">
            <text:p>0,008201613921508</text:p>
          </table:table-cell>
          <table:table-cell office:value-type="string" calcext:value-type="string">
            <text:p>Dudek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Rutkowski</text:p>
          </table:table-cell>
          <table:table-cell table:style-name="ce8" office:value-type="float" office:value="0.00217595302868556" calcext:value-type="float">
            <text:p>0,00</text:p>
          </table:table-cell>
          <table:table-cell table:formula="of:=[.$J24]+[.$I25]" office:value-type="percentage" office:value="0.0289287682082716" calcext:value-type="percentage">
            <text:p>2,89%</text:p>
          </table:table-cell>
          <table:table-cell table:formula="of:=IF([.$J25]&gt;0.2;&quot;x&quot;;&quot;&quot;)">
            <text:p/>
          </table:table-cell>
        </table:table-row>
        <table:table-row table:style-name="ro1">
          <table:table-cell office:value-type="string" calcext:value-type="string">
            <text:p>Dziedzic</text:p>
          </table:table-cell>
          <table:table-cell office:value-type="float" office:value="3727" calcext:value-type="float">
            <text:p>3727</text:p>
          </table:table-cell>
          <table:table-cell office:value-type="float" office:value="3781" calcext:value-type="float">
            <text:p>3781</text:p>
          </table:table-cell>
          <table:table-cell table:formula="of:=([.$C26]+[.$B26])/[.$F$2]" office:value-type="float" office:value="0.00538643433543396" calcext:value-type="float">
            <text:p>0,005386434335434</text:p>
          </table:table-cell>
          <table:table-cell office:value-type="string" calcext:value-type="string">
            <text:p>Dziedzic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Sikorski</text:p>
          </table:table-cell>
          <table:table-cell table:style-name="ce8" office:value-type="float" office:value="0.00228284950124545" calcext:value-type="float">
            <text:p>0,00</text:p>
          </table:table-cell>
          <table:table-cell table:formula="of:=[.$J25]+[.$I26]" office:value-type="percentage" office:value="0.0312116177095171" calcext:value-type="percentage">
            <text:p>3,12%</text:p>
          </table:table-cell>
          <table:table-cell table:formula="of:=IF([.$J26]&gt;0.2;&quot;x&quot;;&quot;&quot;)">
            <text:p/>
          </table:table-cell>
        </table:table-row>
        <table:table-row table:style-name="ro1">
          <table:table-cell office:value-type="string" calcext:value-type="string">
            <text:p>Gajewski</text:p>
          </table:table-cell>
          <table:table-cell office:value-type="float" office:value="5241" calcext:value-type="float">
            <text:p>5241</text:p>
          </table:table-cell>
          <table:table-cell office:value-type="float" office:value="5284" calcext:value-type="float">
            <text:p>5284</text:p>
          </table:table-cell>
          <table:table-cell table:formula="of:=([.$C27]+[.$B27])/[.$F$2]" office:value-type="float" office:value="0.00755090854827416" calcext:value-type="float">
            <text:p>0,007550908548274</text:p>
          </table:table-cell>
          <table:table-cell office:value-type="string" calcext:value-type="string">
            <text:p>Gajewski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Wysocki</text:p>
          </table:table-cell>
          <table:table-cell table:style-name="ce8" office:value-type="float" office:value="0.00256910247138905" calcext:value-type="float">
            <text:p>0,00</text:p>
          </table:table-cell>
          <table:table-cell table:formula="of:=[.$J26]+[.$I27]" office:value-type="percentage" office:value="0.0337807201809061" calcext:value-type="percentage">
            <text:p>3,38%</text:p>
          </table:table-cell>
          <table:table-cell table:formula="of:=IF([.$J27]&gt;0.2;&quot;x&quot;;&quot;&quot;)">
            <text:p/>
          </table:table-cell>
        </table:table-row>
        <table:table-row table:style-name="ro1">
          <table:table-cell office:value-type="string" calcext:value-type="string">
            <text:p>Glowacki</text:p>
          </table:table-cell>
          <table:table-cell office:value-type="float" office:value="288" calcext:value-type="float">
            <text:p>288</text:p>
          </table:table-cell>
          <table:table-cell office:value-type="float" office:value="367" calcext:value-type="float">
            <text:p>367</text:p>
          </table:table-cell>
          <table:table-cell table:formula="of:=([.$C28]+[.$B28])/[.$F$2]" office:value-type="float" office:value="0.000469914023669318" calcext:value-type="float">
            <text:p>0,000469914023669</text:p>
          </table:table-cell>
          <table:table-cell office:value-type="string" calcext:value-type="string">
            <text:p>Glowacki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Jozwiak</text:p>
          </table:table-cell>
          <table:table-cell table:style-name="ce8" office:value-type="float" office:value="0.00262649655061584" calcext:value-type="float">
            <text:p>0,00</text:p>
          </table:table-cell>
          <table:table-cell table:formula="of:=[.$J27]+[.$I28]" office:value-type="percentage" office:value="0.036407216731522" calcext:value-type="percentage">
            <text:p>3,64%</text:p>
          </table:table-cell>
          <table:table-cell table:formula="of:=IF([.$J28]&gt;0.2;&quot;x&quot;;&quot;&quot;)">
            <text:p/>
          </table:table-cell>
        </table:table-row>
        <table:table-row table:style-name="ro1">
          <table:table-cell office:value-type="string" calcext:value-type="string">
            <text:p>Gorecki</text:p>
          </table:table-cell>
          <table:table-cell office:value-type="float" office:value="9891" calcext:value-type="float">
            <text:p>9891</text:p>
          </table:table-cell>
          <table:table-cell office:value-type="float" office:value="9986" calcext:value-type="float">
            <text:p>9986</text:p>
          </table:table-cell>
          <table:table-cell table:formula="of:=([.$C29]+[.$B29])/[.$F$2]" office:value-type="float" office:value="0.0142602764098856" calcext:value-type="float">
            <text:p>0,014260276409886</text:p>
          </table:table-cell>
          <table:table-cell office:value-type="string" calcext:value-type="string">
            <text:p>Gorecki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Koziol</text:p>
          </table:table-cell>
          <table:table-cell table:style-name="ce8" office:value-type="float" office:value="0.00287616079525236" calcext:value-type="float">
            <text:p>0,00</text:p>
          </table:table-cell>
          <table:table-cell table:formula="of:=[.$J28]+[.$I29]" office:value-type="percentage" office:value="0.0392833775267743" calcext:value-type="percentage">
            <text:p>3,93%</text:p>
          </table:table-cell>
          <table:table-cell table:formula="of:=IF([.$J29]&gt;0.2;&quot;x&quot;;&quot;&quot;)">
            <text:p/>
          </table:table-cell>
        </table:table-row>
        <table:table-row table:style-name="ro1">
          <table:table-cell office:value-type="string" calcext:value-type="string">
            <text:p>Gorski</text:p>
          </table:table-cell>
          <table:table-cell office:value-type="float" office:value="562" calcext:value-type="float">
            <text:p>562</text:p>
          </table:table-cell>
          <table:table-cell office:value-type="float" office:value="582" calcext:value-type="float">
            <text:p>582</text:p>
          </table:table-cell>
          <table:table-cell table:formula="of:=([.$C30]+[.$B30])/[.$F$2]" office:value-type="float" office:value="0.000820735332943054" calcext:value-type="float">
            <text:p>0,000820735332943</text:p>
          </table:table-cell>
          <table:table-cell office:value-type="string" calcext:value-type="string">
            <text:p>Gorski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Zajac</text:p>
          </table:table-cell>
          <table:table-cell table:style-name="ce8" office:value-type="float" office:value="0.00290916239080776" calcext:value-type="float">
            <text:p>0,00</text:p>
          </table:table-cell>
          <table:table-cell table:formula="of:=[.$J29]+[.$I30]" office:value-type="percentage" office:value="0.0421925399175821" calcext:value-type="percentage">
            <text:p>4,22%</text:p>
          </table:table-cell>
          <table:table-cell table:formula="of:=IF([.$J30]&gt;0.2;&quot;x&quot;;&quot;&quot;)">
            <text:p/>
          </table:table-cell>
        </table:table-row>
        <table:table-row table:style-name="ro1">
          <table:table-cell office:value-type="string" calcext:value-type="string">
            <text:p>Grabowski</text:p>
          </table:table-cell>
          <table:table-cell office:value-type="float" office:value="4201" calcext:value-type="float">
            <text:p>4201</text:p>
          </table:table-cell>
          <table:table-cell office:value-type="float" office:value="4286" calcext:value-type="float">
            <text:p>4286</text:p>
          </table:table-cell>
          <table:table-cell table:formula="of:=([.$C31]+[.$B31])/[.$F$2]" office:value-type="float" office:value="0.00608879437997176" calcext:value-type="float">
            <text:p>0,006088794379972</text:p>
          </table:table-cell>
          <table:table-cell office:value-type="string" calcext:value-type="string">
            <text:p>Grabowski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Kaczmarczyk</text:p>
          </table:table-cell>
          <table:table-cell table:style-name="ce8" office:value-type="float" office:value="0.00301318915940632" calcext:value-type="float">
            <text:p>0,00</text:p>
          </table:table-cell>
          <table:table-cell table:formula="of:=[.$J30]+[.$I31]" office:value-type="percentage" office:value="0.0452057290769884" calcext:value-type="percentage">
            <text:p>4,52%</text:p>
          </table:table-cell>
          <table:table-cell table:formula="of:=IF([.$J31]&gt;0.2;&quot;x&quot;;&quot;&quot;)">
            <text:p/>
          </table:table-cell>
        </table:table-row>
        <table:table-row table:style-name="ro1">
          <table:table-cell office:value-type="string" calcext:value-type="string">
            <text:p>Jablonski</text:p>
          </table:table-cell>
          <table:table-cell office:value-type="float" office:value="4119" calcext:value-type="float">
            <text:p>4119</text:p>
          </table:table-cell>
          <table:table-cell office:value-type="float" office:value="4152" calcext:value-type="float">
            <text:p>4152</text:p>
          </table:table-cell>
          <table:table-cell table:formula="of:=([.$C32]+[.$B32])/[.$F$2]" office:value-type="float" office:value="0.00593383036605944" calcext:value-type="float">
            <text:p>0,005933830366059</text:p>
          </table:table-cell>
          <table:table-cell office:value-type="string" calcext:value-type="string">
            <text:p>Jablonski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Wilk</text:p>
          </table:table-cell>
          <table:table-cell table:style-name="ce8" office:value-type="float" office:value="0.00301677628935799" calcext:value-type="float">
            <text:p>0,00</text:p>
          </table:table-cell>
          <table:table-cell table:formula="of:=[.$J31]+[.$I32]" office:value-type="percentage" office:value="0.0482225053663464" calcext:value-type="percentage">
            <text:p>4,82%</text:p>
          </table:table-cell>
          <table:table-cell table:formula="of:=IF([.$J32]&gt;0.2;&quot;x&quot;;&quot;&quot;)">
            <text:p/>
          </table:table-cell>
        </table:table-row>
        <table:table-row table:style-name="ro1">
          <table:table-cell office:value-type="string" calcext:value-type="string">
            <text:p>Jakubowski</text:p>
          </table:table-cell>
          <table:table-cell office:value-type="float" office:value="2343" calcext:value-type="float">
            <text:p>2343</text:p>
          </table:table-cell>
          <table:table-cell office:value-type="float" office:value="2376" calcext:value-type="float">
            <text:p>2376</text:p>
          </table:table-cell>
          <table:table-cell table:formula="of:=([.$C33]+[.$B33])/[.$F$2]" office:value-type="float" office:value="0.0033855332483901" calcext:value-type="float">
            <text:p>0,00338553324839</text:p>
          </table:table-cell>
          <table:table-cell office:value-type="string" calcext:value-type="string">
            <text:p>Jakubowski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Dabrowski</text:p>
          </table:table-cell>
          <table:table-cell table:style-name="ce8" office:value-type="float" office:value="0.00319326308298036" calcext:value-type="float">
            <text:p>0,00</text:p>
          </table:table-cell>
          <table:table-cell table:formula="of:=[.$J32]+[.$I33]" office:value-type="percentage" office:value="0.0514157684493268" calcext:value-type="percentage">
            <text:p>5,14%</text:p>
          </table:table-cell>
          <table:table-cell table:formula="of:=IF([.$J33]&gt;0.2;&quot;x&quot;;&quot;&quot;)">
            <text:p/>
          </table:table-cell>
        </table:table-row>
        <table:table-row table:style-name="ro1">
          <table:table-cell office:value-type="string" calcext:value-type="string">
            <text:p>Janik</text:p>
          </table:table-cell>
          <table:table-cell office:value-type="float" office:value="1284" calcext:value-type="float">
            <text:p>1284</text:p>
          </table:table-cell>
          <table:table-cell office:value-type="float" office:value="1354" calcext:value-type="float">
            <text:p>1354</text:p>
          </table:table-cell>
          <table:table-cell table:formula="of:=([.$C34]+[.$B34])/[.$F$2]" office:value-type="float" office:value="0.0018925697625033" calcext:value-type="float">
            <text:p>0,001892569762503</text:p>
          </table:table-cell>
          <table:table-cell office:value-type="string" calcext:value-type="string">
            <text:p>Janik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Stankiewicz</text:p>
          </table:table-cell>
          <table:table-cell table:style-name="ce8" office:value-type="float" office:value="0.00321335101070974" calcext:value-type="float">
            <text:p>0,00</text:p>
          </table:table-cell>
          <table:table-cell table:formula="of:=[.$J33]+[.$I34]" office:value-type="percentage" office:value="0.0546291194600365" calcext:value-type="percentage">
            <text:p>5,46%</text:p>
          </table:table-cell>
          <table:table-cell table:formula="of:=IF([.$J34]&gt;0.2;&quot;x&quot;;&quot;&quot;)">
            <text:p/>
          </table:table-cell>
        </table:table-row>
        <table:table-row table:style-name="ro1">
          <table:table-cell office:value-type="string" calcext:value-type="string">
            <text:p>Jankowski</text:p>
          </table:table-cell>
          <table:table-cell office:value-type="float" office:value="5903" calcext:value-type="float">
            <text:p>5903</text:p>
          </table:table-cell>
          <table:table-cell office:value-type="float" office:value="5994" calcext:value-type="float">
            <text:p>5994</text:p>
          </table:table-cell>
          <table:table-cell table:formula="of:=([.$C35]+[.$B35])/[.$F$2]" office:value-type="float" office:value="0.00853521700701356" calcext:value-type="float">
            <text:p>0,008535217007014</text:p>
          </table:table-cell>
          <table:table-cell office:value-type="string" calcext:value-type="string">
            <text:p>Jankowski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Brzezinski</text:p>
          </table:table-cell>
          <table:table-cell table:style-name="ce8" office:value-type="float" office:value="0.00334535739293135" calcext:value-type="float">
            <text:p>0,00</text:p>
          </table:table-cell>
          <table:table-cell table:formula="of:=[.$J34]+[.$I35]" office:value-type="percentage" office:value="0.0579744768529678" calcext:value-type="percentage">
            <text:p>5,80%</text:p>
          </table:table-cell>
          <table:table-cell table:formula="of:=IF([.$J35]&gt;0.2;&quot;x&quot;;&quot;&quot;)">
            <text:p/>
          </table:table-cell>
        </table:table-row>
        <table:table-row table:style-name="ro1">
          <table:table-cell office:value-type="string" calcext:value-type="string">
            <text:p>Jarosz</text:p>
          </table:table-cell>
          <table:table-cell office:value-type="float" office:value="1449" calcext:value-type="float">
            <text:p>1449</text:p>
          </table:table-cell>
          <table:table-cell office:value-type="float" office:value="1481" calcext:value-type="float">
            <text:p>1481</text:p>
          </table:table-cell>
          <table:table-cell table:formula="of:=([.$C36]+[.$B36])/[.$F$2]" office:value-type="float" office:value="0.00210205815168107" calcext:value-type="float">
            <text:p>0,002102058151681</text:p>
          </table:table-cell>
          <table:table-cell office:value-type="string" calcext:value-type="string">
            <text:p>Jarosz</text:p>
          </table:table-cell>
          <table:table-cell/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Jakubowski</text:p>
          </table:table-cell>
          <table:table-cell table:style-name="ce8" office:value-type="float" office:value="0.0033855332483901" calcext:value-type="float">
            <text:p>0,00</text:p>
          </table:table-cell>
          <table:table-cell table:formula="of:=[.$J35]+[.$I36]" office:value-type="percentage" office:value="0.0613600101013579" calcext:value-type="percentage">
            <text:p>6,14%</text:p>
          </table:table-cell>
          <table:table-cell table:formula="of:=IF([.$J36]&gt;0.2;&quot;x&quot;;&quot;&quot;)">
            <text:p/>
          </table:table-cell>
        </table:table-row>
        <table:table-row table:style-name="ro1">
          <table:table-cell office:value-type="string" calcext:value-type="string">
            <text:p>Jasinski</text:p>
          </table:table-cell>
          <table:table-cell office:value-type="float" office:value="4718" calcext:value-type="float">
            <text:p>4718</text:p>
          </table:table-cell>
          <table:table-cell office:value-type="float" office:value="4770" calcext:value-type="float">
            <text:p>4770</text:p>
          </table:table-cell>
          <table:table-cell table:formula="of:=([.$C37]+[.$B37])/[.$F$2]" office:value-type="float" office:value="0.00680693779629693" calcext:value-type="float">
            <text:p>0,006806937796297</text:p>
          </table:table-cell>
          <table:table-cell office:value-type="string" calcext:value-type="string">
            <text:p>Jasinski</text:p>
          </table:table-cell>
          <table:table-cell/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Majewski</text:p>
          </table:table-cell>
          <table:table-cell table:style-name="ce8" office:value-type="float" office:value="0.00341207801003248" calcext:value-type="float">
            <text:p>0,00</text:p>
          </table:table-cell>
          <table:table-cell table:formula="of:=[.$J36]+[.$I37]" office:value-type="percentage" office:value="0.0647720881113904" calcext:value-type="percentage">
            <text:p>6,48%</text:p>
          </table:table-cell>
          <table:table-cell table:formula="of:=IF([.$J37]&gt;0.2;&quot;x&quot;;&quot;&quot;)">
            <text:p/>
          </table:table-cell>
        </table:table-row>
        <table:table-row table:style-name="ro1">
          <table:table-cell office:value-type="string" calcext:value-type="string">
            <text:p>Jastrzebski</text:p>
          </table:table-cell>
          <table:table-cell office:value-type="float" office:value="8026" calcext:value-type="float">
            <text:p>8026</text:p>
          </table:table-cell>
          <table:table-cell office:value-type="float" office:value="8049" calcext:value-type="float">
            <text:p>8049</text:p>
          </table:table-cell>
          <table:table-cell table:formula="of:=([.$C38]+[.$B38])/[.$F$2]" office:value-type="float" office:value="0.0115326227946325" calcext:value-type="float">
            <text:p>0,011532622794633</text:p>
          </table:table-cell>
          <table:table-cell office:value-type="string" calcext:value-type="string">
            <text:p>Jastrzebski</text:p>
          </table:table-cell>
          <table:table-cell/>
          <table:table-cell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Krupa</text:p>
          </table:table-cell>
          <table:table-cell table:style-name="ce8" office:value-type="float" office:value="0.003496734276892" calcext:value-type="float">
            <text:p>0,00</text:p>
          </table:table-cell>
          <table:table-cell table:formula="of:=[.$J37]+[.$I38]" office:value-type="percentage" office:value="0.0682688223882824" calcext:value-type="percentage">
            <text:p>6,83%</text:p>
          </table:table-cell>
          <table:table-cell table:formula="of:=IF([.$J38]&gt;0.2;&quot;x&quot;;&quot;&quot;)">
            <text:p/>
          </table:table-cell>
        </table:table-row>
        <table:table-row table:style-name="ro1">
          <table:table-cell office:value-type="string" calcext:value-type="string">
            <text:p>Jaworski</text:p>
          </table:table-cell>
          <table:table-cell office:value-type="float" office:value="9448" calcext:value-type="float">
            <text:p>9448</text:p>
          </table:table-cell>
          <table:table-cell office:value-type="float" office:value="9485" calcext:value-type="float">
            <text:p>9485</text:p>
          </table:table-cell>
          <table:table-cell table:formula="of:=([.$C39]+[.$B39])/[.$F$2]" office:value-type="float" office:value="0.0135830262750095" calcext:value-type="float">
            <text:p>0,01358302627501</text:p>
          </table:table-cell>
          <table:table-cell office:value-type="string" calcext:value-type="string">
            <text:p>Jaworski</text:p>
          </table:table-cell>
          <table:table-cell/>
          <table:table-cell table:style-name="ce1" office:value-type="float" office:value="39" calcext:value-type="float">
            <text:p>39</text:p>
          </table:table-cell>
          <table:table-cell table:style-name="ce3" office:value-type="string" calcext:value-type="string">
            <text:p>Zalewski</text:p>
          </table:table-cell>
          <table:table-cell table:style-name="ce8" office:value-type="float" office:value="0.00362371867718126" calcext:value-type="float">
            <text:p>0,00</text:p>
          </table:table-cell>
          <table:table-cell table:formula="of:=[.$J38]+[.$I39]" office:value-type="percentage" office:value="0.0718925410654637" calcext:value-type="percentage">
            <text:p>7,19%</text:p>
          </table:table-cell>
          <table:table-cell table:formula="of:=IF([.$J39]&gt;0.2;&quot;x&quot;;&quot;&quot;)">
            <text:p/>
          </table:table-cell>
        </table:table-row>
        <table:table-row table:style-name="ro1">
          <table:table-cell office:value-type="string" calcext:value-type="string">
            <text:p>Jozwiak</text:p>
          </table:table-cell>
          <table:table-cell office:value-type="float" office:value="1782" calcext:value-type="float">
            <text:p>1782</text:p>
          </table:table-cell>
          <table:table-cell office:value-type="float" office:value="1879" calcext:value-type="float">
            <text:p>1879</text:p>
          </table:table-cell>
          <table:table-cell table:formula="of:=([.$C40]+[.$B40])/[.$F$2]" office:value-type="float" office:value="0.00262649655061584" calcext:value-type="float">
            <text:p>0,002626496550616</text:p>
          </table:table-cell>
          <table:table-cell office:value-type="string" calcext:value-type="string">
            <text:p>Jozwiak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Leszczynski</text:p>
          </table:table-cell>
          <table:table-cell table:style-name="ce8" office:value-type="float" office:value="0.0037047878140891" calcext:value-type="float">
            <text:p>0,00</text:p>
          </table:table-cell>
          <table:table-cell table:formula="of:=[.$J39]+[.$I40]" office:value-type="percentage" office:value="0.0755973288795528" calcext:value-type="percentage">
            <text:p>7,56%</text:p>
          </table:table-cell>
          <table:table-cell table:formula="of:=IF([.$J40]&gt;0.2;&quot;x&quot;;&quot;&quot;)">
            <text:p/>
          </table:table-cell>
        </table:table-row>
        <table:table-row table:style-name="ro1">
          <table:table-cell office:value-type="string" calcext:value-type="string">
            <text:p>Kaczmarczyk</text:p>
          </table:table-cell>
          <table:table-cell office:value-type="float" office:value="2056" calcext:value-type="float">
            <text:p>2056</text:p>
          </table:table-cell>
          <table:table-cell office:value-type="float" office:value="2144" calcext:value-type="float">
            <text:p>2144</text:p>
          </table:table-cell>
          <table:table-cell table:formula="of:=([.$C41]+[.$B41])/[.$F$2]" office:value-type="float" office:value="0.00301318915940632" calcext:value-type="float">
            <text:p>0,003013189159406</text:p>
          </table:table-cell>
          <table:table-cell office:value-type="string" calcext:value-type="string">
            <text:p>Kaczmarczyk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Szczepanski</text:p>
          </table:table-cell>
          <table:table-cell table:style-name="ce8" office:value-type="float" office:value="0.00382675023244602" calcext:value-type="float">
            <text:p>0,00</text:p>
          </table:table-cell>
          <table:table-cell table:formula="of:=[.$J40]+[.$I41]" office:value-type="percentage" office:value="0.0794240791119988" calcext:value-type="percentage">
            <text:p>7,94%</text:p>
          </table:table-cell>
          <table:table-cell table:formula="of:=IF([.$J41]&gt;0.2;&quot;x&quot;;&quot;&quot;)">
            <text:p/>
          </table:table-cell>
        </table:table-row>
        <table:table-row table:style-name="ro1">
          <table:table-cell office:value-type="string" calcext:value-type="string">
            <text:p>Kowalczyk</text:p>
          </table:table-cell>
          <table:table-cell office:value-type="float" office:value="6224" calcext:value-type="float">
            <text:p>6224</text:p>
          </table:table-cell>
          <table:table-cell office:value-type="float" office:value="6262" calcext:value-type="float">
            <text:p>6262</text:p>
          </table:table-cell>
          <table:table-cell table:formula="of:=([.$C42]+[.$B42])/[.$F$2]" office:value-type="float" office:value="0.00895778091532078" calcext:value-type="float">
            <text:p>0,008957780915321</text:p>
          </table:table-cell>
          <table:table-cell office:value-type="string" calcext:value-type="string">
            <text:p>Kowalczyk</text:p>
          </table:table-cell>
          <table:table-cell/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Adamski</text:p>
          </table:table-cell>
          <table:table-cell table:style-name="ce8" office:value-type="float" office:value="0.00388844886761482" calcext:value-type="float">
            <text:p>0,00</text:p>
          </table:table-cell>
          <table:table-cell table:formula="of:=[.$J41]+[.$I42]" office:value-type="percentage" office:value="0.0833125279796136" calcext:value-type="percentage">
            <text:p>8,33%</text:p>
          </table:table-cell>
          <table:table-cell table:formula="of:=IF([.$J42]&gt;0.2;&quot;x&quot;;&quot;&quot;)">
            <text:p/>
          </table:table-cell>
        </table:table-row>
        <table:table-row table:style-name="ro1">
          <table:table-cell office:value-type="string" calcext:value-type="string">
            <text:p>Kowalewski</text:p>
          </table:table-cell>
          <table:table-cell office:value-type="float" office:value="6285" calcext:value-type="float">
            <text:p>6285</text:p>
          </table:table-cell>
          <table:table-cell office:value-type="float" office:value="6372" calcext:value-type="float">
            <text:p>6372</text:p>
          </table:table-cell>
          <table:table-cell table:formula="of:=([.$C43]+[.$B43])/[.$F$2]" office:value-type="float" office:value="0.00908046075966803" calcext:value-type="float">
            <text:p>0,009080460759668</text:p>
          </table:table-cell>
          <table:table-cell office:value-type="string" calcext:value-type="string">
            <text:p>Kowalewski</text:p>
          </table:table-cell>
          <table:table-cell/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Nowacki</text:p>
          </table:table-cell>
          <table:table-cell table:style-name="ce8" office:value-type="float" office:value="0.00418402837563277" calcext:value-type="float">
            <text:p>0,00</text:p>
          </table:table-cell>
          <table:table-cell table:formula="of:=[.$J42]+[.$I43]" office:value-type="percentage" office:value="0.0874965563552464" calcext:value-type="percentage">
            <text:p>8,75%</text:p>
          </table:table-cell>
          <table:table-cell table:formula="of:=IF([.$J43]&gt;0.2;&quot;x&quot;;&quot;&quot;)">
            <text:p/>
          </table:table-cell>
        </table:table-row>
        <table:table-row table:style-name="ro1">
          <table:table-cell office:value-type="string" calcext:value-type="string">
            <text:p>Kowalik</text:p>
          </table:table-cell>
          <table:table-cell office:value-type="float" office:value="5688" calcext:value-type="float">
            <text:p>5688</text:p>
          </table:table-cell>
          <table:table-cell office:value-type="float" office:value="5741" calcext:value-type="float">
            <text:p>5741</text:p>
          </table:table-cell>
          <table:table-cell table:formula="of:=([.$C44]+[.$B44])/[.$F$2]" office:value-type="float" office:value="0.00819946164353685" calcext:value-type="float">
            <text:p>0,008199461643537</text:p>
          </table:table-cell>
          <table:table-cell office:value-type="string" calcext:value-type="string">
            <text:p>Kowalik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Szczepaniak</text:p>
          </table:table-cell>
          <table:table-cell table:style-name="ce8" office:value-type="float" office:value="0.00418833293157478" calcext:value-type="float">
            <text:p>0,00</text:p>
          </table:table-cell>
          <table:table-cell table:formula="of:=[.$J43]+[.$I44]" office:value-type="percentage" office:value="0.0916848892868212" calcext:value-type="percentage">
            <text:p>9,17%</text:p>
          </table:table-cell>
          <table:table-cell table:formula="of:=IF([.$J44]&gt;0.2;&quot;x&quot;;&quot;&quot;)">
            <text:p/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float" office:value="790" calcext:value-type="float">
            <text:p>790</text:p>
          </table:table-cell>
          <table:table-cell office:value-type="float" office:value="855" calcext:value-type="float">
            <text:p>855</text:p>
          </table:table-cell>
          <table:table-cell table:formula="of:=([.$C45]+[.$B45])/[.$F$2]" office:value-type="float" office:value="0.00118016575410081" calcext:value-type="float">
            <text:p>0,001180165754101</text:p>
          </table:table-cell>
          <table:table-cell office:value-type="string" calcext:value-type="string">
            <text:p>Kowalski</text:p>
          </table:table-cell>
          <table:table-cell/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Czarnecki</text:p>
          </table:table-cell>
          <table:table-cell table:style-name="ce8" office:value-type="float" office:value="0.00455350276065521" calcext:value-type="float">
            <text:p>0,00</text:p>
          </table:table-cell>
          <table:table-cell table:formula="of:=[.$J44]+[.$I45]" office:value-type="percentage" office:value="0.0962383920474764" calcext:value-type="percentage">
            <text:p>9,62%</text:p>
          </table:table-cell>
          <table:table-cell table:formula="of:=IF([.$J45]&gt;0.2;&quot;x&quot;;&quot;&quot;)">
            <text:p/>
          </table:table-cell>
        </table:table-row>
        <table:table-row table:style-name="ro1">
          <table:table-cell office:value-type="string" calcext:value-type="string">
            <text:p>Kozak</text:p>
          </table:table-cell>
          <table:table-cell office:value-type="float" office:value="8075" calcext:value-type="float">
            <text:p>8075</text:p>
          </table:table-cell>
          <table:table-cell office:value-type="float" office:value="8153" calcext:value-type="float">
            <text:p>8153</text:p>
          </table:table-cell>
          <table:table-cell table:formula="of:=([.$C46]+[.$B46])/[.$F$2]" office:value-type="float" office:value="0.0116423889711537" calcext:value-type="float">
            <text:p>0,011642388971154</text:p>
          </table:table-cell>
          <table:table-cell office:value-type="string" calcext:value-type="string">
            <text:p>Kozak</text:p>
          </table:table-cell>
          <table:table-cell/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Musial</text:p>
          </table:table-cell>
          <table:table-cell table:style-name="ce8" office:value-type="float" office:value="0.00476514342780399" calcext:value-type="float">
            <text:p>0,00</text:p>
          </table:table-cell>
          <table:table-cell table:formula="of:=[.$J45]+[.$I46]" office:value-type="percentage" office:value="0.10100353547528" calcext:value-type="percentage">
            <text:p>10,10%</text:p>
          </table:table-cell>
          <table:table-cell table:formula="of:=IF([.$J46]&gt;0.2;&quot;x&quot;;&quot;&quot;)">
            <text:p/>
          </table:table-cell>
        </table:table-row>
        <table:table-row table:style-name="ro1">
          <table:table-cell office:value-type="string" calcext:value-type="string">
            <text:p>Koziol</text:p>
          </table:table-cell>
          <table:table-cell office:value-type="float" office:value="1997" calcext:value-type="float">
            <text:p>1997</text:p>
          </table:table-cell>
          <table:table-cell office:value-type="float" office:value="2012" calcext:value-type="float">
            <text:p>2012</text:p>
          </table:table-cell>
          <table:table-cell table:formula="of:=([.$C47]+[.$B47])/[.$F$2]" office:value-type="float" office:value="0.00287616079525236" calcext:value-type="float">
            <text:p>0,002876160795252</text:p>
          </table:table-cell>
          <table:table-cell office:value-type="string" calcext:value-type="string">
            <text:p>Koziol</text:p>
          </table:table-cell>
          <table:table-cell/>
          <table:table-cell table:style-name="ce1" office:value-type="float" office:value="47" calcext:value-type="float">
            <text:p>47</text:p>
          </table:table-cell>
          <table:table-cell table:style-name="ce3" office:value-type="string" calcext:value-type="string">
            <text:p>Wisniewski</text:p>
          </table:table-cell>
          <table:table-cell table:style-name="ce8" office:value-type="float" office:value="0.00482325493302111" calcext:value-type="float">
            <text:p>0,00</text:p>
          </table:table-cell>
          <table:table-cell table:formula="of:=[.$J46]+[.$I47]" office:value-type="percentage" office:value="0.105826790408301" calcext:value-type="percentage">
            <text:p>10,58%</text:p>
          </table:table-cell>
          <table:table-cell table:formula="of:=IF([.$J47]&gt;0.2;&quot;x&quot;;&quot;&quot;)">
            <text:p/>
          </table:table-cell>
        </table:table-row>
        <table:table-row table:style-name="ro1">
          <table:table-cell office:value-type="string" calcext:value-type="string">
            <text:p>Kozlowski</text:p>
          </table:table-cell>
          <table:table-cell office:value-type="float" office:value="5952" calcext:value-type="float">
            <text:p>5952</text:p>
          </table:table-cell>
          <table:table-cell office:value-type="float" office:value="6048" calcext:value-type="float">
            <text:p>6048</text:p>
          </table:table-cell>
          <table:table-cell table:formula="of:=([.$C48]+[.$B48])/[.$F$2]" office:value-type="float" office:value="0.00860911188401805" calcext:value-type="float">
            <text:p>0,008609111884018</text:p>
          </table:table-cell>
          <table:table-cell office:value-type="string" calcext:value-type="string">
            <text:p>Kozlowski</text:p>
          </table:table-cell>
          <table:table-cell/>
          <table:table-cell table:style-name="ce1" office:value-type="float" office:value="48" calcext:value-type="float">
            <text:p>48</text:p>
          </table:table-cell>
          <table:table-cell table:style-name="ce3" office:value-type="string" calcext:value-type="string">
            <text:p>Szymanski</text:p>
          </table:table-cell>
          <table:table-cell table:style-name="ce8" office:value-type="float" office:value="0.00511883444103906" calcext:value-type="float">
            <text:p>0,01</text:p>
          </table:table-cell>
          <table:table-cell table:formula="of:=[.$J47]+[.$I48]" office:value-type="percentage" office:value="0.110945624849341" calcext:value-type="percentage">
            <text:p>11,09%</text:p>
          </table:table-cell>
          <table:table-cell table:formula="of:=IF([.$J48]&gt;0.2;&quot;x&quot;;&quot;&quot;)">
            <text:p/>
          </table:table-cell>
        </table:table-row>
        <table:table-row table:style-name="ro1">
          <table:table-cell office:value-type="string" calcext:value-type="string">
            <text:p>Krajewski</text:p>
          </table:table-cell>
          <table:table-cell office:value-type="float" office:value="4693" calcext:value-type="float">
            <text:p>4693</text:p>
          </table:table-cell>
          <table:table-cell office:value-type="float" office:value="4723" calcext:value-type="float">
            <text:p>4723</text:p>
          </table:table-cell>
          <table:table-cell table:formula="of:=([.$C49]+[.$B49])/[.$F$2]" office:value-type="float" office:value="0.00675528312499283" calcext:value-type="float">
            <text:p>0,006755283124993</text:p>
          </table:table-cell>
          <table:table-cell office:value-type="string" calcext:value-type="string">
            <text:p>Krajewski</text:p>
          </table:table-cell>
          <table:table-cell/>
          <table:table-cell table:style-name="ce1" office:value-type="float" office:value="49" calcext:value-type="float">
            <text:p>49</text:p>
          </table:table-cell>
          <table:table-cell table:style-name="ce3" office:value-type="string" calcext:value-type="string">
            <text:p>Borowski</text:p>
          </table:table-cell>
          <table:table-cell table:style-name="ce8" office:value-type="float" office:value="0.00514394435070078" calcext:value-type="float">
            <text:p>0,01</text:p>
          </table:table-cell>
          <table:table-cell table:formula="of:=[.$J48]+[.$I49]" office:value-type="percentage" office:value="0.116089569200041" calcext:value-type="percentage">
            <text:p>11,61%</text:p>
          </table:table-cell>
          <table:table-cell table:formula="of:=IF([.$J49]&gt;0.2;&quot;x&quot;;&quot;&quot;)">
            <text:p/>
          </table:table-cell>
        </table:table-row>
        <table:table-row table:style-name="ro1">
          <table:table-cell office:value-type="string" calcext:value-type="string">
            <text:p>Krawczyk</text:p>
          </table:table-cell>
          <table:table-cell office:value-type="float" office:value="7735" calcext:value-type="float">
            <text:p>7735</text:p>
          </table:table-cell>
          <table:table-cell office:value-type="float" office:value="7768" calcext:value-type="float">
            <text:p>7768</text:p>
          </table:table-cell>
          <table:table-cell table:formula="of:=([.$C50]+[.$B50])/[.$F$2]" office:value-type="float" office:value="0.011122255128161" calcext:value-type="float">
            <text:p>0,011122255128161</text:p>
          </table:table-cell>
          <table:table-cell office:value-type="string" calcext:value-type="string">
            <text:p>Krawczyk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Urban</text:p>
          </table:table-cell>
          <table:table-cell table:style-name="ce8" office:value-type="float" office:value="0.00519559902200489" calcext:value-type="float">
            <text:p>0,01</text:p>
          </table:table-cell>
          <table:table-cell table:formula="of:=[.$J49]+[.$I50]" office:value-type="percentage" office:value="0.121285168222046" calcext:value-type="percentage">
            <text:p>12,13%</text:p>
          </table:table-cell>
          <table:table-cell table:formula="of:=IF([.$J50]&gt;0.2;&quot;x&quot;;&quot;&quot;)">
            <text:p/>
          </table:table-cell>
        </table:table-row>
        <table:table-row table:style-name="ro1">
          <table:table-cell office:value-type="string" calcext:value-type="string">
            <text:p>Krol</text:p>
          </table:table-cell>
          <table:table-cell office:value-type="float" office:value="719" calcext:value-type="float">
            <text:p>719</text:p>
          </table:table-cell>
          <table:table-cell office:value-type="float" office:value="738" calcext:value-type="float">
            <text:p>738</text:p>
          </table:table-cell>
          <table:table-cell table:formula="of:=([.$C51]+[.$B51])/[.$F$2]" office:value-type="float" office:value="0.00104528966791786" calcext:value-type="float">
            <text:p>0,001045289667918</text:p>
          </table:table-cell>
          <table:table-cell office:value-type="string" calcext:value-type="string">
            <text:p>Krol</text:p>
          </table:table-cell>
          <table:table-cell/>
          <table:table-cell table:style-name="ce1" office:value-type="float" office:value="51" calcext:value-type="float">
            <text:p>51</text:p>
          </table:table-cell>
          <table:table-cell table:style-name="ce3" office:value-type="string" calcext:value-type="string">
            <text:p>Piatek</text:p>
          </table:table-cell>
          <table:table-cell table:style-name="ce8" office:value-type="float" office:value="0.00525371052722201" calcext:value-type="float">
            <text:p>0,01</text:p>
          </table:table-cell>
          <table:table-cell table:formula="of:=[.$J50]+[.$I51]" office:value-type="percentage" office:value="0.126538878749268" calcext:value-type="percentage">
            <text:p>12,65%</text:p>
          </table:table-cell>
          <table:table-cell table:formula="of:=IF([.$J51]&gt;0.2;&quot;x&quot;;&quot;&quot;)">
            <text:p/>
          </table:table-cell>
        </table:table-row>
        <table:table-row table:style-name="ro1">
          <table:table-cell office:value-type="string" calcext:value-type="string">
            <text:p>Kruk</text:p>
          </table:table-cell>
          <table:table-cell office:value-type="float" office:value="598" calcext:value-type="float">
            <text:p>598</text:p>
          </table:table-cell>
          <table:table-cell office:value-type="float" office:value="564" calcext:value-type="float">
            <text:p>564</text:p>
          </table:table-cell>
          <table:table-cell table:formula="of:=([.$C52]+[.$B52])/[.$F$2]" office:value-type="float" office:value="0.000833649000769081" calcext:value-type="float">
            <text:p>0,000833649000769</text:p>
          </table:table-cell>
          <table:table-cell office:value-type="string" calcext:value-type="string">
            <text:p>Kruk</text:p>
          </table:table-cell>
          <table:table-cell/>
          <table:table-cell table:style-name="ce1" office:value-type="float" office:value="52" calcext:value-type="float">
            <text:p>52</text:p>
          </table:table-cell>
          <table:table-cell table:style-name="ce3" office:value-type="string" calcext:value-type="string">
            <text:p>Wesolowski</text:p>
          </table:table-cell>
          <table:table-cell table:style-name="ce8" office:value-type="float" office:value="0.00528958182673875" calcext:value-type="float">
            <text:p>0,01</text:p>
          </table:table-cell>
          <table:table-cell table:formula="of:=[.$J51]+[.$I52]" office:value-type="percentage" office:value="0.131828460576007" calcext:value-type="percentage">
            <text:p>13,18%</text:p>
          </table:table-cell>
          <table:table-cell table:formula="of:=IF([.$J52]&gt;0.2;&quot;x&quot;;&quot;&quot;)">
            <text:p/>
          </table:table-cell>
        </table:table-row>
        <table:table-row table:style-name="ro1">
          <table:table-cell office:value-type="string" calcext:value-type="string">
            <text:p>Krupa</text:p>
          </table:table-cell>
          <table:table-cell office:value-type="float" office:value="2430" calcext:value-type="float">
            <text:p>2430</text:p>
          </table:table-cell>
          <table:table-cell office:value-type="float" office:value="2444" calcext:value-type="float">
            <text:p>2444</text:p>
          </table:table-cell>
          <table:table-cell table:formula="of:=([.$C53]+[.$B53])/[.$F$2]" office:value-type="float" office:value="0.003496734276892" calcext:value-type="float">
            <text:p>0,003496734276892</text:p>
          </table:table-cell>
          <table:table-cell office:value-type="string" calcext:value-type="string">
            <text:p>Krupa</text:p>
          </table:table-cell>
          <table:table-cell/>
          <table:table-cell table:style-name="ce1" office:value-type="float" office:value="53" calcext:value-type="float">
            <text:p>53</text:p>
          </table:table-cell>
          <table:table-cell table:style-name="ce3" office:value-type="string" calcext:value-type="string">
            <text:p>Markiewicz</text:p>
          </table:table-cell>
          <table:table-cell table:style-name="ce8" office:value-type="float" office:value="0.00530464777253579" calcext:value-type="float">
            <text:p>0,01</text:p>
          </table:table-cell>
          <table:table-cell table:formula="of:=[.$J52]+[.$I53]" office:value-type="percentage" office:value="0.137133108348543" calcext:value-type="percentage">
            <text:p>13,71%</text:p>
          </table:table-cell>
          <table:table-cell table:formula="of:=IF([.$J53]&gt;0.2;&quot;x&quot;;&quot;&quot;)">
            <text:p/>
          </table:table-cell>
        </table:table-row>
        <table:table-row table:style-name="ro1">
          <table:table-cell office:value-type="string" calcext:value-type="string">
            <text:p>Kubiak</text:p>
          </table:table-cell>
          <table:table-cell office:value-type="float" office:value="7740" calcext:value-type="float">
            <text:p>7740</text:p>
          </table:table-cell>
          <table:table-cell office:value-type="float" office:value="7808" calcext:value-type="float">
            <text:p>7808</text:p>
          </table:table-cell>
          <table:table-cell table:formula="of:=([.$C54]+[.$B54])/[.$F$2]" office:value-type="float" office:value="0.011154539297726" calcext:value-type="float">
            <text:p>0,011154539297726</text:p>
          </table:table-cell>
          <table:table-cell office:value-type="string" calcext:value-type="string">
            <text:p>Kubiak</text:p>
          </table:table-cell>
          <table:table-cell/>
          <table:table-cell table:style-name="ce1" office:value-type="float" office:value="54" calcext:value-type="float">
            <text:p>54</text:p>
          </table:table-cell>
          <table:table-cell table:style-name="ce3" office:value-type="string" calcext:value-type="string">
            <text:p>Dziedzic</text:p>
          </table:table-cell>
          <table:table-cell table:style-name="ce8" office:value-type="float" office:value="0.00538643433543396" calcext:value-type="float">
            <text:p>0,01</text:p>
          </table:table-cell>
          <table:table-cell table:formula="of:=[.$J53]+[.$I54]" office:value-type="percentage" office:value="0.142519542683977" calcext:value-type="percentage">
            <text:p>14,25%</text:p>
          </table:table-cell>
          <table:table-cell table:formula="of:=IF([.$J54]&gt;0.2;&quot;x&quot;;&quot;&quot;)">
            <text:p/>
          </table:table-cell>
        </table:table-row>
        <table:table-row table:style-name="ro1">
          <table:table-cell office:value-type="string" calcext:value-type="string">
            <text:p>Kucharski</text:p>
          </table:table-cell>
          <table:table-cell office:value-type="float" office:value="6362" calcext:value-type="float">
            <text:p>6362</text:p>
          </table:table-cell>
          <table:table-cell office:value-type="float" office:value="6450" calcext:value-type="float">
            <text:p>6450</text:p>
          </table:table-cell>
          <table:table-cell table:formula="of:=([.$C55]+[.$B55])/[.$F$2]" office:value-type="float" office:value="0.00919166178816993" calcext:value-type="float">
            <text:p>0,00919166178817</text:p>
          </table:table-cell>
          <table:table-cell office:value-type="string" calcext:value-type="string">
            <text:p>Kucharski</text:p>
          </table:table-cell>
          <table:table-cell/>
          <table:table-cell table:style-name="ce1" office:value-type="float" office:value="55" calcext:value-type="float">
            <text:p>55</text:p>
          </table:table-cell>
          <table:table-cell table:style-name="ce3" office:value-type="string" calcext:value-type="string">
            <text:p>Zielinski</text:p>
          </table:table-cell>
          <table:table-cell table:style-name="ce8" office:value-type="float" office:value="0.00540221770722132" calcext:value-type="float">
            <text:p>0,01</text:p>
          </table:table-cell>
          <table:table-cell table:formula="of:=[.$J54]+[.$I55]" office:value-type="percentage" office:value="0.147921760391198" calcext:value-type="percentage">
            <text:p>14,79%</text:p>
          </table:table-cell>
          <table:table-cell table:formula="of:=IF([.$J55]&gt;0.2;&quot;x&quot;;&quot;&quot;)">
            <text:p/>
          </table:table-cell>
        </table:table-row>
        <table:table-row table:style-name="ro1">
          <table:table-cell office:value-type="string" calcext:value-type="string">
            <text:p>Kurek</text:p>
          </table:table-cell>
          <table:table-cell office:value-type="float" office:value="8920" calcext:value-type="float">
            <text:p>8920</text:p>
          </table:table-cell>
          <table:table-cell office:value-type="float" office:value="9019" calcext:value-type="float">
            <text:p>9019</text:p>
          </table:table-cell>
          <table:table-cell table:formula="of:=([.$C56]+[.$B56])/[.$F$2]" office:value-type="float" office:value="0.0128699048406166" calcext:value-type="float">
            <text:p>0,012869904840617</text:p>
          </table:table-cell>
          <table:table-cell office:value-type="string" calcext:value-type="string">
            <text:p>Kurek</text:p>
          </table:table-cell>
          <table:table-cell/>
          <table:table-cell table:style-name="ce1" office:value-type="float" office:value="56" calcext:value-type="float">
            <text:p>56</text:p>
          </table:table-cell>
          <table:table-cell table:style-name="ce3" office:value-type="string" calcext:value-type="string">
            <text:p>Zakrzewski</text:p>
          </table:table-cell>
          <table:table-cell table:style-name="ce8" office:value-type="float" office:value="0.00567196987958722" calcext:value-type="float">
            <text:p>0,01</text:p>
          </table:table-cell>
          <table:table-cell table:formula="of:=[.$J55]+[.$I56]" office:value-type="percentage" office:value="0.153593730270785" calcext:value-type="percentage">
            <text:p>15,36%</text:p>
          </table:table-cell>
          <table:table-cell table:formula="of:=IF([.$J56]&gt;0.2;&quot;x&quot;;&quot;&quot;)">
            <text:p/>
          </table:table-cell>
        </table:table-row>
        <table:table-row table:style-name="ro1">
          <table:table-cell office:value-type="string" calcext:value-type="string">
            <text:p>Kwiatkowski</text:p>
          </table:table-cell>
          <table:table-cell office:value-type="float" office:value="7659" calcext:value-type="float">
            <text:p>7659</text:p>
          </table:table-cell>
          <table:table-cell office:value-type="float" office:value="7673" calcext:value-type="float">
            <text:p>7673</text:p>
          </table:table-cell>
          <table:table-cell table:formula="of:=([.$C57]+[.$B57])/[.$F$2]" office:value-type="float" office:value="0.0109995752838137" calcext:value-type="float">
            <text:p>0,010999575283814</text:p>
          </table:table-cell>
          <table:table-cell office:value-type="string" calcext:value-type="string">
            <text:p>Kwiatkowski</text:p>
          </table:table-cell>
          <table:table-cell/>
          <table:table-cell table:style-name="ce1" office:value-type="float" office:value="57" calcext:value-type="float">
            <text:p>57</text:p>
          </table:table-cell>
          <table:table-cell table:style-name="ce3" office:value-type="string" calcext:value-type="string">
            <text:p>Jablonski</text:p>
          </table:table-cell>
          <table:table-cell table:style-name="ce8" office:value-type="float" office:value="0.00593383036605944" calcext:value-type="float">
            <text:p>0,01</text:p>
          </table:table-cell>
          <table:table-cell table:formula="of:=[.$J56]+[.$I57]" office:value-type="percentage" office:value="0.159527560636845" calcext:value-type="percentage">
            <text:p>15,95%</text:p>
          </table:table-cell>
          <table:table-cell table:formula="of:=IF([.$J57]&gt;0.2;&quot;x&quot;;&quot;&quot;)">
            <text:p/>
          </table:table-cell>
        </table:table-row>
        <table:table-row table:style-name="ro1">
          <table:table-cell office:value-type="string" calcext:value-type="string">
            <text:p>Laskowski</text:p>
          </table:table-cell>
          <table:table-cell office:value-type="float" office:value="614" calcext:value-type="float">
            <text:p>614</text:p>
          </table:table-cell>
          <table:table-cell office:value-type="float" office:value="659" calcext:value-type="float">
            <text:p>659</text:p>
          </table:table-cell>
          <table:table-cell table:formula="of:=([.$C58]+[.$B58])/[.$F$2]" office:value-type="float" office:value="0.000913283285696248" calcext:value-type="float">
            <text:p>0,000913283285696</text:p>
          </table:table-cell>
          <table:table-cell office:value-type="string" calcext:value-type="string">
            <text:p>Laskowski</text:p>
          </table:table-cell>
          <table:table-cell/>
          <table:table-cell table:style-name="ce1" office:value-type="float" office:value="58" calcext:value-type="float">
            <text:p>58</text:p>
          </table:table-cell>
          <table:table-cell table:style-name="ce3" office:value-type="string" calcext:value-type="string">
            <text:p>Brzozowski</text:p>
          </table:table-cell>
          <table:table-cell table:style-name="ce8" office:value-type="float" office:value="0.00596037512770183" calcext:value-type="float">
            <text:p>0,01</text:p>
          </table:table-cell>
          <table:table-cell table:formula="of:=[.$J57]+[.$I58]" office:value-type="percentage" office:value="0.165487935764547" calcext:value-type="percentage">
            <text:p>16,55%</text:p>
          </table:table-cell>
          <table:table-cell table:formula="of:=IF([.$J58]&gt;0.2;&quot;x&quot;;&quot;&quot;)">
            <text:p/>
          </table:table-cell>
        </table:table-row>
        <table:table-row table:style-name="ro1">
          <table:table-cell office:value-type="string" calcext:value-type="string">
            <text:p>Leszczynski</text:p>
          </table:table-cell>
          <table:table-cell office:value-type="float" office:value="2566" calcext:value-type="float">
            <text:p>2566</text:p>
          </table:table-cell>
          <table:table-cell office:value-type="float" office:value="2598" calcext:value-type="float">
            <text:p>2598</text:p>
          </table:table-cell>
          <table:table-cell table:formula="of:=([.$C59]+[.$B59])/[.$F$2]" office:value-type="float" office:value="0.0037047878140891" calcext:value-type="float">
            <text:p>0,003704787814089</text:p>
          </table:table-cell>
          <table:table-cell office:value-type="string" calcext:value-type="string">
            <text:p>Leszczynski</text:p>
          </table:table-cell>
          <table:table-cell/>
          <table:table-cell table:style-name="ce1" office:value-type="float" office:value="59" calcext:value-type="float">
            <text:p>59</text:p>
          </table:table-cell>
          <table:table-cell table:style-name="ce3" office:value-type="string" calcext:value-type="string">
            <text:p>Szulc</text:p>
          </table:table-cell>
          <table:table-cell table:style-name="ce8" office:value-type="float" office:value="0.00602422604084163" calcext:value-type="float">
            <text:p>0,01</text:p>
          </table:table-cell>
          <table:table-cell table:formula="of:=[.$J58]+[.$I59]" office:value-type="percentage" office:value="0.171512161805388" calcext:value-type="percentage">
            <text:p>17,15%</text:p>
          </table:table-cell>
          <table:table-cell table:formula="of:=IF([.$J59]&gt;0.2;&quot;x&quot;;&quot;&quot;)">
            <text:p/>
          </table:table-cell>
        </table:table-row>
        <table:table-row table:style-name="ro1">
          <table:table-cell office:value-type="string" calcext:value-type="string">
            <text:p>Lewandowski</text:p>
          </table:table-cell>
          <table:table-cell office:value-type="float" office:value="5284" calcext:value-type="float">
            <text:p>5284</text:p>
          </table:table-cell>
          <table:table-cell office:value-type="float" office:value="5318" calcext:value-type="float">
            <text:p>5318</text:p>
          </table:table-cell>
          <table:table-cell table:formula="of:=([.$C60]+[.$B60])/[.$F$2]" office:value-type="float" office:value="0.00760615034952994" calcext:value-type="float">
            <text:p>0,00760615034953</text:p>
          </table:table-cell>
          <table:table-cell office:value-type="string" calcext:value-type="string">
            <text:p>Lewandowski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3" office:value-type="string" calcext:value-type="string">
            <text:p>Baranowski</text:p>
          </table:table-cell>
          <table:table-cell table:style-name="ce8" office:value-type="float" office:value="0.00608090269407808" calcext:value-type="float">
            <text:p>0,01</text:p>
          </table:table-cell>
          <table:table-cell table:formula="of:=[.$J59]+[.$I60]" office:value-type="percentage" office:value="0.177593064499466" calcext:value-type="percentage">
            <text:p>17,76%</text:p>
          </table:table-cell>
          <table:table-cell table:formula="of:=IF([.$J60]&gt;0.2;&quot;x&quot;;&quot;&quot;)">
            <text:p/>
          </table:table-cell>
        </table:table-row>
        <table:table-row table:style-name="ro1">
          <table:table-cell office:value-type="string" calcext:value-type="string">
            <text:p>Lipinski</text:p>
          </table:table-cell>
          <table:table-cell office:value-type="float" office:value="9265" calcext:value-type="float">
            <text:p>9265</text:p>
          </table:table-cell>
          <table:table-cell office:value-type="float" office:value="9341" calcext:value-type="float">
            <text:p>9341</text:p>
          </table:table-cell>
          <table:table-cell table:formula="of:=([.$C61]+[.$B61])/[.$F$2]" office:value-type="float" office:value="0.01334842797617" calcext:value-type="float">
            <text:p>0,01334842797617</text:p>
          </table:table-cell>
          <table:table-cell office:value-type="string" calcext:value-type="string">
            <text:p>Lipinski</text:p>
          </table:table-cell>
          <table:table-cell/>
          <table:table-cell table:style-name="ce1" office:value-type="float" office:value="61" calcext:value-type="float">
            <text:p>61</text:p>
          </table:table-cell>
          <table:table-cell table:style-name="ce3" office:value-type="string" calcext:value-type="string">
            <text:p>Grabowski</text:p>
          </table:table-cell>
          <table:table-cell table:style-name="ce8" office:value-type="float" office:value="0.00608879437997176" calcext:value-type="float">
            <text:p>0,01</text:p>
          </table:table-cell>
          <table:table-cell table:formula="of:=[.$J60]+[.$I61]" office:value-type="percentage" office:value="0.183681858879438" calcext:value-type="percentage">
            <text:p>18,37%</text:p>
          </table:table-cell>
          <table:table-cell table:formula="of:=IF([.$J61]&gt;0.2;&quot;x&quot;;&quot;&quot;)">
            <text:p/>
          </table:table-cell>
        </table:table-row>
        <table:table-row table:style-name="ro1">
          <table:table-cell office:value-type="string" calcext:value-type="string">
            <text:p>Lis</text:p>
          </table:table-cell>
          <table:table-cell office:value-type="float" office:value="9215" calcext:value-type="float">
            <text:p>9215</text:p>
          </table:table-cell>
          <table:table-cell office:value-type="float" office:value="9301" calcext:value-type="float">
            <text:p>9301</text:p>
          </table:table-cell>
          <table:table-cell table:formula="of:=([.$C62]+[.$B62])/[.$F$2]" office:value-type="float" office:value="0.0132838596370398" calcext:value-type="float">
            <text:p>0,01328385963704</text:p>
          </table:table-cell>
          <table:table-cell office:value-type="string" calcext:value-type="string">
            <text:p>Lis</text:p>
          </table:table-cell>
          <table:table-cell/>
          <table:table-cell table:style-name="ce1" office:value-type="float" office:value="62" calcext:value-type="float">
            <text:p>62</text:p>
          </table:table-cell>
          <table:table-cell table:style-name="ce3" office:value-type="string" calcext:value-type="string">
            <text:p>Stasiak</text:p>
          </table:table-cell>
          <table:table-cell table:style-name="ce8" office:value-type="float" office:value="0.00624591067185509" calcext:value-type="float">
            <text:p>0,01</text:p>
          </table:table-cell>
          <table:table-cell table:formula="of:=[.$J61]+[.$I62]" office:value-type="percentage" office:value="0.189927769551293" calcext:value-type="percentage">
            <text:p>18,99%</text:p>
          </table:table-cell>
          <table:table-cell table:formula="of:=IF([.$J62]&gt;0.2;&quot;x&quot;;&quot;&quot;)">
            <text:p/>
          </table:table-cell>
        </table:table-row>
        <table:table-row table:style-name="ro1">
          <table:table-cell office:value-type="string" calcext:value-type="string">
            <text:p>luczak</text:p>
          </table:table-cell>
          <table:table-cell office:value-type="float" office:value="5131" calcext:value-type="float">
            <text:p>5131</text:p>
          </table:table-cell>
          <table:table-cell office:value-type="float" office:value="5210" calcext:value-type="float">
            <text:p>5210</text:p>
          </table:table-cell>
          <table:table-cell table:formula="of:=([.$C63]+[.$B63])/[.$F$2]" office:value-type="float" office:value="0.00741890216605255" calcext:value-type="float">
            <text:p>0,007418902166053</text:p>
          </table:table-cell>
          <table:table-cell office:value-type="string" calcext:value-type="string">
            <text:p>luczak</text:p>
          </table:table-cell>
          <table:table-cell/>
          <table:table-cell table:style-name="ce1" office:value-type="float" office:value="63" calcext:value-type="float">
            <text:p>63</text:p>
          </table:table-cell>
          <table:table-cell table:style-name="ce3" office:value-type="string" calcext:value-type="string">
            <text:p>Wolski</text:p>
          </table:table-cell>
          <table:table-cell table:style-name="ce8" office:value-type="float" office:value="0.00646257332093621" calcext:value-type="float">
            <text:p>0,01</text:p>
          </table:table-cell>
          <table:table-cell table:formula="of:=[.$J62]+[.$I63]" office:value-type="percentage" office:value="0.196390342872229" calcext:value-type="percentage">
            <text:p>19,64%</text:p>
          </table:table-cell>
          <table:table-cell table:formula="of:=IF([.$J63]&gt;0.2;&quot;x&quot;;&quot;&quot;)">
            <text:p/>
          </table:table-cell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float" office:value="6904" calcext:value-type="float">
            <text:p>6904</text:p>
          </table:table-cell>
          <table:table-cell office:value-type="float" office:value="6934" calcext:value-type="float">
            <text:p>6934</text:p>
          </table:table-cell>
          <table:table-cell table:formula="of:=([.$C64]+[.$B64])/[.$F$2]" office:value-type="float" office:value="0.00992774085425347" calcext:value-type="float">
            <text:p>0,009927740854253</text:p>
          </table:table-cell>
          <table:table-cell office:value-type="string" calcext:value-type="string">
            <text:p>Maciejewski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style-name="ce3" office:value-type="string" calcext:value-type="string">
            <text:p>Bak</text:p>
          </table:table-cell>
          <table:table-cell table:style-name="ce8" office:value-type="float" office:value="0.00647763926673324" calcext:value-type="float">
            <text:p>0,01</text:p>
          </table:table-cell>
          <table:table-cell table:style-name="ce16" table:formula="of:=[.$J63]+[.$I64]" office:value-type="percentage" office:value="0.202867982138963" calcext:value-type="percentage">
            <text:p>20,29%</text:p>
          </table:table-cell>
          <table:table-cell table:formula="of:=IF([.$J64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Majewski</text:p>
          </table:table-cell>
          <table:table-cell office:value-type="float" office:value="2370" calcext:value-type="float">
            <text:p>2370</text:p>
          </table:table-cell>
          <table:table-cell office:value-type="float" office:value="2386" calcext:value-type="float">
            <text:p>2386</text:p>
          </table:table-cell>
          <table:table-cell table:formula="of:=([.$C65]+[.$B65])/[.$F$2]" office:value-type="float" office:value="0.00341207801003248" calcext:value-type="float">
            <text:p>0,003412078010032</text:p>
          </table:table-cell>
          <table:table-cell office:value-type="string" calcext:value-type="string">
            <text:p>Majewski</text:p>
          </table:table-cell>
          <table:table-cell table:number-columns-repeated="2"/>
          <table:table-cell table:style-name="ce4" office:value-type="string" calcext:value-type="string">
            <text:p>Olszewski</text:p>
          </table:table-cell>
          <table:table-cell table:style-name="ce9" office:value-type="float" office:value="0.00660605851900318" calcext:value-type="float">
            <text:p>0,01</text:p>
          </table:table-cell>
          <table:table-cell table:formula="of:=[.$J64]+[.$I65]" office:value-type="percentage" office:value="0.209474040657966" calcext:value-type="percentage">
            <text:p>20,95%</text:p>
          </table:table-cell>
          <table:table-cell table:formula="of:=IF([.$J65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Makowski</text:p>
          </table:table-cell>
          <table:table-cell office:value-type="float" office:value="8044" calcext:value-type="float">
            <text:p>8044</text:p>
          </table:table-cell>
          <table:table-cell office:value-type="float" office:value="8083" calcext:value-type="float">
            <text:p>8083</text:p>
          </table:table-cell>
          <table:table-cell table:formula="of:=([.$C66]+[.$B66])/[.$F$2]" office:value-type="float" office:value="0.0115699289461299" calcext:value-type="float">
            <text:p>0,01156992894613</text:p>
          </table:table-cell>
          <table:table-cell office:value-type="string" calcext:value-type="string">
            <text:p>Makowski</text:p>
          </table:table-cell>
          <table:table-cell table:number-columns-repeated="2"/>
          <table:table-cell table:style-name="ce4" office:value-type="string" calcext:value-type="string">
            <text:p>Wroblewski</text:p>
          </table:table-cell>
          <table:table-cell table:style-name="ce9" office:value-type="float" office:value="0.00669430191581436" calcext:value-type="float">
            <text:p>0,01</text:p>
          </table:table-cell>
          <table:table-cell table:formula="of:=[.$J65]+[.$I66]" office:value-type="percentage" office:value="0.21616834257378" calcext:value-type="percentage">
            <text:p>21,62%</text:p>
          </table:table-cell>
          <table:table-cell table:formula="of:=IF([.$J66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Malinowski</text:p>
          </table:table-cell>
          <table:table-cell office:value-type="float" office:value="6428" calcext:value-type="float">
            <text:p>6428</text:p>
          </table:table-cell>
          <table:table-cell office:value-type="float" office:value="6454" calcext:value-type="float">
            <text:p>6454</text:p>
          </table:table-cell>
          <table:table-cell table:formula="of:=([.$C67]+[.$B67])/[.$F$2]" office:value-type="float" office:value="0.00924188160749337" calcext:value-type="float">
            <text:p>0,009241881607493</text:p>
          </table:table-cell>
          <table:table-cell office:value-type="string" calcext:value-type="string">
            <text:p>Malinowski</text:p>
          </table:table-cell>
          <table:table-cell table:number-columns-repeated="2"/>
          <table:table-cell table:style-name="ce4" office:value-type="string" calcext:value-type="string">
            <text:p>Domanski</text:p>
          </table:table-cell>
          <table:table-cell table:style-name="ce9" office:value-type="float" office:value="0.00674667401310881" calcext:value-type="float">
            <text:p>0,01</text:p>
          </table:table-cell>
          <table:table-cell table:formula="of:=[.$J66]+[.$I67]" office:value-type="percentage" office:value="0.222915016586889" calcext:value-type="percentage">
            <text:p>22,29%</text:p>
          </table:table-cell>
          <table:table-cell table:formula="of:=IF([.$J67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Marciniak</text:p>
          </table:table-cell>
          <table:table-cell office:value-type="float" office:value="6624" calcext:value-type="float">
            <text:p>6624</text:p>
          </table:table-cell>
          <table:table-cell office:value-type="float" office:value="6677" calcext:value-type="float">
            <text:p>6677</text:p>
          </table:table-cell>
          <table:table-cell table:formula="of:=([.$C68]+[.$B68])/[.$F$2]" office:value-type="float" office:value="0.00954248309744367" calcext:value-type="float">
            <text:p>0,009542483097444</text:p>
          </table:table-cell>
          <table:table-cell office:value-type="string" calcext:value-type="string">
            <text:p>Marciniak</text:p>
          </table:table-cell>
          <table:table-cell table:number-columns-repeated="2"/>
          <table:table-cell table:style-name="ce4" office:value-type="string" calcext:value-type="string">
            <text:p>Krajewski</text:p>
          </table:table-cell>
          <table:table-cell table:style-name="ce9" office:value-type="float" office:value="0.00675528312499283" calcext:value-type="float">
            <text:p>0,01</text:p>
          </table:table-cell>
          <table:table-cell table:formula="of:=[.$J67]+[.$I68]" office:value-type="percentage" office:value="0.229670299711882" calcext:value-type="percentage">
            <text:p>22,97%</text:p>
          </table:table-cell>
          <table:table-cell table:formula="of:=IF([.$J68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Markiewicz</text:p>
          </table:table-cell>
          <table:table-cell office:value-type="float" office:value="3745" calcext:value-type="float">
            <text:p>3745</text:p>
          </table:table-cell>
          <table:table-cell office:value-type="float" office:value="3649" calcext:value-type="float">
            <text:p>3649</text:p>
          </table:table-cell>
          <table:table-cell table:formula="of:=([.$C69]+[.$B69])/[.$F$2]" office:value-type="float" office:value="0.00530464777253579" calcext:value-type="float">
            <text:p>0,005304647772536</text:p>
          </table:table-cell>
          <table:table-cell office:value-type="string" calcext:value-type="string">
            <text:p>Markiewicz</text:p>
          </table:table-cell>
          <table:table-cell table:number-columns-repeated="2"/>
          <table:table-cell table:style-name="ce4" office:value-type="string" calcext:value-type="string">
            <text:p>Jasinski</text:p>
          </table:table-cell>
          <table:table-cell table:style-name="ce9" office:value-type="float" office:value="0.00680693779629693" calcext:value-type="float">
            <text:p>0,01</text:p>
          </table:table-cell>
          <table:table-cell table:formula="of:=[.$J68]+[.$I69]" office:value-type="percentage" office:value="0.236477237508179" calcext:value-type="percentage">
            <text:p>23,65%</text:p>
          </table:table-cell>
          <table:table-cell table:formula="of:=IF([.$J69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Markowski</text:p>
          </table:table-cell>
          <table:table-cell office:value-type="float" office:value="5775" calcext:value-type="float">
            <text:p>5775</text:p>
          </table:table-cell>
          <table:table-cell office:value-type="float" office:value="5829" calcext:value-type="float">
            <text:p>5829</text:p>
          </table:table-cell>
          <table:table-cell table:formula="of:=([.$C70]+[.$B70])/[.$F$2]" office:value-type="float" office:value="0.00832501119184545" calcext:value-type="float">
            <text:p>0,008325011191845</text:p>
          </table:table-cell>
          <table:table-cell office:value-type="string" calcext:value-type="string">
            <text:p>Markowski</text:p>
          </table:table-cell>
          <table:table-cell table:number-columns-repeated="2"/>
          <table:table-cell table:style-name="ce4" office:value-type="string" calcext:value-type="string">
            <text:p>Michalak</text:p>
          </table:table-cell>
          <table:table-cell table:style-name="ce9" office:value-type="float" office:value="0.00695903210624792" calcext:value-type="float">
            <text:p>0,01</text:p>
          </table:table-cell>
          <table:table-cell table:formula="of:=[.$J69]+[.$I70]" office:value-type="percentage" office:value="0.243436269614427" calcext:value-type="percentage">
            <text:p>24,34%</text:p>
          </table:table-cell>
          <table:table-cell table:formula="of:=IF([.$J70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Mazur</text:p>
          </table:table-cell>
          <table:table-cell office:value-type="float" office:value="8070" calcext:value-type="float">
            <text:p>8070</text:p>
          </table:table-cell>
          <table:table-cell office:value-type="float" office:value="8163" calcext:value-type="float">
            <text:p>8163</text:p>
          </table:table-cell>
          <table:table-cell table:formula="of:=([.$C71]+[.$B71])/[.$F$2]" office:value-type="float" office:value="0.0116459761011054" calcext:value-type="float">
            <text:p>0,011645976101105</text:p>
          </table:table-cell>
          <table:table-cell office:value-type="string" calcext:value-type="string">
            <text:p>Mazur</text:p>
          </table:table-cell>
          <table:table-cell table:number-columns-repeated="2"/>
          <table:table-cell table:style-name="ce4" office:value-type="string" calcext:value-type="string">
            <text:p>Blaszczyk</text:p>
          </table:table-cell>
          <table:table-cell table:style-name="ce9" office:value-type="float" office:value="0.00706879828276915" calcext:value-type="float">
            <text:p>0,01</text:p>
          </table:table-cell>
          <table:table-cell table:formula="of:=[.$J70]+[.$I71]" office:value-type="percentage" office:value="0.250505067897196" calcext:value-type="percentage">
            <text:p>25,05%</text:p>
          </table:table-cell>
          <table:table-cell table:formula="of:=IF([.$J71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Mazurek</text:p>
          </table:table-cell>
          <table:table-cell office:value-type="float" office:value="5680" calcext:value-type="float">
            <text:p>5680</text:p>
          </table:table-cell>
          <table:table-cell office:value-type="float" office:value="5749" calcext:value-type="float">
            <text:p>5749</text:p>
          </table:table-cell>
          <table:table-cell table:formula="of:=([.$C72]+[.$B72])/[.$F$2]" office:value-type="float" office:value="0.00819946164353685" calcext:value-type="float">
            <text:p>0,008199461643537</text:p>
          </table:table-cell>
          <table:table-cell office:value-type="string" calcext:value-type="string">
            <text:p>Mazurek</text:p>
          </table:table-cell>
          <table:table-cell table:number-columns-repeated="2"/>
          <table:table-cell table:style-name="ce4" office:value-type="string" calcext:value-type="string">
            <text:p>luczak</text:p>
          </table:table-cell>
          <table:table-cell table:style-name="ce9" office:value-type="float" office:value="0.00741890216605255" calcext:value-type="float">
            <text:p>0,01</text:p>
          </table:table-cell>
          <table:table-cell table:formula="of:=[.$J71]+[.$I72]" office:value-type="percentage" office:value="0.257923970063248" calcext:value-type="percentage">
            <text:p>25,79%</text:p>
          </table:table-cell>
          <table:table-cell table:formula="of:=IF([.$J72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Michalak</text:p>
          </table:table-cell>
          <table:table-cell office:value-type="float" office:value="4810" calcext:value-type="float">
            <text:p>4810</text:p>
          </table:table-cell>
          <table:table-cell office:value-type="float" office:value="4890" calcext:value-type="float">
            <text:p>4890</text:p>
          </table:table-cell>
          <table:table-cell table:formula="of:=([.$C73]+[.$B73])/[.$F$2]" office:value-type="float" office:value="0.00695903210624792" calcext:value-type="float">
            <text:p>0,006959032106248</text:p>
          </table:table-cell>
          <table:table-cell office:value-type="string" calcext:value-type="string">
            <text:p>Michalak</text:p>
          </table:table-cell>
          <table:table-cell table:number-columns-repeated="2"/>
          <table:table-cell table:style-name="ce4" office:value-type="string" calcext:value-type="string">
            <text:p>Nawrocki</text:p>
          </table:table-cell>
          <table:table-cell table:style-name="ce9" office:value-type="float" office:value="0.0074282287039269" calcext:value-type="float">
            <text:p>0,01</text:p>
          </table:table-cell>
          <table:table-cell table:formula="of:=[.$J72]+[.$I73]" office:value-type="percentage" office:value="0.265352198767175" calcext:value-type="percentage">
            <text:p>26,54%</text:p>
          </table:table-cell>
          <table:table-cell table:formula="of:=IF([.$J73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Michalski</text:p>
          </table:table-cell>
          <table:table-cell office:value-type="float" office:value="7523" calcext:value-type="float">
            <text:p>7523</text:p>
          </table:table-cell>
          <table:table-cell office:value-type="float" office:value="7623" calcext:value-type="float">
            <text:p>7623</text:p>
          </table:table-cell>
          <table:table-cell table:formula="of:=([.$C74]+[.$B74])/[.$F$2]" office:value-type="float" office:value="0.0108661340496114" calcext:value-type="float">
            <text:p>0,010866134049612</text:p>
          </table:table-cell>
          <table:table-cell office:value-type="string" calcext:value-type="string">
            <text:p>Michalski</text:p>
          </table:table-cell>
          <table:table-cell table:number-columns-repeated="2"/>
          <table:table-cell table:style-name="ce4" office:value-type="string" calcext:value-type="string">
            <text:p>Chmielewski</text:p>
          </table:table-cell>
          <table:table-cell table:style-name="ce9" office:value-type="float" office:value="0.0074447295017046" calcext:value-type="float">
            <text:p>0,01</text:p>
          </table:table-cell>
          <table:table-cell table:formula="of:=[.$J73]+[.$I74]" office:value-type="percentage" office:value="0.27279692826888" calcext:value-type="percentage">
            <text:p>27,28%</text:p>
          </table:table-cell>
          <table:table-cell table:formula="of:=IF([.$J74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Mikolajczyk</text:p>
          </table:table-cell>
          <table:table-cell office:value-type="float" office:value="7767" calcext:value-type="float">
            <text:p>7767</text:p>
          </table:table-cell>
          <table:table-cell office:value-type="float" office:value="7824" calcext:value-type="float">
            <text:p>7824</text:p>
          </table:table-cell>
          <table:table-cell table:formula="of:=([.$C75]+[.$B75])/[.$F$2]" office:value-type="float" office:value="0.0111853886153104" calcext:value-type="float">
            <text:p>0,011185388615311</text:p>
          </table:table-cell>
          <table:table-cell office:value-type="string" calcext:value-type="string">
            <text:p>Mikolajczyk</text:p>
          </table:table-cell>
          <table:table-cell table:number-columns-repeated="2"/>
          <table:table-cell table:style-name="ce4" office:value-type="string" calcext:value-type="string">
            <text:p>Gajewski</text:p>
          </table:table-cell>
          <table:table-cell table:style-name="ce9" office:value-type="float" office:value="0.00755090854827416" calcext:value-type="float">
            <text:p>0,01</text:p>
          </table:table-cell>
          <table:table-cell table:formula="of:=[.$J74]+[.$I75]" office:value-type="percentage" office:value="0.280347836817154" calcext:value-type="percentage">
            <text:p>28,03%</text:p>
          </table:table-cell>
          <table:table-cell table:formula="of:=IF([.$J75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Mroz</text:p>
          </table:table-cell>
          <table:table-cell office:value-type="float" office:value="7462" calcext:value-type="float">
            <text:p>7462</text:p>
          </table:table-cell>
          <table:table-cell office:value-type="float" office:value="7549" calcext:value-type="float">
            <text:p>7549</text:p>
          </table:table-cell>
          <table:table-cell table:formula="of:=([.$C76]+[.$B76])/[.$F$2]" office:value-type="float" office:value="0.0107692815409162" calcext:value-type="float">
            <text:p>0,010769281540916</text:p>
          </table:table-cell>
          <table:table-cell office:value-type="string" calcext:value-type="string">
            <text:p>Mroz</text:p>
          </table:table-cell>
          <table:table-cell table:number-columns-repeated="2"/>
          <table:table-cell table:style-name="ce4" office:value-type="string" calcext:value-type="string">
            <text:p>Lewandowski</text:p>
          </table:table-cell>
          <table:table-cell table:style-name="ce9" office:value-type="float" office:value="0.00760615034952994" calcext:value-type="float">
            <text:p>0,01</text:p>
          </table:table-cell>
          <table:table-cell table:formula="of:=[.$J75]+[.$I76]" office:value-type="percentage" office:value="0.287953987166684" calcext:value-type="percentage">
            <text:p>28,80%</text:p>
          </table:table-cell>
          <table:table-cell table:formula="of:=IF([.$J76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Mucha</text:p>
          </table:table-cell>
          <table:table-cell office:value-type="float" office:value="9938" calcext:value-type="float">
            <text:p>9938</text:p>
          </table:table-cell>
          <table:table-cell office:value-type="float" office:value="9991" calcext:value-type="float">
            <text:p>9991</text:p>
          </table:table-cell>
          <table:table-cell table:formula="of:=([.$C77]+[.$B77])/[.$F$2]" office:value-type="float" office:value="0.014297582561383" calcext:value-type="float">
            <text:p>0,014297582561383</text:p>
          </table:table-cell>
          <table:table-cell office:value-type="string" calcext:value-type="string">
            <text:p>Mucha</text:p>
          </table:table-cell>
          <table:table-cell table:number-columns-repeated="2"/>
          <table:table-cell table:style-name="ce4" office:value-type="string" calcext:value-type="string">
            <text:p>Kowalik</text:p>
          </table:table-cell>
          <table:table-cell table:style-name="ce9" office:value-type="float" office:value="0.00819946164353685" calcext:value-type="float">
            <text:p>0,01</text:p>
          </table:table-cell>
          <table:table-cell table:formula="of:=[.$J76]+[.$I77]" office:value-type="percentage" office:value="0.296153448810221" calcext:value-type="percentage">
            <text:p>29,62%</text:p>
          </table:table-cell>
          <table:table-cell table:formula="of:=IF([.$J77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Musial</text:p>
          </table:table-cell>
          <table:table-cell office:value-type="float" office:value="3294" calcext:value-type="float">
            <text:p>3294</text:p>
          </table:table-cell>
          <table:table-cell office:value-type="float" office:value="3348" calcext:value-type="float">
            <text:p>3348</text:p>
          </table:table-cell>
          <table:table-cell table:formula="of:=([.$C78]+[.$B78])/[.$F$2]" office:value-type="float" office:value="0.00476514342780399" calcext:value-type="float">
            <text:p>0,004765143427804</text:p>
          </table:table-cell>
          <table:table-cell office:value-type="string" calcext:value-type="string">
            <text:p>Musial</text:p>
          </table:table-cell>
          <table:table-cell table:number-columns-repeated="2"/>
          <table:table-cell table:style-name="ce4" office:value-type="string" calcext:value-type="string">
            <text:p>Mazurek</text:p>
          </table:table-cell>
          <table:table-cell table:style-name="ce9" office:value-type="float" office:value="0.00819946164353685" calcext:value-type="float">
            <text:p>0,01</text:p>
          </table:table-cell>
          <table:table-cell table:formula="of:=[.$J77]+[.$I78]" office:value-type="percentage" office:value="0.304352910453758" calcext:value-type="percentage">
            <text:p>30,44%</text:p>
          </table:table-cell>
          <table:table-cell table:formula="of:=IF([.$J78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Nawrocki</text:p>
          </table:table-cell>
          <table:table-cell office:value-type="float" office:value="5160" calcext:value-type="float">
            <text:p>5160</text:p>
          </table:table-cell>
          <table:table-cell office:value-type="float" office:value="5194" calcext:value-type="float">
            <text:p>5194</text:p>
          </table:table-cell>
          <table:table-cell table:formula="of:=([.$C79]+[.$B79])/[.$F$2]" office:value-type="float" office:value="0.0074282287039269" calcext:value-type="float">
            <text:p>0,007428228703927</text:p>
          </table:table-cell>
          <table:table-cell office:value-type="string" calcext:value-type="string">
            <text:p>Nawrocki</text:p>
          </table:table-cell>
          <table:table-cell table:number-columns-repeated="2"/>
          <table:table-cell table:style-name="ce4" office:value-type="string" calcext:value-type="string">
            <text:p>Dudek</text:p>
          </table:table-cell>
          <table:table-cell table:style-name="ce9" office:value-type="float" office:value="0.00820161392150786" calcext:value-type="float">
            <text:p>0,01</text:p>
          </table:table-cell>
          <table:table-cell table:formula="of:=[.$J78]+[.$I79]" office:value-type="percentage" office:value="0.312554524375265" calcext:value-type="percentage">
            <text:p>31,26%</text:p>
          </table:table-cell>
          <table:table-cell table:formula="of:=IF([.$J79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Nowacki</text:p>
          </table:table-cell>
          <table:table-cell office:value-type="float" office:value="2875" calcext:value-type="float">
            <text:p>2875</text:p>
          </table:table-cell>
          <table:table-cell office:value-type="float" office:value="2957" calcext:value-type="float">
            <text:p>2957</text:p>
          </table:table-cell>
          <table:table-cell table:formula="of:=([.$C80]+[.$B80])/[.$F$2]" office:value-type="float" office:value="0.00418402837563277" calcext:value-type="float">
            <text:p>0,004184028375633</text:p>
          </table:table-cell>
          <table:table-cell office:value-type="string" calcext:value-type="string">
            <text:p>Nowacki</text:p>
          </table:table-cell>
          <table:table-cell table:number-columns-repeated="2"/>
          <table:table-cell table:style-name="ce4" office:value-type="string" calcext:value-type="string">
            <text:p>Markowski</text:p>
          </table:table-cell>
          <table:table-cell table:style-name="ce9" office:value-type="float" office:value="0.00832501119184545" calcext:value-type="float">
            <text:p>0,01</text:p>
          </table:table-cell>
          <table:table-cell table:formula="of:=[.$J79]+[.$I80]" office:value-type="percentage" office:value="0.320879535567111" calcext:value-type="percentage">
            <text:p>32,09%</text:p>
          </table:table-cell>
          <table:table-cell table:formula="of:=IF([.$J80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float" office:value="8476" calcext:value-type="float">
            <text:p>8476</text:p>
          </table:table-cell>
          <table:table-cell office:value-type="float" office:value="8574" calcext:value-type="float">
            <text:p>8574</text:p>
          </table:table-cell>
          <table:table-cell table:formula="of:=([.$C81]+[.$B81])/[.$F$2]" office:value-type="float" office:value="0.012232113135209" calcext:value-type="float">
            <text:p>0,012232113135209</text:p>
          </table:table-cell>
          <table:table-cell office:value-type="string" calcext:value-type="string">
            <text:p>Nowak</text:p>
          </table:table-cell>
          <table:table-cell table:number-columns-repeated="2"/>
          <table:table-cell table:style-name="ce4" office:value-type="string" calcext:value-type="string">
            <text:p>Nowakowski</text:p>
          </table:table-cell>
          <table:table-cell table:style-name="ce9" office:value-type="float" office:value="0.00852086848720686" calcext:value-type="float">
            <text:p>0,01</text:p>
          </table:table-cell>
          <table:table-cell table:formula="of:=[.$J80]+[.$I81]" office:value-type="percentage" office:value="0.329400404054318" calcext:value-type="percentage">
            <text:p>32,94%</text:p>
          </table:table-cell>
          <table:table-cell table:formula="of:=IF([.$J81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Nowakowski</text:p>
          </table:table-cell>
          <table:table-cell office:value-type="float" office:value="5932" calcext:value-type="float">
            <text:p>5932</text:p>
          </table:table-cell>
          <table:table-cell office:value-type="float" office:value="5945" calcext:value-type="float">
            <text:p>5945</text:p>
          </table:table-cell>
          <table:table-cell table:formula="of:=([.$C82]+[.$B82])/[.$F$2]" office:value-type="float" office:value="0.00852086848720686" calcext:value-type="float">
            <text:p>0,008520868487207</text:p>
          </table:table-cell>
          <table:table-cell office:value-type="string" calcext:value-type="string">
            <text:p>Nowakowski</text:p>
          </table:table-cell>
          <table:table-cell table:number-columns-repeated="2"/>
          <table:table-cell table:style-name="ce4" office:value-type="string" calcext:value-type="string">
            <text:p>Jankowski</text:p>
          </table:table-cell>
          <table:table-cell table:style-name="ce9" office:value-type="float" office:value="0.00853521700701356" calcext:value-type="float">
            <text:p>0,01</text:p>
          </table:table-cell>
          <table:table-cell table:formula="of:=[.$J81]+[.$I82]" office:value-type="percentage" office:value="0.337935621061331" calcext:value-type="percentage">
            <text:p>33,79%</text:p>
          </table:table-cell>
          <table:table-cell table:formula="of:=IF([.$J82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Nowicki</text:p>
          </table:table-cell>
          <table:table-cell office:value-type="float" office:value="7947" calcext:value-type="float">
            <text:p>7947</text:p>
          </table:table-cell>
          <table:table-cell office:value-type="float" office:value="8045" calcext:value-type="float">
            <text:p>8045</text:p>
          </table:table-cell>
          <table:table-cell table:formula="of:=([.$C83]+[.$B83])/[.$F$2]" office:value-type="float" office:value="0.0114730764374347" calcext:value-type="float">
            <text:p>0,011473076437435</text:p>
          </table:table-cell>
          <table:table-cell office:value-type="string" calcext:value-type="string">
            <text:p>Nowicki</text:p>
          </table:table-cell>
          <table:table-cell table:number-columns-repeated="2"/>
          <table:table-cell table:style-name="ce4" office:value-type="string" calcext:value-type="string">
            <text:p>Kozlowski</text:p>
          </table:table-cell>
          <table:table-cell table:style-name="ce9" office:value-type="float" office:value="0.00860911188401805" calcext:value-type="float">
            <text:p>0,01</text:p>
          </table:table-cell>
          <table:table-cell table:formula="of:=[.$J82]+[.$I83]" office:value-type="percentage" office:value="0.346544732945349" calcext:value-type="percentage">
            <text:p>34,65%</text:p>
          </table:table-cell>
          <table:table-cell table:formula="of:=IF([.$J83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Olszewski</text:p>
          </table:table-cell>
          <table:table-cell office:value-type="float" office:value="4598" calcext:value-type="float">
            <text:p>4598</text:p>
          </table:table-cell>
          <table:table-cell office:value-type="float" office:value="4610" calcext:value-type="float">
            <text:p>4610</text:p>
          </table:table-cell>
          <table:table-cell table:formula="of:=([.$C84]+[.$B84])/[.$F$2]" office:value-type="float" office:value="0.00660605851900318" calcext:value-type="float">
            <text:p>0,006606058519003</text:p>
          </table:table-cell>
          <table:table-cell office:value-type="string" calcext:value-type="string">
            <text:p>Olszewski</text:p>
          </table:table-cell>
          <table:table-cell table:number-columns-repeated="2"/>
          <table:table-cell table:style-name="ce4" office:value-type="string" calcext:value-type="string">
            <text:p>Szewczyk</text:p>
          </table:table-cell>
          <table:table-cell table:style-name="ce9" office:value-type="float" office:value="0.00868515903899354" calcext:value-type="float">
            <text:p>0,01</text:p>
          </table:table-cell>
          <table:table-cell table:formula="of:=[.$J83]+[.$I84]" office:value-type="percentage" office:value="0.355229891984343" calcext:value-type="percentage">
            <text:p>35,52%</text:p>
          </table:table-cell>
          <table:table-cell table:formula="of:=IF([.$J84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Orlowski</text:p>
          </table:table-cell>
          <table:table-cell office:value-type="float" office:value="6112" calcext:value-type="float">
            <text:p>6112</text:p>
          </table:table-cell>
          <table:table-cell office:value-type="float" office:value="6127" calcext:value-type="float">
            <text:p>6127</text:p>
          </table:table-cell>
          <table:table-cell table:formula="of:=([.$C85]+[.$B85])/[.$F$2]" office:value-type="float" office:value="0.00878057669570807" calcext:value-type="float">
            <text:p>0,008780576695708</text:p>
          </table:table-cell>
          <table:table-cell office:value-type="string" calcext:value-type="string">
            <text:p>Orlowski</text:p>
          </table:table-cell>
          <table:table-cell table:number-columns-repeated="2"/>
          <table:table-cell table:style-name="ce4" office:value-type="string" calcext:value-type="string">
            <text:p>Wozniak</text:p>
          </table:table-cell>
          <table:table-cell table:style-name="ce9" office:value-type="float" office:value="0.00872748717242329" calcext:value-type="float">
            <text:p>0,01</text:p>
          </table:table-cell>
          <table:table-cell table:formula="of:=[.$J84]+[.$I85]" office:value-type="percentage" office:value="0.363957379156766" calcext:value-type="percentage">
            <text:p>36,40%</text:p>
          </table:table-cell>
          <table:table-cell table:formula="of:=IF([.$J85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Ostrowski</text:p>
          </table:table-cell>
          <table:table-cell office:value-type="float" office:value="9902" calcext:value-type="float">
            <text:p>9902</text:p>
          </table:table-cell>
          <table:table-cell office:value-type="float" office:value="9986" calcext:value-type="float">
            <text:p>9986</text:p>
          </table:table-cell>
          <table:table-cell table:formula="of:=([.$C86]+[.$B86])/[.$F$2]" office:value-type="float" office:value="0.0142681680957792" calcext:value-type="float">
            <text:p>0,014268168095779</text:p>
          </table:table-cell>
          <table:table-cell office:value-type="string" calcext:value-type="string">
            <text:p>Ostrowski</text:p>
          </table:table-cell>
          <table:table-cell table:number-columns-repeated="2"/>
          <table:table-cell table:style-name="ce5" office:value-type="string" calcext:value-type="string">
            <text:p>Adamczyk</text:p>
          </table:table-cell>
          <table:table-cell table:style-name="ce10" office:value-type="float" office:value="0.00875187965609468" calcext:value-type="float">
            <text:p>0,01</text:p>
          </table:table-cell>
          <table:table-cell table:formula="of:=[.$J85]+[.$I86]" office:value-type="percentage" office:value="0.372709258812861" calcext:value-type="percentage">
            <text:p>37,27%</text:p>
          </table:table-cell>
          <table:table-cell table:formula="of:=IF([.$J86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Pawlak</text:p>
          </table:table-cell>
          <table:table-cell office:value-type="float" office:value="7255" calcext:value-type="float">
            <text:p>7255</text:p>
          </table:table-cell>
          <table:table-cell office:value-type="float" office:value="7289" calcext:value-type="float">
            <text:p>7289</text:p>
          </table:table-cell>
          <table:table-cell table:formula="of:=([.$C87]+[.$B87])/[.$F$2]" office:value-type="float" office:value="0.0104342436034299" calcext:value-type="float">
            <text:p>0,01043424360343</text:p>
          </table:table-cell>
          <table:table-cell office:value-type="string" calcext:value-type="string">
            <text:p>Pawlak</text:p>
          </table:table-cell>
          <table:table-cell table:number-columns-repeated="2"/>
          <table:table-cell table:style-name="ce4" office:value-type="string" calcext:value-type="string">
            <text:p>Wierzbicki</text:p>
          </table:table-cell>
          <table:table-cell table:style-name="ce9" office:value-type="float" office:value="0.00876192361995937" calcext:value-type="float">
            <text:p>0,01</text:p>
          </table:table-cell>
          <table:table-cell table:formula="of:=[.$J86]+[.$I87]" office:value-type="percentage" office:value="0.38147118243282" calcext:value-type="percentage">
            <text:p>38,15%</text:p>
          </table:table-cell>
          <table:table-cell table:formula="of:=IF([.$J87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Pawlik</text:p>
          </table:table-cell>
          <table:table-cell office:value-type="float" office:value="1104" calcext:value-type="float">
            <text:p>1104</text:p>
          </table:table-cell>
          <table:table-cell office:value-type="float" office:value="1160" calcext:value-type="float">
            <text:p>1160</text:p>
          </table:table-cell>
          <table:table-cell table:formula="of:=([.$C88]+[.$B88])/[.$F$2]" office:value-type="float" office:value="0.00162425244211807" calcext:value-type="float">
            <text:p>0,001624252442118</text:p>
          </table:table-cell>
          <table:table-cell office:value-type="string" calcext:value-type="string">
            <text:p>Pawlik</text:p>
          </table:table-cell>
          <table:table-cell table:number-columns-repeated="2"/>
          <table:table-cell table:style-name="ce4" office:value-type="string" calcext:value-type="string">
            <text:p>Orlowski</text:p>
          </table:table-cell>
          <table:table-cell table:style-name="ce9" office:value-type="float" office:value="0.00878057669570807" calcext:value-type="float">
            <text:p>0,01</text:p>
          </table:table-cell>
          <table:table-cell table:formula="of:=[.$J87]+[.$I88]" office:value-type="percentage" office:value="0.390251759128528" calcext:value-type="percentage">
            <text:p>39,03%</text:p>
          </table:table-cell>
          <table:table-cell table:formula="of:=IF([.$J88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Pawlowski</text:p>
          </table:table-cell>
          <table:table-cell office:value-type="float" office:value="7199" calcext:value-type="float">
            <text:p>7199</text:p>
          </table:table-cell>
          <table:table-cell office:value-type="float" office:value="7256" calcext:value-type="float">
            <text:p>7256</text:p>
          </table:table-cell>
          <table:table-cell table:formula="of:=([.$C89]+[.$B89])/[.$F$2]" office:value-type="float" office:value="0.0103703926902901" calcext:value-type="float">
            <text:p>0,01037039269029</text:p>
          </table:table-cell>
          <table:table-cell office:value-type="string" calcext:value-type="string">
            <text:p>Pawlowski</text:p>
          </table:table-cell>
          <table:table-cell table:number-columns-repeated="2"/>
          <table:table-cell table:style-name="ce4" office:value-type="string" calcext:value-type="string">
            <text:p>Kowalczyk</text:p>
          </table:table-cell>
          <table:table-cell table:style-name="ce9" office:value-type="float" office:value="0.00895778091532078" calcext:value-type="float">
            <text:p>0,01</text:p>
          </table:table-cell>
          <table:table-cell table:formula="of:=[.$J88]+[.$I89]" office:value-type="percentage" office:value="0.399209540043849" calcext:value-type="percentage">
            <text:p>39,92%</text:p>
          </table:table-cell>
          <table:table-cell table:formula="of:=IF([.$J89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Piasecki</text:p>
          </table:table-cell>
          <table:table-cell office:value-type="float" office:value="7931" calcext:value-type="float">
            <text:p>7931</text:p>
          </table:table-cell>
          <table:table-cell office:value-type="float" office:value="7846" calcext:value-type="float">
            <text:p>7846</text:p>
          </table:table-cell>
          <table:table-cell table:formula="of:=([.$C90]+[.$B90])/[.$F$2]" office:value-type="float" office:value="0.0113188298495127" calcext:value-type="float">
            <text:p>0,011318829849513</text:p>
          </table:table-cell>
          <table:table-cell office:value-type="string" calcext:value-type="string">
            <text:p>Piasecki</text:p>
          </table:table-cell>
          <table:table-cell table:number-columns-repeated="2"/>
          <table:table-cell table:style-name="ce4" office:value-type="string" calcext:value-type="string">
            <text:p>Kowalewski</text:p>
          </table:table-cell>
          <table:table-cell table:style-name="ce9" office:value-type="float" office:value="0.00908046075966803" calcext:value-type="float">
            <text:p>0,01</text:p>
          </table:table-cell>
          <table:table-cell table:formula="of:=[.$J89]+[.$I90]" office:value-type="percentage" office:value="0.408290000803517" calcext:value-type="percentage">
            <text:p>40,83%</text:p>
          </table:table-cell>
          <table:table-cell table:formula="of:=IF([.$J90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Piatek</text:p>
          </table:table-cell>
          <table:table-cell office:value-type="float" office:value="3655" calcext:value-type="float">
            <text:p>3655</text:p>
          </table:table-cell>
          <table:table-cell office:value-type="float" office:value="3668" calcext:value-type="float">
            <text:p>3668</text:p>
          </table:table-cell>
          <table:table-cell table:formula="of:=([.$C91]+[.$B91])/[.$F$2]" office:value-type="float" office:value="0.00525371052722201" calcext:value-type="float">
            <text:p>0,005253710527222</text:p>
          </table:table-cell>
          <table:table-cell office:value-type="string" calcext:value-type="string">
            <text:p>Piatek</text:p>
          </table:table-cell>
          <table:table-cell table:number-columns-repeated="2"/>
          <table:table-cell table:style-name="ce4" office:value-type="string" calcext:value-type="string">
            <text:p>Sawicki</text:p>
          </table:table-cell>
          <table:table-cell table:style-name="ce9" office:value-type="float" office:value="0.00910987522527176" calcext:value-type="float">
            <text:p>0,01</text:p>
          </table:table-cell>
          <table:table-cell table:formula="of:=[.$J90]+[.$I91]" office:value-type="percentage" office:value="0.417399876028789" calcext:value-type="percentage">
            <text:p>41,74%</text:p>
          </table:table-cell>
          <table:table-cell table:formula="of:=IF([.$J91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Pietrzak</text:p>
          </table:table-cell>
          <table:table-cell office:value-type="float" office:value="488" calcext:value-type="float">
            <text:p>488</text:p>
          </table:table-cell>
          <table:table-cell office:value-type="float" office:value="500" calcext:value-type="float">
            <text:p>500</text:p>
          </table:table-cell>
          <table:table-cell table:formula="of:=([.$C92]+[.$B92])/[.$F$2]" office:value-type="float" office:value="0.000708816878450819" calcext:value-type="float">
            <text:p>0,000708816878451</text:p>
          </table:table-cell>
          <table:table-cell office:value-type="string" calcext:value-type="string">
            <text:p>Pietrzak</text:p>
          </table:table-cell>
          <table:table-cell table:number-columns-repeated="2"/>
          <table:table-cell table:style-name="ce4" office:value-type="string" calcext:value-type="string">
            <text:p>Kucharski</text:p>
          </table:table-cell>
          <table:table-cell table:style-name="ce9" office:value-type="float" office:value="0.00919166178816993" calcext:value-type="float">
            <text:p>0,01</text:p>
          </table:table-cell>
          <table:table-cell table:formula="of:=[.$J91]+[.$I92]" office:value-type="percentage" office:value="0.426591537816959" calcext:value-type="percentage">
            <text:p>42,66%</text:p>
          </table:table-cell>
          <table:table-cell table:formula="of:=IF([.$J92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Piotrowski</text:p>
          </table:table-cell>
          <table:table-cell office:value-type="float" office:value="6854" calcext:value-type="float">
            <text:p>6854</text:p>
          </table:table-cell>
          <table:table-cell office:value-type="float" office:value="6921" calcext:value-type="float">
            <text:p>6921</text:p>
          </table:table-cell>
          <table:table-cell table:formula="of:=([.$C93]+[.$B93])/[.$F$2]" office:value-type="float" office:value="0.00988254301686238" calcext:value-type="float">
            <text:p>0,009882543016862</text:p>
          </table:table-cell>
          <table:table-cell office:value-type="string" calcext:value-type="string">
            <text:p>Piotrowski</text:p>
          </table:table-cell>
          <table:table-cell table:number-columns-repeated="2"/>
          <table:table-cell table:style-name="ce4" office:value-type="string" calcext:value-type="string">
            <text:p>Witkowski</text:p>
          </table:table-cell>
          <table:table-cell table:style-name="ce9" office:value-type="float" office:value="0.00920170575203462" calcext:value-type="float">
            <text:p>0,01</text:p>
          </table:table-cell>
          <table:table-cell table:formula="of:=[.$J92]+[.$I93]" office:value-type="percentage" office:value="0.435793243568993" calcext:value-type="percentage">
            <text:p>43,58%</text:p>
          </table:table-cell>
          <table:table-cell table:formula="of:=IF([.$J93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Polak</text:p>
          </table:table-cell>
          <table:table-cell office:value-type="float" office:value="278" calcext:value-type="float">
            <text:p>278</text:p>
          </table:table-cell>
          <table:table-cell office:value-type="float" office:value="303" calcext:value-type="float">
            <text:p>303</text:p>
          </table:table-cell>
          <table:table-cell table:formula="of:=([.$C94]+[.$B94])/[.$F$2]" office:value-type="float" office:value="0.00041682450038454" calcext:value-type="float">
            <text:p>0,000416824500385</text:p>
          </table:table-cell>
          <table:table-cell office:value-type="string" calcext:value-type="string">
            <text:p>Polak</text:p>
          </table:table-cell>
          <table:table-cell table:number-columns-repeated="2"/>
          <table:table-cell table:style-name="ce4" office:value-type="string" calcext:value-type="string">
            <text:p>Malinowski</text:p>
          </table:table-cell>
          <table:table-cell table:style-name="ce9" office:value-type="float" office:value="0.00924188160749337" calcext:value-type="float">
            <text:p>0,01</text:p>
          </table:table-cell>
          <table:table-cell table:formula="of:=[.$J93]+[.$I94]" office:value-type="percentage" office:value="0.445035125176487" calcext:value-type="percentage">
            <text:p>44,50%</text:p>
          </table:table-cell>
          <table:table-cell table:formula="of:=IF([.$J94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Przybylski</text:p>
          </table:table-cell>
          <table:table-cell office:value-type="float" office:value="6869" calcext:value-type="float">
            <text:p>6869</text:p>
          </table:table-cell>
          <table:table-cell office:value-type="float" office:value="6965" calcext:value-type="float">
            <text:p>6965</text:p>
          </table:table-cell>
          <table:table-cell table:formula="of:=([.$C95]+[.$B95])/[.$F$2]" office:value-type="float" office:value="0.00992487115029214" calcext:value-type="float">
            <text:p>0,009924871150292</text:p>
          </table:table-cell>
          <table:table-cell office:value-type="string" calcext:value-type="string">
            <text:p>Przybylski</text:p>
          </table:table-cell>
          <table:table-cell table:number-columns-repeated="2"/>
          <table:table-cell table:style-name="ce4" office:value-type="string" calcext:value-type="string">
            <text:p>Marciniak</text:p>
          </table:table-cell>
          <table:table-cell table:style-name="ce9" office:value-type="float" office:value="0.00954248309744367" calcext:value-type="float">
            <text:p>0,01</text:p>
          </table:table-cell>
          <table:table-cell table:formula="of:=[.$J94]+[.$I95]" office:value-type="percentage" office:value="0.45457760827393" calcext:value-type="percentage">
            <text:p>45,46%</text:p>
          </table:table-cell>
          <table:table-cell table:formula="of:=IF([.$J95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Rutkowski</text:p>
          </table:table-cell>
          <table:table-cell office:value-type="float" office:value="1486" calcext:value-type="float">
            <text:p>1486</text:p>
          </table:table-cell>
          <table:table-cell office:value-type="float" office:value="1547" calcext:value-type="float">
            <text:p>1547</text:p>
          </table:table-cell>
          <table:table-cell table:formula="of:=([.$C96]+[.$B96])/[.$F$2]" office:value-type="float" office:value="0.00217595302868556" calcext:value-type="float">
            <text:p>0,002175953028686</text:p>
          </table:table-cell>
          <table:table-cell office:value-type="string" calcext:value-type="string">
            <text:p>Rutkowski</text:p>
          </table:table-cell>
          <table:table-cell table:number-columns-repeated="2"/>
          <table:table-cell table:style-name="ce4" office:value-type="string" calcext:value-type="string">
            <text:p>Duda</text:p>
          </table:table-cell>
          <table:table-cell table:style-name="ce9" office:value-type="float" office:value="0.00962211738237084" calcext:value-type="float">
            <text:p>0,01</text:p>
          </table:table-cell>
          <table:table-cell table:formula="of:=[.$J95]+[.$I96]" office:value-type="percentage" office:value="0.464199725656301" calcext:value-type="percentage">
            <text:p>46,42%</text:p>
          </table:table-cell>
          <table:table-cell table:formula="of:=IF([.$J96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Sadowski</text:p>
          </table:table-cell>
          <table:table-cell office:value-type="float" office:value="323" calcext:value-type="float">
            <text:p>323</text:p>
          </table:table-cell>
          <table:table-cell office:value-type="float" office:value="408" calcext:value-type="float">
            <text:p>408</text:p>
          </table:table-cell>
          <table:table-cell table:formula="of:=([.$C97]+[.$B97])/[.$F$2]" office:value-type="float" office:value="0.000524438398934766" calcext:value-type="float">
            <text:p>0,000524438398935</text:p>
          </table:table-cell>
          <table:table-cell office:value-type="string" calcext:value-type="string">
            <text:p>Sadowski</text:p>
          </table:table-cell>
          <table:table-cell table:number-columns-repeated="2"/>
          <table:table-cell table:style-name="ce4" office:value-type="string" calcext:value-type="string">
            <text:p>Sokolowski</text:p>
          </table:table-cell>
          <table:table-cell table:style-name="ce9" office:value-type="float" office:value="0.0096687500717426" calcext:value-type="float">
            <text:p>0,01</text:p>
          </table:table-cell>
          <table:table-cell table:formula="of:=[.$J96]+[.$I97]" office:value-type="percentage" office:value="0.473868475728044" calcext:value-type="percentage">
            <text:p>47,39%</text:p>
          </table:table-cell>
          <table:table-cell table:formula="of:=IF([.$J97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Sawicki</text:p>
          </table:table-cell>
          <table:table-cell office:value-type="float" office:value="6340" calcext:value-type="float">
            <text:p>6340</text:p>
          </table:table-cell>
          <table:table-cell office:value-type="float" office:value="6358" calcext:value-type="float">
            <text:p>6358</text:p>
          </table:table-cell>
          <table:table-cell table:formula="of:=([.$C98]+[.$B98])/[.$F$2]" office:value-type="float" office:value="0.00910987522527176" calcext:value-type="float">
            <text:p>0,009109875225272</text:p>
          </table:table-cell>
          <table:table-cell office:value-type="string" calcext:value-type="string">
            <text:p>Sawicki</text:p>
          </table:table-cell>
          <table:table-cell table:number-columns-repeated="2"/>
          <table:table-cell table:style-name="ce4" office:value-type="string" calcext:value-type="string">
            <text:p>Piotrowski</text:p>
          </table:table-cell>
          <table:table-cell table:style-name="ce9" office:value-type="float" office:value="0.00988254301686238" calcext:value-type="float">
            <text:p>0,01</text:p>
          </table:table-cell>
          <table:table-cell table:formula="of:=[.$J97]+[.$I98]" office:value-type="percentage" office:value="0.483751018744906" calcext:value-type="percentage">
            <text:p>48,38%</text:p>
          </table:table-cell>
          <table:table-cell table:formula="of:=IF([.$J98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Sikorski</text:p>
          </table:table-cell>
          <table:table-cell office:value-type="float" office:value="1580" calcext:value-type="float">
            <text:p>1580</text:p>
          </table:table-cell>
          <table:table-cell office:value-type="float" office:value="1602" calcext:value-type="float">
            <text:p>1602</text:p>
          </table:table-cell>
          <table:table-cell table:formula="of:=([.$C99]+[.$B99])/[.$F$2]" office:value-type="float" office:value="0.00228284950124545" calcext:value-type="float">
            <text:p>0,002282849501245</text:p>
          </table:table-cell>
          <table:table-cell office:value-type="string" calcext:value-type="string">
            <text:p>Sikorski</text:p>
          </table:table-cell>
          <table:table-cell table:number-columns-repeated="2"/>
          <table:table-cell table:style-name="ce4" office:value-type="string" calcext:value-type="string">
            <text:p>Przybylski</text:p>
          </table:table-cell>
          <table:table-cell table:style-name="ce9" office:value-type="float" office:value="0.00992487115029214" calcext:value-type="float">
            <text:p>0,01</text:p>
          </table:table-cell>
          <table:table-cell table:formula="of:=[.$J98]+[.$I99]" office:value-type="percentage" office:value="0.493675889895198" calcext:value-type="percentage">
            <text:p>49,37%</text:p>
          </table:table-cell>
          <table:table-cell table:formula="of:=IF([.$J99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Skiera</text:p>
          </table:table-cell>
          <table:table-cell office:value-type="float" office:value="1206" calcext:value-type="float">
            <text:p>1206</text:p>
          </table:table-cell>
          <table:table-cell office:value-type="float" office:value="1263" calcext:value-type="float">
            <text:p>1263</text:p>
          </table:table-cell>
          <table:table-cell table:formula="of:=([.$C100]+[.$B100])/[.$F$2]" office:value-type="float" office:value="0.00177132477013671" calcext:value-type="float">
            <text:p>0,001771324770137</text:p>
          </table:table-cell>
          <table:table-cell office:value-type="string" calcext:value-type="string">
            <text:p>Skiera</text:p>
          </table:table-cell>
          <table:table-cell table:number-columns-repeated="2"/>
          <table:table-cell table:style-name="ce4" office:value-type="string" calcext:value-type="string">
            <text:p>Maciejewski</text:p>
          </table:table-cell>
          <table:table-cell table:style-name="ce9" office:value-type="float" office:value="0.00992774085425347" calcext:value-type="float">
            <text:p>0,01</text:p>
          </table:table-cell>
          <table:table-cell table:formula="of:=[.$J99]+[.$I100]" office:value-type="percentage" office:value="0.503603630749452" calcext:value-type="percentage">
            <text:p>50,36%</text:p>
          </table:table-cell>
          <table:table-cell table:formula="of:=IF([.$J100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Sobczak</text:p>
          </table:table-cell>
          <table:table-cell office:value-type="float" office:value="8326" calcext:value-type="float">
            <text:p>8326</text:p>
          </table:table-cell>
          <table:table-cell office:value-type="float" office:value="8410" calcext:value-type="float">
            <text:p>8410</text:p>
          </table:table-cell>
          <table:table-cell table:formula="of:=([.$C101]+[.$B101])/[.$F$2]" office:value-type="float" office:value="0.0120068413742438" calcext:value-type="float">
            <text:p>0,012006841374244</text:p>
          </table:table-cell>
          <table:table-cell office:value-type="string" calcext:value-type="string">
            <text:p>Sobczak</text:p>
          </table:table-cell>
          <table:table-cell table:number-columns-repeated="2"/>
          <table:table-cell table:style-name="ce4" office:value-type="string" calcext:value-type="string">
            <text:p>Urbaniak</text:p>
          </table:table-cell>
          <table:table-cell table:style-name="ce9" office:value-type="float" office:value="0.010353174466522" calcext:value-type="float">
            <text:p>0,01</text:p>
          </table:table-cell>
          <table:table-cell table:formula="of:=[.$J100]+[.$I101]" office:value-type="percentage" office:value="0.513956805215974" calcext:value-type="percentage">
            <text:p>51,40%</text:p>
          </table:table-cell>
          <table:table-cell table:formula="of:=IF([.$J101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Sokolowski</text:p>
          </table:table-cell>
          <table:table-cell office:value-type="float" office:value="6690" calcext:value-type="float">
            <text:p>6690</text:p>
          </table:table-cell>
          <table:table-cell office:value-type="float" office:value="6787" calcext:value-type="float">
            <text:p>6787</text:p>
          </table:table-cell>
          <table:table-cell table:formula="of:=([.$C102]+[.$B102])/[.$F$2]" office:value-type="float" office:value="0.0096687500717426" calcext:value-type="float">
            <text:p>0,009668750071743</text:p>
          </table:table-cell>
          <table:table-cell office:value-type="string" calcext:value-type="string">
            <text:p>Sokolowski</text:p>
          </table:table-cell>
          <table:table-cell table:number-columns-repeated="2"/>
          <table:table-cell table:style-name="ce4" office:value-type="string" calcext:value-type="string">
            <text:p>Pawlowski</text:p>
          </table:table-cell>
          <table:table-cell table:style-name="ce9" office:value-type="float" office:value="0.0103703926902901" calcext:value-type="float">
            <text:p>0,01</text:p>
          </table:table-cell>
          <table:table-cell table:formula="of:=[.$J101]+[.$I102]" office:value-type="percentage" office:value="0.524327197906264" calcext:value-type="percentage">
            <text:p>52,43%</text:p>
          </table:table-cell>
          <table:table-cell table:formula="of:=IF([.$J102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Stankiewicz</text:p>
          </table:table-cell>
          <table:table-cell office:value-type="float" office:value="2226" calcext:value-type="float">
            <text:p>2226</text:p>
          </table:table-cell>
          <table:table-cell office:value-type="float" office:value="2253" calcext:value-type="float">
            <text:p>2253</text:p>
          </table:table-cell>
          <table:table-cell table:formula="of:=([.$C103]+[.$B103])/[.$F$2]" office:value-type="float" office:value="0.00321335101070974" calcext:value-type="float">
            <text:p>0,00321335101071</text:p>
          </table:table-cell>
          <table:table-cell office:value-type="string" calcext:value-type="string">
            <text:p>Stankiewicz</text:p>
          </table:table-cell>
          <table:table-cell table:number-columns-repeated="2"/>
          <table:table-cell table:style-name="ce4" office:value-type="string" calcext:value-type="string">
            <text:p>Pawlak</text:p>
          </table:table-cell>
          <table:table-cell table:style-name="ce9" office:value-type="float" office:value="0.0104342436034299" calcext:value-type="float">
            <text:p>0,01</text:p>
          </table:table-cell>
          <table:table-cell table:formula="of:=[.$J102]+[.$I103]" office:value-type="percentage" office:value="0.534761441509694" calcext:value-type="percentage">
            <text:p>53,48%</text:p>
          </table:table-cell>
          <table:table-cell table:formula="of:=IF([.$J103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Stasiak</text:p>
          </table:table-cell>
          <table:table-cell office:value-type="float" office:value="4366" calcext:value-type="float">
            <text:p>4366</text:p>
          </table:table-cell>
          <table:table-cell office:value-type="float" office:value="4340" calcext:value-type="float">
            <text:p>4340</text:p>
          </table:table-cell>
          <table:table-cell table:formula="of:=([.$C104]+[.$B104])/[.$F$2]" office:value-type="float" office:value="0.00624591067185509" calcext:value-type="float">
            <text:p>0,006245910671855</text:p>
          </table:table-cell>
          <table:table-cell office:value-type="string" calcext:value-type="string">
            <text:p>Stasiak</text:p>
          </table:table-cell>
          <table:table-cell table:number-columns-repeated="2"/>
          <table:table-cell table:style-name="ce4" office:value-type="string" calcext:value-type="string">
            <text:p>Mroz</text:p>
          </table:table-cell>
          <table:table-cell table:style-name="ce9" office:value-type="float" office:value="0.0107692815409162" calcext:value-type="float">
            <text:p>0,01</text:p>
          </table:table-cell>
          <table:table-cell table:formula="of:=[.$J103]+[.$I104]" office:value-type="percentage" office:value="0.54553072305061" calcext:value-type="percentage">
            <text:p>54,55%</text:p>
          </table:table-cell>
          <table:table-cell table:formula="of:=IF([.$J104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Stepien</text:p>
          </table:table-cell>
          <table:table-cell office:value-type="float" office:value="9951" calcext:value-type="float">
            <text:p>9951</text:p>
          </table:table-cell>
          <table:table-cell office:value-type="float" office:value="10000" calcext:value-type="float">
            <text:p>10000</text:p>
          </table:table-cell>
          <table:table-cell table:formula="of:=([.$C105]+[.$B105])/[.$F$2]" office:value-type="float" office:value="0.0143133659331703" calcext:value-type="float">
            <text:p>0,01431336593317</text:p>
          </table:table-cell>
          <table:table-cell office:value-type="string" calcext:value-type="string">
            <text:p>Stepien</text:p>
          </table:table-cell>
          <table:table-cell table:number-columns-repeated="2"/>
          <table:table-cell table:style-name="ce4" office:value-type="string" calcext:value-type="string">
            <text:p>Michalski</text:p>
          </table:table-cell>
          <table:table-cell table:style-name="ce9" office:value-type="float" office:value="0.0108661340496114" calcext:value-type="float">
            <text:p>0,01</text:p>
          </table:table-cell>
          <table:table-cell table:formula="of:=[.$J104]+[.$I105]" office:value-type="percentage" office:value="0.556396857100221" calcext:value-type="percentage">
            <text:p>55,64%</text:p>
          </table:table-cell>
          <table:table-cell table:formula="of:=IF([.$J105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Szczepaniak</text:p>
          </table:table-cell>
          <table:table-cell office:value-type="float" office:value="2898" calcext:value-type="float">
            <text:p>2898</text:p>
          </table:table-cell>
          <table:table-cell office:value-type="float" office:value="2940" calcext:value-type="float">
            <text:p>2940</text:p>
          </table:table-cell>
          <table:table-cell table:formula="of:=([.$C106]+[.$B106])/[.$F$2]" office:value-type="float" office:value="0.00418833293157478" calcext:value-type="float">
            <text:p>0,004188332931575</text:p>
          </table:table-cell>
          <table:table-cell office:value-type="string" calcext:value-type="string">
            <text:p>Szczepaniak</text:p>
          </table:table-cell>
          <table:table-cell table:number-columns-repeated="2"/>
          <table:table-cell table:style-name="ce4" office:value-type="string" calcext:value-type="string">
            <text:p>Wojciechowski</text:p>
          </table:table-cell>
          <table:table-cell table:style-name="ce9" office:value-type="float" office:value="0.0109263978327996" calcext:value-type="float">
            <text:p>0,01</text:p>
          </table:table-cell>
          <table:table-cell table:formula="of:=[.$J105]+[.$I106]" office:value-type="percentage" office:value="0.567323254933021" calcext:value-type="percentage">
            <text:p>56,73%</text:p>
          </table:table-cell>
          <table:table-cell table:formula="of:=IF([.$J106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Szczepanski</text:p>
          </table:table-cell>
          <table:table-cell office:value-type="float" office:value="2637" calcext:value-type="float">
            <text:p>2637</text:p>
          </table:table-cell>
          <table:table-cell office:value-type="float" office:value="2697" calcext:value-type="float">
            <text:p>2697</text:p>
          </table:table-cell>
          <table:table-cell table:formula="of:=([.$C107]+[.$B107])/[.$F$2]" office:value-type="float" office:value="0.00382675023244602" calcext:value-type="float">
            <text:p>0,003826750232446</text:p>
          </table:table-cell>
          <table:table-cell office:value-type="string" calcext:value-type="string">
            <text:p>Szczepanski</text:p>
          </table:table-cell>
          <table:table-cell table:number-columns-repeated="2"/>
          <table:table-cell table:style-name="ce4" office:value-type="string" calcext:value-type="string">
            <text:p>Kwiatkowski</text:p>
          </table:table-cell>
          <table:table-cell table:style-name="ce9" office:value-type="float" office:value="0.0109995752838137" calcext:value-type="float">
            <text:p>0,01</text:p>
          </table:table-cell>
          <table:table-cell table:formula="of:=[.$J106]+[.$I107]" office:value-type="percentage" office:value="0.578322830216835" calcext:value-type="percentage">
            <text:p>57,83%</text:p>
          </table:table-cell>
          <table:table-cell table:formula="of:=IF([.$J107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Szewczyk</text:p>
          </table:table-cell>
          <table:table-cell office:value-type="float" office:value="6013" calcext:value-type="float">
            <text:p>6013</text:p>
          </table:table-cell>
          <table:table-cell office:value-type="float" office:value="6093" calcext:value-type="float">
            <text:p>6093</text:p>
          </table:table-cell>
          <table:table-cell table:formula="of:=([.$C108]+[.$B108])/[.$F$2]" office:value-type="float" office:value="0.00868515903899354" calcext:value-type="float">
            <text:p>0,008685159038994</text:p>
          </table:table-cell>
          <table:table-cell office:value-type="string" calcext:value-type="string">
            <text:p>Szewczyk</text:p>
          </table:table-cell>
          <table:table-cell table:number-columns-repeated="2"/>
          <table:table-cell table:style-name="ce4" office:value-type="string" calcext:value-type="string">
            <text:p>Krawczyk</text:p>
          </table:table-cell>
          <table:table-cell table:style-name="ce9" office:value-type="float" office:value="0.011122255128161" calcext:value-type="float">
            <text:p>0,01</text:p>
          </table:table-cell>
          <table:table-cell table:formula="of:=[.$J107]+[.$I108]" office:value-type="percentage" office:value="0.589445085344996" calcext:value-type="percentage">
            <text:p>58,94%</text:p>
          </table:table-cell>
          <table:table-cell table:formula="of:=IF([.$J108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Szulc</text:p>
          </table:table-cell>
          <table:table-cell office:value-type="float" office:value="4169" calcext:value-type="float">
            <text:p>4169</text:p>
          </table:table-cell>
          <table:table-cell office:value-type="float" office:value="4228" calcext:value-type="float">
            <text:p>4228</text:p>
          </table:table-cell>
          <table:table-cell table:formula="of:=([.$C109]+[.$B109])/[.$F$2]" office:value-type="float" office:value="0.00602422604084163" calcext:value-type="float">
            <text:p>0,006024226040842</text:p>
          </table:table-cell>
          <table:table-cell office:value-type="string" calcext:value-type="string">
            <text:p>Szulc</text:p>
          </table:table-cell>
          <table:table-cell table:number-columns-repeated="2"/>
          <table:table-cell table:style-name="ce4" office:value-type="string" calcext:value-type="string">
            <text:p>Kubiak</text:p>
          </table:table-cell>
          <table:table-cell table:style-name="ce9" office:value-type="float" office:value="0.011154539297726" calcext:value-type="float">
            <text:p>0,01</text:p>
          </table:table-cell>
          <table:table-cell table:formula="of:=[.$J108]+[.$I109]" office:value-type="percentage" office:value="0.600599624642722" calcext:value-type="percentage">
            <text:p>60,06%</text:p>
          </table:table-cell>
          <table:table-cell table:formula="of:=IF([.$J109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Szymanski</text:p>
          </table:table-cell>
          <table:table-cell office:value-type="float" office:value="3535" calcext:value-type="float">
            <text:p>3535</text:p>
          </table:table-cell>
          <table:table-cell office:value-type="float" office:value="3600" calcext:value-type="float">
            <text:p>3600</text:p>
          </table:table-cell>
          <table:table-cell table:formula="of:=([.$C110]+[.$B110])/[.$F$2]" office:value-type="float" office:value="0.00511883444103906" calcext:value-type="float">
            <text:p>0,005118834441039</text:p>
          </table:table-cell>
          <table:table-cell office:value-type="string" calcext:value-type="string">
            <text:p>Szymanski</text:p>
          </table:table-cell>
          <table:table-cell table:number-columns-repeated="2"/>
          <table:table-cell table:style-name="ce4" office:value-type="string" calcext:value-type="string">
            <text:p>Mikolajczyk</text:p>
          </table:table-cell>
          <table:table-cell table:style-name="ce9" office:value-type="float" office:value="0.0111853886153104" calcext:value-type="float">
            <text:p>0,01</text:p>
          </table:table-cell>
          <table:table-cell table:formula="of:=[.$J109]+[.$I110]" office:value-type="percentage" office:value="0.611785013258032" calcext:value-type="percentage">
            <text:p>61,18%</text:p>
          </table:table-cell>
          <table:table-cell table:formula="of:=IF([.$J110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Szymczak</text:p>
          </table:table-cell>
          <table:table-cell office:value-type="float" office:value="756" calcext:value-type="float">
            <text:p>756</text:p>
          </table:table-cell>
          <table:table-cell office:value-type="float" office:value="854" calcext:value-type="float">
            <text:p>854</text:p>
          </table:table-cell>
          <table:table-cell table:formula="of:=([.$C111]+[.$B111])/[.$F$2]" office:value-type="float" office:value="0.00115505584443909" calcext:value-type="float">
            <text:p>0,001155055844439</text:p>
          </table:table-cell>
          <table:table-cell office:value-type="string" calcext:value-type="string">
            <text:p>Szymczak</text:p>
          </table:table-cell>
          <table:table-cell table:number-columns-repeated="2"/>
          <table:table-cell table:style-name="ce4" office:value-type="string" calcext:value-type="string">
            <text:p>Piasecki</text:p>
          </table:table-cell>
          <table:table-cell table:style-name="ce9" office:value-type="float" office:value="0.0113188298495127" calcext:value-type="float">
            <text:p>0,01</text:p>
          </table:table-cell>
          <table:table-cell table:formula="of:=[.$J110]+[.$I111]" office:value-type="percentage" office:value="0.623103843107545" calcext:value-type="percentage">
            <text:p>62,31%</text:p>
          </table:table-cell>
          <table:table-cell table:formula="of:=IF([.$J111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Tomaszewski</text:p>
          </table:table-cell>
          <table:table-cell office:value-type="float" office:value="1020" calcext:value-type="float">
            <text:p>1020</text:p>
          </table:table-cell>
          <table:table-cell office:value-type="float" office:value="1102" calcext:value-type="float">
            <text:p>1102</text:p>
          </table:table-cell>
          <table:table-cell table:formula="of:=([.$C112]+[.$B112])/[.$F$2]" office:value-type="float" office:value="0.00152237795149052" calcext:value-type="float">
            <text:p>0,001522377951491</text:p>
          </table:table-cell>
          <table:table-cell office:value-type="string" calcext:value-type="string">
            <text:p>Tomaszewski</text:p>
          </table:table-cell>
          <table:table-cell table:number-columns-repeated="2"/>
          <table:table-cell table:style-name="ce4" office:value-type="string" calcext:value-type="string">
            <text:p>Nowicki</text:p>
          </table:table-cell>
          <table:table-cell table:style-name="ce9" office:value-type="float" office:value="0.0114730764374347" calcext:value-type="float">
            <text:p>0,01</text:p>
          </table:table-cell>
          <table:table-cell table:formula="of:=[.$J111]+[.$I112]" office:value-type="percentage" office:value="0.63457691954498" calcext:value-type="percentage">
            <text:p>63,46%</text:p>
          </table:table-cell>
          <table:table-cell table:formula="of:=IF([.$J112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Tomczak</text:p>
          </table:table-cell>
          <table:table-cell office:value-type="float" office:value="8858" calcext:value-type="float">
            <text:p>8858</text:p>
          </table:table-cell>
          <table:table-cell office:value-type="float" office:value="8952" calcext:value-type="float">
            <text:p>8952</text:p>
          </table:table-cell>
          <table:table-cell table:formula="of:=([.$C113]+[.$B113])/[.$F$2]" office:value-type="float" office:value="0.0127773568878634" calcext:value-type="float">
            <text:p>0,012777356887864</text:p>
          </table:table-cell>
          <table:table-cell office:value-type="string" calcext:value-type="string">
            <text:p>Tomczak</text:p>
          </table:table-cell>
          <table:table-cell table:number-columns-repeated="2"/>
          <table:table-cell table:style-name="ce4" office:value-type="string" calcext:value-type="string">
            <text:p>Jastrzebski</text:p>
          </table:table-cell>
          <table:table-cell table:style-name="ce9" office:value-type="float" office:value="0.0115326227946325" calcext:value-type="float">
            <text:p>0,01</text:p>
          </table:table-cell>
          <table:table-cell table:formula="of:=[.$J112]+[.$I113]" office:value-type="percentage" office:value="0.646109542339612" calcext:value-type="percentage">
            <text:p>64,61%</text:p>
          </table:table-cell>
          <table:table-cell table:formula="of:=IF([.$J113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Tomczyk</text:p>
          </table:table-cell>
          <table:table-cell office:value-type="float" office:value="9670" calcext:value-type="float">
            <text:p>9670</text:p>
          </table:table-cell>
          <table:table-cell office:value-type="float" office:value="9682" calcext:value-type="float">
            <text:p>9682</text:p>
          </table:table-cell>
          <table:table-cell table:formula="of:=([.$C114]+[.$B114])/[.$F$2]" office:value-type="float" office:value="0.0138836277649598" calcext:value-type="float">
            <text:p>0,01388362776496</text:p>
          </table:table-cell>
          <table:table-cell office:value-type="string" calcext:value-type="string">
            <text:p>Tomczyk</text:p>
          </table:table-cell>
          <table:table-cell table:number-columns-repeated="2"/>
          <table:table-cell table:style-name="ce4" office:value-type="string" calcext:value-type="string">
            <text:p>Makowski</text:p>
          </table:table-cell>
          <table:table-cell table:style-name="ce9" office:value-type="float" office:value="0.0115699289461299" calcext:value-type="float">
            <text:p>0,01</text:p>
          </table:table-cell>
          <table:table-cell table:formula="of:=[.$J113]+[.$I114]" office:value-type="percentage" office:value="0.657679471285742" calcext:value-type="percentage">
            <text:p>65,77%</text:p>
          </table:table-cell>
          <table:table-cell table:formula="of:=IF([.$J114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Urban</text:p>
          </table:table-cell>
          <table:table-cell office:value-type="float" office:value="3576" calcext:value-type="float">
            <text:p>3576</text:p>
          </table:table-cell>
          <table:table-cell office:value-type="float" office:value="3666" calcext:value-type="float">
            <text:p>3666</text:p>
          </table:table-cell>
          <table:table-cell table:formula="of:=([.$C115]+[.$B115])/[.$F$2]" office:value-type="float" office:value="0.00519559902200489" calcext:value-type="float">
            <text:p>0,005195599022005</text:p>
          </table:table-cell>
          <table:table-cell office:value-type="string" calcext:value-type="string">
            <text:p>Urban</text:p>
          </table:table-cell>
          <table:table-cell table:number-columns-repeated="2"/>
          <table:table-cell table:style-name="ce4" office:value-type="string" calcext:value-type="string">
            <text:p>Kozak</text:p>
          </table:table-cell>
          <table:table-cell table:style-name="ce9" office:value-type="float" office:value="0.0116423889711537" calcext:value-type="float">
            <text:p>0,01</text:p>
          </table:table-cell>
          <table:table-cell table:formula="of:=[.$J114]+[.$I115]" office:value-type="percentage" office:value="0.669321860256896" calcext:value-type="percentage">
            <text:p>66,93%</text:p>
          </table:table-cell>
          <table:table-cell table:formula="of:=IF([.$J115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Urbaniak</text:p>
          </table:table-cell>
          <table:table-cell office:value-type="float" office:value="7204" calcext:value-type="float">
            <text:p>7204</text:p>
          </table:table-cell>
          <table:table-cell office:value-type="float" office:value="7227" calcext:value-type="float">
            <text:p>7227</text:p>
          </table:table-cell>
          <table:table-cell table:formula="of:=([.$C116]+[.$B116])/[.$F$2]" office:value-type="float" office:value="0.010353174466522" calcext:value-type="float">
            <text:p>0,010353174466522</text:p>
          </table:table-cell>
          <table:table-cell office:value-type="string" calcext:value-type="string">
            <text:p>Urbaniak</text:p>
          </table:table-cell>
          <table:table-cell table:number-columns-repeated="2"/>
          <table:table-cell table:style-name="ce4" office:value-type="string" calcext:value-type="string">
            <text:p>Mazur</text:p>
          </table:table-cell>
          <table:table-cell table:style-name="ce9" office:value-type="float" office:value="0.0116459761011054" calcext:value-type="float">
            <text:p>0,01</text:p>
          </table:table-cell>
          <table:table-cell table:formula="of:=[.$J115]+[.$I116]" office:value-type="percentage" office:value="0.680967836358001" calcext:value-type="percentage">
            <text:p>68,10%</text:p>
          </table:table-cell>
          <table:table-cell table:formula="of:=IF([.$J116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Urbanski</text:p>
          </table:table-cell>
          <table:table-cell office:value-type="float" office:value="9484" calcext:value-type="float">
            <text:p>9484</text:p>
          </table:table-cell>
          <table:table-cell office:value-type="float" office:value="9542" calcext:value-type="float">
            <text:p>9542</text:p>
          </table:table-cell>
          <table:table-cell table:formula="of:=([.$C117]+[.$B117])/[.$F$2]" office:value-type="float" office:value="0.0136497468921106" calcext:value-type="float">
            <text:p>0,013649746892111</text:p>
          </table:table-cell>
          <table:table-cell office:value-type="string" calcext:value-type="string">
            <text:p>Urbanski</text:p>
          </table:table-cell>
          <table:table-cell table:number-columns-repeated="2"/>
          <table:table-cell table:style-name="ce4" office:value-type="string" calcext:value-type="string">
            <text:p>Ciesielski</text:p>
          </table:table-cell>
          <table:table-cell table:style-name="ce9" office:value-type="float" office:value="0.0118224628947278" calcext:value-type="float">
            <text:p>0,01</text:p>
          </table:table-cell>
          <table:table-cell table:formula="of:=[.$J116]+[.$I117]" office:value-type="percentage" office:value="0.692790299252729" calcext:value-type="percentage">
            <text:p>69,28%</text:p>
          </table:table-cell>
          <table:table-cell table:formula="of:=IF([.$J117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Walczak</text:p>
          </table:table-cell>
          <table:table-cell office:value-type="float" office:value="454" calcext:value-type="float">
            <text:p>454</text:p>
          </table:table-cell>
          <table:table-cell office:value-type="float" office:value="484" calcext:value-type="float">
            <text:p>484</text:p>
          </table:table-cell>
          <table:table-cell table:formula="of:=([.$C118]+[.$B118])/[.$F$2]" office:value-type="float" office:value="0.000672945578934077" calcext:value-type="float">
            <text:p>0,000672945578934</text:p>
          </table:table-cell>
          <table:table-cell office:value-type="string" calcext:value-type="string">
            <text:p>Walczak</text:p>
          </table:table-cell>
          <table:table-cell table:number-columns-repeated="2"/>
          <table:table-cell table:style-name="ce4" office:value-type="string" calcext:value-type="string">
            <text:p>Domagala</text:p>
          </table:table-cell>
          <table:table-cell table:style-name="ce9" office:value-type="float" office:value="0.0119207502554037" calcext:value-type="float">
            <text:p>0,01</text:p>
          </table:table-cell>
          <table:table-cell table:formula="of:=[.$J117]+[.$I118]" office:value-type="percentage" office:value="0.704711049508133" calcext:value-type="percentage">
            <text:p>70,47%</text:p>
          </table:table-cell>
          <table:table-cell table:formula="of:=IF([.$J118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Wasilewski</text:p>
          </table:table-cell>
          <table:table-cell office:value-type="float" office:value="9275" calcext:value-type="float">
            <text:p>9275</text:p>
          </table:table-cell>
          <table:table-cell office:value-type="float" office:value="9286" calcext:value-type="float">
            <text:p>9286</text:p>
          </table:table-cell>
          <table:table-cell table:formula="of:=([.$C119]+[.$B119])/[.$F$2]" office:value-type="float" office:value="0.0133161438066049" calcext:value-type="float">
            <text:p>0,013316143806605</text:p>
          </table:table-cell>
          <table:table-cell office:value-type="string" calcext:value-type="string">
            <text:p>Wasilewski</text:p>
          </table:table-cell>
          <table:table-cell table:number-columns-repeated="2"/>
          <table:table-cell table:style-name="ce4" office:value-type="string" calcext:value-type="string">
            <text:p>Sobczak</text:p>
          </table:table-cell>
          <table:table-cell table:style-name="ce9" office:value-type="float" office:value="0.0120068413742438" calcext:value-type="float">
            <text:p>0,01</text:p>
          </table:table-cell>
          <table:table-cell table:formula="of:=[.$J118]+[.$I119]" office:value-type="percentage" office:value="0.716717890882376" calcext:value-type="percentage">
            <text:p>71,67%</text:p>
          </table:table-cell>
          <table:table-cell table:formula="of:=IF([.$J119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Wawrzyniak</text:p>
          </table:table-cell>
          <table:table-cell office:value-type="float" office:value="461" calcext:value-type="float">
            <text:p>461</text:p>
          </table:table-cell>
          <table:table-cell office:value-type="float" office:value="497" calcext:value-type="float">
            <text:p>497</text:p>
          </table:table-cell>
          <table:table-cell table:formula="of:=([.$C120]+[.$B120])/[.$F$2]" office:value-type="float" office:value="0.000687294098740774" calcext:value-type="float">
            <text:p>0,000687294098741</text:p>
          </table:table-cell>
          <table:table-cell office:value-type="string" calcext:value-type="string">
            <text:p>Wawrzyniak</text:p>
          </table:table-cell>
          <table:table-cell table:number-columns-repeated="2"/>
          <table:table-cell table:style-name="ce4" office:value-type="string" calcext:value-type="string">
            <text:p>Nowak</text:p>
          </table:table-cell>
          <table:table-cell table:style-name="ce9" office:value-type="float" office:value="0.012232113135209" calcext:value-type="float">
            <text:p>0,01</text:p>
          </table:table-cell>
          <table:table-cell table:formula="of:=[.$J119]+[.$I120]" office:value-type="percentage" office:value="0.728950004017585" calcext:value-type="percentage">
            <text:p>72,90%</text:p>
          </table:table-cell>
          <table:table-cell table:formula="of:=IF([.$J120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Wesolowski</text:p>
          </table:table-cell>
          <table:table-cell office:value-type="float" office:value="3639" calcext:value-type="float">
            <text:p>3639</text:p>
          </table:table-cell>
          <table:table-cell office:value-type="float" office:value="3734" calcext:value-type="float">
            <text:p>3734</text:p>
          </table:table-cell>
          <table:table-cell table:formula="of:=([.$C121]+[.$B121])/[.$F$2]" office:value-type="float" office:value="0.00528958182673875" calcext:value-type="float">
            <text:p>0,005289581826739</text:p>
          </table:table-cell>
          <table:table-cell office:value-type="string" calcext:value-type="string">
            <text:p>Wesolowski</text:p>
          </table:table-cell>
          <table:table-cell table:number-columns-repeated="2"/>
          <table:table-cell table:style-name="ce4" office:value-type="string" calcext:value-type="string">
            <text:p>Dobrowolski</text:p>
          </table:table-cell>
          <table:table-cell table:style-name="ce9" office:value-type="float" office:value="0.012716375678685" calcext:value-type="float">
            <text:p>0,01</text:p>
          </table:table-cell>
          <table:table-cell table:formula="of:=[.$J120]+[.$I121]" office:value-type="percentage" office:value="0.74166637969627" calcext:value-type="percentage">
            <text:p>74,17%</text:p>
          </table:table-cell>
          <table:table-cell table:formula="of:=IF([.$J121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Wieczorek</text:p>
          </table:table-cell>
          <table:table-cell office:value-type="float" office:value="9575" calcext:value-type="float">
            <text:p>9575</text:p>
          </table:table-cell>
          <table:table-cell office:value-type="float" office:value="9627" calcext:value-type="float">
            <text:p>9627</text:p>
          </table:table-cell>
          <table:table-cell table:formula="of:=([.$C122]+[.$B122])/[.$F$2]" office:value-type="float" office:value="0.0137760138664095" calcext:value-type="float">
            <text:p>0,01377601386641</text:p>
          </table:table-cell>
          <table:table-cell office:value-type="string" calcext:value-type="string">
            <text:p>Wieczorek</text:p>
          </table:table-cell>
          <table:table-cell table:number-columns-repeated="2"/>
          <table:table-cell table:style-name="ce4" office:value-type="string" calcext:value-type="string">
            <text:p>Tomczak</text:p>
          </table:table-cell>
          <table:table-cell table:style-name="ce9" office:value-type="float" office:value="0.0127773568878634" calcext:value-type="float">
            <text:p>0,01</text:p>
          </table:table-cell>
          <table:table-cell table:formula="of:=[.$J121]+[.$I122]" office:value-type="percentage" office:value="0.754443736584134" calcext:value-type="percentage">
            <text:p>75,44%</text:p>
          </table:table-cell>
          <table:table-cell table:formula="of:=IF([.$J122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Wierzbicki</text:p>
          </table:table-cell>
          <table:table-cell office:value-type="float" office:value="6079" calcext:value-type="float">
            <text:p>6079</text:p>
          </table:table-cell>
          <table:table-cell office:value-type="float" office:value="6134" calcext:value-type="float">
            <text:p>6134</text:p>
          </table:table-cell>
          <table:table-cell table:formula="of:=([.$C123]+[.$B123])/[.$F$2]" office:value-type="float" office:value="0.00876192361995937" calcext:value-type="float">
            <text:p>0,008761923619959</text:p>
          </table:table-cell>
          <table:table-cell office:value-type="string" calcext:value-type="string">
            <text:p>Wierzbicki</text:p>
          </table:table-cell>
          <table:table-cell table:number-columns-repeated="2"/>
          <table:table-cell table:style-name="ce4" office:value-type="string" calcext:value-type="string">
            <text:p>Czajkowski</text:p>
          </table:table-cell>
          <table:table-cell table:style-name="ce9" office:value-type="float" office:value="0.0127802265918248" calcext:value-type="float">
            <text:p>0,01</text:p>
          </table:table-cell>
          <table:table-cell table:formula="of:=[.$J122]+[.$I123]" office:value-type="percentage" office:value="0.767223963175959" calcext:value-type="percentage">
            <text:p>76,72%</text:p>
          </table:table-cell>
          <table:table-cell table:formula="of:=IF([.$J123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Wilk</text:p>
          </table:table-cell>
          <table:table-cell office:value-type="float" office:value="2062" calcext:value-type="float">
            <text:p>2062</text:p>
          </table:table-cell>
          <table:table-cell office:value-type="float" office:value="2143" calcext:value-type="float">
            <text:p>2143</text:p>
          </table:table-cell>
          <table:table-cell table:formula="of:=([.$C124]+[.$B124])/[.$F$2]" office:value-type="float" office:value="0.00301677628935799" calcext:value-type="float">
            <text:p>0,003016776289358</text:p>
          </table:table-cell>
          <table:table-cell office:value-type="string" calcext:value-type="string">
            <text:p>Wilk</text:p>
          </table:table-cell>
          <table:table-cell table:number-columns-repeated="2"/>
          <table:table-cell table:style-name="ce4" office:value-type="string" calcext:value-type="string">
            <text:p>Kurek</text:p>
          </table:table-cell>
          <table:table-cell table:style-name="ce9" office:value-type="float" office:value="0.0128699048406166" calcext:value-type="float">
            <text:p>0,01</text:p>
          </table:table-cell>
          <table:table-cell table:formula="of:=[.$J123]+[.$I124]" office:value-type="percentage" office:value="0.780093868016575" calcext:value-type="percentage">
            <text:p>78,01%</text:p>
          </table:table-cell>
          <table:table-cell table:formula="of:=IF([.$J124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Wisniewski</text:p>
          </table:table-cell>
          <table:table-cell office:value-type="float" office:value="3326" calcext:value-type="float">
            <text:p>3326</text:p>
          </table:table-cell>
          <table:table-cell office:value-type="float" office:value="3397" calcext:value-type="float">
            <text:p>3397</text:p>
          </table:table-cell>
          <table:table-cell table:formula="of:=([.$C125]+[.$B125])/[.$F$2]" office:value-type="float" office:value="0.00482325493302111" calcext:value-type="float">
            <text:p>0,004823254933021</text:p>
          </table:table-cell>
          <table:table-cell office:value-type="string" calcext:value-type="string">
            <text:p>Wisniewski</text:p>
          </table:table-cell>
          <table:table-cell table:number-columns-repeated="2"/>
          <table:table-cell table:style-name="ce4" office:value-type="string" calcext:value-type="string">
            <text:p>Cieslak</text:p>
          </table:table-cell>
          <table:table-cell table:style-name="ce9" office:value-type="float" office:value="0.0130306082624516" calcext:value-type="float">
            <text:p>0,01</text:p>
          </table:table-cell>
          <table:table-cell table:formula="of:=[.$J124]+[.$I125]" office:value-type="percentage" office:value="0.793124476279027" calcext:value-type="percentage">
            <text:p>79,31%</text:p>
          </table:table-cell>
          <table:table-cell table:formula="of:=IF([.$J125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Witkowski</text:p>
          </table:table-cell>
          <table:table-cell office:value-type="float" office:value="6401" calcext:value-type="float">
            <text:p>6401</text:p>
          </table:table-cell>
          <table:table-cell office:value-type="float" office:value="6425" calcext:value-type="float">
            <text:p>6425</text:p>
          </table:table-cell>
          <table:table-cell table:formula="of:=([.$C126]+[.$B126])/[.$F$2]" office:value-type="float" office:value="0.00920170575203462" calcext:value-type="float">
            <text:p>0,009201705752035</text:p>
          </table:table-cell>
          <table:table-cell office:value-type="string" calcext:value-type="string">
            <text:p>Witkowski</text:p>
          </table:table-cell>
          <table:table-cell table:number-columns-repeated="2"/>
          <table:table-cell table:style-name="ce4" office:value-type="string" calcext:value-type="string">
            <text:p>Lis</text:p>
          </table:table-cell>
          <table:table-cell table:style-name="ce9" office:value-type="float" office:value="0.0132838596370398" calcext:value-type="float">
            <text:p>0,01</text:p>
          </table:table-cell>
          <table:table-cell table:formula="of:=[.$J125]+[.$I126]" office:value-type="percentage" office:value="0.806408335916067" calcext:value-type="percentage">
            <text:p>80,64%</text:p>
          </table:table-cell>
          <table:table-cell table:formula="of:=IF([.$J126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Wlodarczyk</text:p>
          </table:table-cell>
          <table:table-cell office:value-type="float" office:value="268" calcext:value-type="float">
            <text:p>268</text:p>
          </table:table-cell>
          <table:table-cell office:value-type="float" office:value="360" calcext:value-type="float">
            <text:p>360</text:p>
          </table:table-cell>
          <table:table-cell table:formula="of:=([.$C127]+[.$B127])/[.$F$2]" office:value-type="float" office:value="0.000450543521930278" calcext:value-type="float">
            <text:p>0,00045054352193</text:p>
          </table:table-cell>
          <table:table-cell office:value-type="string" calcext:value-type="string">
            <text:p>Wlodarczyk</text:p>
          </table:table-cell>
          <table:table-cell table:number-columns-repeated="2"/>
          <table:table-cell table:style-name="ce4" office:value-type="string" calcext:value-type="string">
            <text:p>Chojnacki</text:p>
          </table:table-cell>
          <table:table-cell table:style-name="ce9" office:value-type="float" office:value="0.0133104043986822" calcext:value-type="float">
            <text:p>0,01</text:p>
          </table:table-cell>
          <table:table-cell table:formula="of:=[.$J126]+[.$I127]" office:value-type="percentage" office:value="0.819718740314749" calcext:value-type="percentage">
            <text:p>81,97%</text:p>
          </table:table-cell>
          <table:table-cell table:formula="of:=IF([.$J127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Wojciechowski</text:p>
          </table:table-cell>
          <table:table-cell office:value-type="float" office:value="7574" calcext:value-type="float">
            <text:p>7574</text:p>
          </table:table-cell>
          <table:table-cell office:value-type="float" office:value="7656" calcext:value-type="float">
            <text:p>7656</text:p>
          </table:table-cell>
          <table:table-cell table:formula="of:=([.$C128]+[.$B128])/[.$F$2]" office:value-type="float" office:value="0.0109263978327996" calcext:value-type="float">
            <text:p>0,0109263978328</text:p>
          </table:table-cell>
          <table:table-cell office:value-type="string" calcext:value-type="string">
            <text:p>Wojciechowski</text:p>
          </table:table-cell>
          <table:table-cell table:number-columns-repeated="2"/>
          <table:table-cell table:style-name="ce4" office:value-type="string" calcext:value-type="string">
            <text:p>Wasilewski</text:p>
          </table:table-cell>
          <table:table-cell table:style-name="ce9" office:value-type="float" office:value="0.0133161438066049" calcext:value-type="float">
            <text:p>0,01</text:p>
          </table:table-cell>
          <table:table-cell table:formula="of:=[.$J127]+[.$I128]" office:value-type="percentage" office:value="0.833034884121354" calcext:value-type="percentage">
            <text:p>83,30%</text:p>
          </table:table-cell>
          <table:table-cell table:formula="of:=IF([.$J128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Wojcik</text:p>
          </table:table-cell>
          <table:table-cell office:value-type="float" office:value="492" calcext:value-type="float">
            <text:p>492</text:p>
          </table:table-cell>
          <table:table-cell office:value-type="float" office:value="546" calcext:value-type="float">
            <text:p>546</text:p>
          </table:table-cell>
          <table:table-cell table:formula="of:=([.$C129]+[.$B129])/[.$F$2]" office:value-type="float" office:value="0.000744688177967561" calcext:value-type="float">
            <text:p>0,000744688177968</text:p>
          </table:table-cell>
          <table:table-cell office:value-type="string" calcext:value-type="string">
            <text:p>Wojcik</text:p>
          </table:table-cell>
          <table:table-cell table:number-columns-repeated="2"/>
          <table:table-cell table:style-name="ce4" office:value-type="string" calcext:value-type="string">
            <text:p>Lipinski</text:p>
          </table:table-cell>
          <table:table-cell table:style-name="ce9" office:value-type="float" office:value="0.01334842797617" calcext:value-type="float">
            <text:p>0,01</text:p>
          </table:table-cell>
          <table:table-cell table:formula="of:=[.$J128]+[.$I129]" office:value-type="percentage" office:value="0.846383312097524" calcext:value-type="percentage">
            <text:p>84,64%</text:p>
          </table:table-cell>
          <table:table-cell table:formula="of:=IF([.$J129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Wolski</text:p>
          </table:table-cell>
          <table:table-cell office:value-type="float" office:value="4483" calcext:value-type="float">
            <text:p>4483</text:p>
          </table:table-cell>
          <table:table-cell office:value-type="float" office:value="4525" calcext:value-type="float">
            <text:p>4525</text:p>
          </table:table-cell>
          <table:table-cell table:formula="of:=([.$C130]+[.$B130])/[.$F$2]" office:value-type="float" office:value="0.00646257332093621" calcext:value-type="float">
            <text:p>0,006462573320936</text:p>
          </table:table-cell>
          <table:table-cell office:value-type="string" calcext:value-type="string">
            <text:p>Wolski</text:p>
          </table:table-cell>
          <table:table-cell table:number-columns-repeated="2"/>
          <table:table-cell table:style-name="ce4" office:value-type="string" calcext:value-type="string">
            <text:p>Ziolkowski</text:p>
          </table:table-cell>
          <table:table-cell table:style-name="ce11" office:value-type="float" office:value="0.0133950606655417" calcext:value-type="float">
            <text:p>0,01</text:p>
          </table:table-cell>
          <table:table-cell table:formula="of:=[.$J129]+[.$I130]" office:value-type="percentage" office:value="0.859778372763066" calcext:value-type="percentage">
            <text:p>85,98%</text:p>
          </table:table-cell>
          <table:table-cell table:formula="of:=IF([.$J130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Wozniak</text:p>
          </table:table-cell>
          <table:table-cell office:value-type="float" office:value="6058" calcext:value-type="float">
            <text:p>6058</text:p>
          </table:table-cell>
          <table:table-cell office:value-type="float" office:value="6107" calcext:value-type="float">
            <text:p>6107</text:p>
          </table:table-cell>
          <table:table-cell table:formula="of:=([.$C131]+[.$B131])/[.$F$2]" office:value-type="float" office:value="0.00872748717242329" calcext:value-type="float">
            <text:p>0,008727487172423</text:p>
          </table:table-cell>
          <table:table-cell office:value-type="string" calcext:value-type="string">
            <text:p>Wozniak</text:p>
          </table:table-cell>
          <table:table-cell table:number-columns-repeated="2"/>
          <table:table-cell table:style-name="ce4" office:value-type="string" calcext:value-type="string">
            <text:p>Jaworski</text:p>
          </table:table-cell>
          <table:table-cell table:style-name="ce9" office:value-type="float" office:value="0.0135830262750095" calcext:value-type="float">
            <text:p>0,01</text:p>
          </table:table-cell>
          <table:table-cell table:formula="of:=[.$J130]+[.$I131]" office:value-type="percentage" office:value="0.873361399038075" calcext:value-type="percentage">
            <text:p>87,34%</text:p>
          </table:table-cell>
          <table:table-cell table:formula="of:=IF([.$J131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Wrobel</text:p>
          </table:table-cell>
          <table:table-cell office:value-type="float" office:value="1377" calcext:value-type="float">
            <text:p>1377</text:p>
          </table:table-cell>
          <table:table-cell office:value-type="float" office:value="1390" calcext:value-type="float">
            <text:p>1390</text:p>
          </table:table-cell>
          <table:table-cell table:formula="of:=([.$C132]+[.$B132])/[.$F$2]" office:value-type="float" office:value="0.00198511771525649" calcext:value-type="float">
            <text:p>0,001985117715257</text:p>
          </table:table-cell>
          <table:table-cell office:value-type="string" calcext:value-type="string">
            <text:p>Wrobel</text:p>
          </table:table-cell>
          <table:table-cell table:number-columns-repeated="2"/>
          <table:table-cell table:style-name="ce4" office:value-type="string" calcext:value-type="string">
            <text:p>Urbanski</text:p>
          </table:table-cell>
          <table:table-cell table:style-name="ce9" office:value-type="float" office:value="0.0136497468921106" calcext:value-type="float">
            <text:p>0,01</text:p>
          </table:table-cell>
          <table:table-cell table:formula="of:=[.$J131]+[.$I132]" office:value-type="percentage" office:value="0.887011145930186" calcext:value-type="percentage">
            <text:p>88,70%</text:p>
          </table:table-cell>
          <table:table-cell table:formula="of:=IF([.$J132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Wroblewski</text:p>
          </table:table-cell>
          <table:table-cell office:value-type="float" office:value="4620" calcext:value-type="float">
            <text:p>4620</text:p>
          </table:table-cell>
          <table:table-cell office:value-type="float" office:value="4711" calcext:value-type="float">
            <text:p>4711</text:p>
          </table:table-cell>
          <table:table-cell table:formula="of:=([.$C133]+[.$B133])/[.$F$2]" office:value-type="float" office:value="0.00669430191581436" calcext:value-type="float">
            <text:p>0,006694301915814</text:p>
          </table:table-cell>
          <table:table-cell office:value-type="string" calcext:value-type="string">
            <text:p>Wroblewski</text:p>
          </table:table-cell>
          <table:table-cell table:number-columns-repeated="2"/>
          <table:table-cell table:style-name="ce4" office:value-type="string" calcext:value-type="string">
            <text:p>Wieczorek</text:p>
          </table:table-cell>
          <table:table-cell table:style-name="ce9" office:value-type="float" office:value="0.0137760138664095" calcext:value-type="float">
            <text:p>0,01</text:p>
          </table:table-cell>
          <table:table-cell table:formula="of:=[.$J132]+[.$I133]" office:value-type="percentage" office:value="0.900787159796595" calcext:value-type="percentage">
            <text:p>90,08%</text:p>
          </table:table-cell>
          <table:table-cell table:formula="of:=IF([.$J133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Wysocki</text:p>
          </table:table-cell>
          <table:table-cell office:value-type="float" office:value="1754" calcext:value-type="float">
            <text:p>1754</text:p>
          </table:table-cell>
          <table:table-cell office:value-type="float" office:value="1827" calcext:value-type="float">
            <text:p>1827</text:p>
          </table:table-cell>
          <table:table-cell table:formula="of:=([.$C134]+[.$B134])/[.$F$2]" office:value-type="float" office:value="0.00256910247138905" calcext:value-type="float">
            <text:p>0,002569102471389</text:p>
          </table:table-cell>
          <table:table-cell office:value-type="string" calcext:value-type="string">
            <text:p>Wysocki</text:p>
          </table:table-cell>
          <table:table-cell table:number-columns-repeated="2"/>
          <table:table-cell table:style-name="ce4" office:value-type="string" calcext:value-type="string">
            <text:p>Tomczyk</text:p>
          </table:table-cell>
          <table:table-cell table:style-name="ce9" office:value-type="float" office:value="0.0138836277649598" calcext:value-type="float">
            <text:p>0,01</text:p>
          </table:table-cell>
          <table:table-cell table:formula="of:=[.$J133]+[.$I134]" office:value-type="percentage" office:value="0.914670787561555" calcext:value-type="percentage">
            <text:p>91,47%</text:p>
          </table:table-cell>
          <table:table-cell table:formula="of:=IF([.$J134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Zajac</text:p>
          </table:table-cell>
          <table:table-cell office:value-type="float" office:value="1985" calcext:value-type="float">
            <text:p>1985</text:p>
          </table:table-cell>
          <table:table-cell office:value-type="float" office:value="2070" calcext:value-type="float">
            <text:p>2070</text:p>
          </table:table-cell>
          <table:table-cell table:formula="of:=([.$C135]+[.$B135])/[.$F$2]" office:value-type="float" office:value="0.00290916239080776" calcext:value-type="float">
            <text:p>0,002909162390808</text:p>
          </table:table-cell>
          <table:table-cell office:value-type="string" calcext:value-type="string">
            <text:p>Zajac</text:p>
          </table:table-cell>
          <table:table-cell table:number-columns-repeated="2"/>
          <table:table-cell table:style-name="ce4" office:value-type="string" calcext:value-type="string">
            <text:p>Andrzejewski</text:p>
          </table:table-cell>
          <table:table-cell table:style-name="ce9" office:value-type="float" office:value="0.0140091773132684" calcext:value-type="float">
            <text:p>0,01</text:p>
          </table:table-cell>
          <table:table-cell table:formula="of:=[.$J134]+[.$I135]" office:value-type="percentage" office:value="0.928679964874823" calcext:value-type="percentage">
            <text:p>92,87%</text:p>
          </table:table-cell>
          <table:table-cell table:formula="of:=IF([.$J135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Zak</text:p>
          </table:table-cell>
          <table:table-cell office:value-type="float" office:value="1037" calcext:value-type="float">
            <text:p>1037</text:p>
          </table:table-cell>
          <table:table-cell office:value-type="float" office:value="1125" calcext:value-type="float">
            <text:p>1125</text:p>
          </table:table-cell>
          <table:table-cell table:formula="of:=([.$C136]+[.$B136])/[.$F$2]" office:value-type="float" office:value="0.00155107499110392" calcext:value-type="float">
            <text:p>0,001551074991104</text:p>
          </table:table-cell>
          <table:table-cell office:value-type="string" calcext:value-type="string">
            <text:p>Zak</text:p>
          </table:table-cell>
          <table:table-cell table:number-columns-repeated="2"/>
          <table:table-cell table:style-name="ce4" office:value-type="string" calcext:value-type="string">
            <text:p>Czerwinski</text:p>
          </table:table-cell>
          <table:table-cell table:style-name="ce9" office:value-type="float" office:value="0.0141806421249584" calcext:value-type="float">
            <text:p>0,01</text:p>
          </table:table-cell>
          <table:table-cell table:formula="of:=[.$J135]+[.$I136]" office:value-type="percentage" office:value="0.942860606999782" calcext:value-type="percentage">
            <text:p>94,29%</text:p>
          </table:table-cell>
          <table:table-cell table:formula="of:=IF([.$J136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Zakrzewski</text:p>
          </table:table-cell>
          <table:table-cell office:value-type="float" office:value="3921" calcext:value-type="float">
            <text:p>3921</text:p>
          </table:table-cell>
          <table:table-cell office:value-type="float" office:value="3985" calcext:value-type="float">
            <text:p>3985</text:p>
          </table:table-cell>
          <table:table-cell table:formula="of:=([.$C137]+[.$B137])/[.$F$2]" office:value-type="float" office:value="0.00567196987958722" calcext:value-type="float">
            <text:p>0,005671969879587</text:p>
          </table:table-cell>
          <table:table-cell office:value-type="string" calcext:value-type="string">
            <text:p>Zakrzewski</text:p>
          </table:table-cell>
          <table:table-cell table:number-columns-repeated="2"/>
          <table:table-cell table:style-name="ce4" office:value-type="string" calcext:value-type="string">
            <text:p>Gorecki</text:p>
          </table:table-cell>
          <table:table-cell table:style-name="ce9" office:value-type="float" office:value="0.0142602764098856" calcext:value-type="float">
            <text:p>0,01</text:p>
          </table:table-cell>
          <table:table-cell table:formula="of:=[.$J136]+[.$I137]" office:value-type="percentage" office:value="0.957120883409668" calcext:value-type="percentage">
            <text:p>95,71%</text:p>
          </table:table-cell>
          <table:table-cell table:formula="of:=IF([.$J137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Zalewski</text:p>
          </table:table-cell>
          <table:table-cell office:value-type="float" office:value="2497" calcext:value-type="float">
            <text:p>2497</text:p>
          </table:table-cell>
          <table:table-cell office:value-type="float" office:value="2554" calcext:value-type="float">
            <text:p>2554</text:p>
          </table:table-cell>
          <table:table-cell table:formula="of:=([.$C138]+[.$B138])/[.$F$2]" office:value-type="float" office:value="0.00362371867718126" calcext:value-type="float">
            <text:p>0,003623718677181</text:p>
          </table:table-cell>
          <table:table-cell office:value-type="string" calcext:value-type="string">
            <text:p>Zalewski</text:p>
          </table:table-cell>
          <table:table-cell table:number-columns-repeated="2"/>
          <table:table-cell table:style-name="ce4" office:value-type="string" calcext:value-type="string">
            <text:p>Ostrowski</text:p>
          </table:table-cell>
          <table:table-cell table:style-name="ce9" office:value-type="float" office:value="0.0142681680957792" calcext:value-type="float">
            <text:p>0,01</text:p>
          </table:table-cell>
          <table:table-cell table:formula="of:=[.$J137]+[.$I138]" office:value-type="percentage" office:value="0.971389051505447" calcext:value-type="percentage">
            <text:p>97,14%</text:p>
          </table:table-cell>
          <table:table-cell table:formula="of:=IF([.$J138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Zawadzki</text:p>
          </table:table-cell>
          <table:table-cell office:value-type="float" office:value="638" calcext:value-type="float">
            <text:p>638</text:p>
          </table:table-cell>
          <table:table-cell office:value-type="float" office:value="674" calcext:value-type="float">
            <text:p>674</text:p>
          </table:table-cell>
          <table:table-cell table:formula="of:=([.$C139]+[.$B139])/[.$F$2]" office:value-type="float" office:value="0.000941262899319306" calcext:value-type="float">
            <text:p>0,000941262899319</text:p>
          </table:table-cell>
          <table:table-cell office:value-type="string" calcext:value-type="string">
            <text:p>Zawadzki</text:p>
          </table:table-cell>
          <table:table-cell table:number-columns-repeated="2"/>
          <table:table-cell table:style-name="ce4" office:value-type="string" calcext:value-type="string">
            <text:p>Mucha</text:p>
          </table:table-cell>
          <table:table-cell table:style-name="ce9" office:value-type="float" office:value="0.014297582561383" calcext:value-type="float">
            <text:p>0,01</text:p>
          </table:table-cell>
          <table:table-cell table:formula="of:=[.$J138]+[.$I139]" office:value-type="percentage" office:value="0.98568663406683" calcext:value-type="percentage">
            <text:p>98,57%</text:p>
          </table:table-cell>
          <table:table-cell table:formula="of:=IF([.$J139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Zielinski</text:p>
          </table:table-cell>
          <table:table-cell office:value-type="float" office:value="3731" calcext:value-type="float">
            <text:p>3731</text:p>
          </table:table-cell>
          <table:table-cell office:value-type="float" office:value="3799" calcext:value-type="float">
            <text:p>3799</text:p>
          </table:table-cell>
          <table:table-cell table:formula="of:=([.$C140]+[.$B140])/[.$F$2]" office:value-type="float" office:value="0.00540221770722132" calcext:value-type="float">
            <text:p>0,005402217707221</text:p>
          </table:table-cell>
          <table:table-cell office:value-type="string" calcext:value-type="string">
            <text:p>Zielinski</text:p>
          </table:table-cell>
          <table:table-cell table:number-columns-repeated="2"/>
          <table:table-cell table:style-name="ce4" office:value-type="string" calcext:value-type="string">
            <text:p>Stepien</text:p>
          </table:table-cell>
          <table:table-cell table:style-name="ce9" office:value-type="float" office:value="0.0143133659331703" calcext:value-type="float">
            <text:p>0,01</text:p>
          </table:table-cell>
          <table:table-cell table:formula="of:=[.$J139]+[.$I140]" office:value-type="percentage" office:value="1" calcext:value-type="percentage">
            <text:p>100,00%</text:p>
          </table:table-cell>
          <table:table-cell table:formula="of:=IF([.$J140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Ziolkowski</text:p>
          </table:table-cell>
          <table:table-cell office:value-type="float" office:value="9308" calcext:value-type="float">
            <text:p>9308</text:p>
          </table:table-cell>
          <table:table-cell office:value-type="float" office:value="9363" calcext:value-type="float">
            <text:p>9363</text:p>
          </table:table-cell>
          <table:table-cell table:formula="of:=([.$C141]+[.$B141])/[.$F$2]" office:value-type="float" office:value="0.0133950606655417" calcext:value-type="float">
            <text:p>0,013395060665542</text:p>
          </table:table-cell>
          <table:table-cell office:value-type="string" calcext:value-type="string">
            <text:p>Ziolkowski</text:p>
          </table:table-cell>
          <table:table-cell table:number-columns-repeated="2"/>
          <table:table-cell table:style-name="ce6" office:value-type="string" calcext:value-type="string">
            <text:p>Razem Wynik</text:p>
          </table:table-cell>
          <table:table-cell table:style-name="ce12" office:value-type="float" office:value="1" calcext:value-type="float">
            <text:p>1,00</text:p>
          </table:table-cell>
          <table:table-cell table:formula="of:=[.$J140]+[.$I141]" office:value-type="percentage" office:value="2" calcext:value-type="percentage">
            <text:p>200,00%</text:p>
          </table:table-cell>
          <table:table-cell table:formula="of:=IF([.$J141]&gt;0.2;&quot;x&quot;;&quot;&quot;)" office:value-type="string" office:string-value="x" calcext:value-type="string">
            <text:p>x</text:p>
          </table:table-cell>
        </table:table-row>
        <table:table-row table:style-name="ro1">
          <table:table-cell table:number-columns-repeated="7"/>
          <table:table-cell table:style-name="ce7"/>
          <table:table-cell table:style-name="ce13"/>
          <table:table-cell table:number-columns-repeated="2"/>
        </table:table-row>
        <table:table-row table:style-name="ro1" table:number-rows-repeated="104843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imiennicy.H1:imiennicy.I1048576" table:contains-header="false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imiennicy.H2:imiennicy.I143" table:buttons="" table:show-filter-button="false" table:drill-down-on-double-click="false">
          <table:source-cell-range table:cell-range-address="imiennicy.D1:imiennicy.E14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azwisko" table:orientation="row" table:used-hierarchy="0" table:function="auto">
            <table:data-pilot-level table:show-empty="false" calcext:repeat-item-labels="false">
              <table:data-pilot-members>
                <table:data-pilot-member table:name="Adamczyk" table:display="true" table:show-details="true"/>
                <table:data-pilot-member table:name="Adamski" table:display="true" table:show-details="true"/>
                <table:data-pilot-member table:name="Andrzejewski" table:display="true" table:show-details="true"/>
                <table:data-pilot-member table:name="Bak" table:display="true" table:show-details="true"/>
                <table:data-pilot-member table:name="Baran" table:display="true" table:show-details="true"/>
                <table:data-pilot-member table:name="Baranowski" table:display="true" table:show-details="true"/>
                <table:data-pilot-member table:name="Blaszczyk" table:display="true" table:show-details="true"/>
                <table:data-pilot-member table:name="Borkowski" table:display="true" table:show-details="true"/>
                <table:data-pilot-member table:name="Borowski" table:display="true" table:show-details="true"/>
                <table:data-pilot-member table:name="Brzezinski" table:display="true" table:show-details="true"/>
                <table:data-pilot-member table:name="Brzozowski" table:display="true" table:show-details="true"/>
                <table:data-pilot-member table:name="Chmielewski" table:display="true" table:show-details="true"/>
                <table:data-pilot-member table:name="Chojnacki" table:display="true" table:show-details="true"/>
                <table:data-pilot-member table:name="Ciesielski" table:display="true" table:show-details="true"/>
                <table:data-pilot-member table:name="Cieslak" table:display="true" table:show-details="true"/>
                <table:data-pilot-member table:name="Czajkowski" table:display="true" table:show-details="true"/>
                <table:data-pilot-member table:name="Czarnecki" table:display="true" table:show-details="true"/>
                <table:data-pilot-member table:name="Czerwinski" table:display="true" table:show-details="true"/>
                <table:data-pilot-member table:name="Dabrowski" table:display="true" table:show-details="true"/>
                <table:data-pilot-member table:name="Dobrowolski" table:display="true" table:show-details="true"/>
                <table:data-pilot-member table:name="Domagala" table:display="true" table:show-details="true"/>
                <table:data-pilot-member table:name="Domanski" table:display="true" table:show-details="true"/>
                <table:data-pilot-member table:name="Duda" table:display="true" table:show-details="true"/>
                <table:data-pilot-member table:name="Dudek" table:display="true" table:show-details="true"/>
                <table:data-pilot-member table:name="Dziedzic" table:display="true" table:show-details="true"/>
                <table:data-pilot-member table:name="Gajewski" table:display="true" table:show-details="true"/>
                <table:data-pilot-member table:name="Glowacki" table:display="true" table:show-details="true"/>
                <table:data-pilot-member table:name="Gorecki" table:display="true" table:show-details="true"/>
                <table:data-pilot-member table:name="Gorski" table:display="true" table:show-details="true"/>
                <table:data-pilot-member table:name="Grabowski" table:display="true" table:show-details="true"/>
                <table:data-pilot-member table:name="Jablonski" table:display="true" table:show-details="true"/>
                <table:data-pilot-member table:name="Jakubowski" table:display="true" table:show-details="true"/>
                <table:data-pilot-member table:name="Janik" table:display="true" table:show-details="true"/>
                <table:data-pilot-member table:name="Jankowski" table:display="true" table:show-details="true"/>
                <table:data-pilot-member table:name="Jarosz" table:display="true" table:show-details="true"/>
                <table:data-pilot-member table:name="Jasinski" table:display="true" table:show-details="true"/>
                <table:data-pilot-member table:name="Jastrzebski" table:display="true" table:show-details="true"/>
                <table:data-pilot-member table:name="Jaworski" table:display="true" table:show-details="true"/>
                <table:data-pilot-member table:name="Jozwiak" table:display="true" table:show-details="true"/>
                <table:data-pilot-member table:name="Kaczmarczyk" table:display="true" table:show-details="true"/>
                <table:data-pilot-member table:name="Kowalczyk" table:display="true" table:show-details="true"/>
                <table:data-pilot-member table:name="Kowalewski" table:display="true" table:show-details="true"/>
                <table:data-pilot-member table:name="Kowalik" table:display="true" table:show-details="true"/>
                <table:data-pilot-member table:name="Kowalski" table:display="true" table:show-details="true"/>
                <table:data-pilot-member table:name="Kozak" table:display="true" table:show-details="true"/>
                <table:data-pilot-member table:name="Koziol" table:display="true" table:show-details="true"/>
                <table:data-pilot-member table:name="Kozlowski" table:display="true" table:show-details="true"/>
                <table:data-pilot-member table:name="Krajewski" table:display="true" table:show-details="true"/>
                <table:data-pilot-member table:name="Krawczyk" table:display="true" table:show-details="true"/>
                <table:data-pilot-member table:name="Krol" table:display="true" table:show-details="true"/>
                <table:data-pilot-member table:name="Kruk" table:display="true" table:show-details="true"/>
                <table:data-pilot-member table:name="Krupa" table:display="true" table:show-details="true"/>
                <table:data-pilot-member table:name="Kubiak" table:display="true" table:show-details="true"/>
                <table:data-pilot-member table:name="Kucharski" table:display="true" table:show-details="true"/>
                <table:data-pilot-member table:name="Kurek" table:display="true" table:show-details="true"/>
                <table:data-pilot-member table:name="Kwiatkowski" table:display="true" table:show-details="true"/>
                <table:data-pilot-member table:name="Laskowski" table:display="true" table:show-details="true"/>
                <table:data-pilot-member table:name="Leszczynski" table:display="true" table:show-details="true"/>
                <table:data-pilot-member table:name="Lewandowski" table:display="true" table:show-details="true"/>
                <table:data-pilot-member table:name="Lipinski" table:display="true" table:show-details="true"/>
                <table:data-pilot-member table:name="Lis" table:display="true" table:show-details="true"/>
                <table:data-pilot-member table:name="luczak" table:display="true" table:show-details="true"/>
                <table:data-pilot-member table:name="Maciejewski" table:display="true" table:show-details="true"/>
                <table:data-pilot-member table:name="Majewski" table:display="true" table:show-details="true"/>
                <table:data-pilot-member table:name="Makowski" table:display="true" table:show-details="true"/>
                <table:data-pilot-member table:name="Malinowski" table:display="true" table:show-details="true"/>
                <table:data-pilot-member table:name="Marciniak" table:display="true" table:show-details="true"/>
                <table:data-pilot-member table:name="Markiewicz" table:display="true" table:show-details="true"/>
                <table:data-pilot-member table:name="Markowski" table:display="true" table:show-details="true"/>
                <table:data-pilot-member table:name="Mazur" table:display="true" table:show-details="true"/>
                <table:data-pilot-member table:name="Mazurek" table:display="true" table:show-details="true"/>
                <table:data-pilot-member table:name="Michalak" table:display="true" table:show-details="true"/>
                <table:data-pilot-member table:name="Michalski" table:display="true" table:show-details="true"/>
                <table:data-pilot-member table:name="Mikolajczyk" table:display="true" table:show-details="true"/>
                <table:data-pilot-member table:name="Mroz" table:display="true" table:show-details="true"/>
                <table:data-pilot-member table:name="Mucha" table:display="true" table:show-details="true"/>
                <table:data-pilot-member table:name="Musial" table:display="true" table:show-details="true"/>
                <table:data-pilot-member table:name="Nawrocki" table:display="true" table:show-details="true"/>
                <table:data-pilot-member table:name="Nowacki" table:display="true" table:show-details="true"/>
                <table:data-pilot-member table:name="Nowak" table:display="true" table:show-details="true"/>
                <table:data-pilot-member table:name="Nowakowski" table:display="true" table:show-details="true"/>
                <table:data-pilot-member table:name="Nowicki" table:display="true" table:show-details="true"/>
                <table:data-pilot-member table:name="Olszewski" table:display="true" table:show-details="true"/>
                <table:data-pilot-member table:name="Orlowski" table:display="true" table:show-details="true"/>
                <table:data-pilot-member table:name="Ostrowski" table:display="true" table:show-details="true"/>
                <table:data-pilot-member table:name="Pawlak" table:display="true" table:show-details="true"/>
                <table:data-pilot-member table:name="Pawlik" table:display="true" table:show-details="true"/>
                <table:data-pilot-member table:name="Pawlowski" table:display="true" table:show-details="true"/>
                <table:data-pilot-member table:name="Piasecki" table:display="true" table:show-details="true"/>
                <table:data-pilot-member table:name="Piatek" table:display="true" table:show-details="true"/>
                <table:data-pilot-member table:name="Pietrzak" table:display="true" table:show-details="true"/>
                <table:data-pilot-member table:name="Piotrowski" table:display="true" table:show-details="true"/>
                <table:data-pilot-member table:name="Polak" table:display="true" table:show-details="true"/>
                <table:data-pilot-member table:name="Przybylski" table:display="true" table:show-details="true"/>
                <table:data-pilot-member table:name="Rutkowski" table:display="true" table:show-details="true"/>
                <table:data-pilot-member table:name="Sadowski" table:display="true" table:show-details="true"/>
                <table:data-pilot-member table:name="Sawicki" table:display="true" table:show-details="true"/>
                <table:data-pilot-member table:name="Sikorski" table:display="true" table:show-details="true"/>
                <table:data-pilot-member table:name="Skiera" table:display="true" table:show-details="true"/>
                <table:data-pilot-member table:name="Sobczak" table:display="true" table:show-details="true"/>
                <table:data-pilot-member table:name="Sokolowski" table:display="true" table:show-details="true"/>
                <table:data-pilot-member table:name="Stankiewicz" table:display="true" table:show-details="true"/>
                <table:data-pilot-member table:name="Stasiak" table:display="true" table:show-details="true"/>
                <table:data-pilot-member table:name="Stepien" table:display="true" table:show-details="true"/>
                <table:data-pilot-member table:name="Szczepaniak" table:display="true" table:show-details="true"/>
                <table:data-pilot-member table:name="Szczepanski" table:display="true" table:show-details="true"/>
                <table:data-pilot-member table:name="Szewczyk" table:display="true" table:show-details="true"/>
                <table:data-pilot-member table:name="Szulc" table:display="true" table:show-details="true"/>
                <table:data-pilot-member table:name="Szymanski" table:display="true" table:show-details="true"/>
                <table:data-pilot-member table:name="Szymczak" table:display="true" table:show-details="true"/>
                <table:data-pilot-member table:name="Tomaszewski" table:display="true" table:show-details="true"/>
                <table:data-pilot-member table:name="Tomczak" table:display="true" table:show-details="true"/>
                <table:data-pilot-member table:name="Tomczyk" table:display="true" table:show-details="true"/>
                <table:data-pilot-member table:name="Urban" table:display="true" table:show-details="true"/>
                <table:data-pilot-member table:name="Urbaniak" table:display="true" table:show-details="true"/>
                <table:data-pilot-member table:name="Urbanski" table:display="true" table:show-details="true"/>
                <table:data-pilot-member table:name="Walczak" table:display="true" table:show-details="true"/>
                <table:data-pilot-member table:name="Wasilewski" table:display="true" table:show-details="true"/>
                <table:data-pilot-member table:name="Wawrzyniak" table:display="true" table:show-details="true"/>
                <table:data-pilot-member table:name="Wesolowski" table:display="true" table:show-details="true"/>
                <table:data-pilot-member table:name="Wieczorek" table:display="true" table:show-details="true"/>
                <table:data-pilot-member table:name="Wierzbicki" table:display="true" table:show-details="true"/>
                <table:data-pilot-member table:name="Wilk" table:display="true" table:show-details="true"/>
                <table:data-pilot-member table:name="Wisniewski" table:display="true" table:show-details="true"/>
                <table:data-pilot-member table:name="Witkowski" table:display="true" table:show-details="true"/>
                <table:data-pilot-member table:name="Wlodarczyk" table:display="true" table:show-details="true"/>
                <table:data-pilot-member table:name="Wojciechowski" table:display="true" table:show-details="true"/>
                <table:data-pilot-member table:name="Wojcik" table:display="true" table:show-details="true"/>
                <table:data-pilot-member table:name="Wolski" table:display="true" table:show-details="true"/>
                <table:data-pilot-member table:name="Wozniak" table:display="true" table:show-details="true"/>
                <table:data-pilot-member table:name="Wrobel" table:display="true" table:show-details="true"/>
                <table:data-pilot-member table:name="Wroblewski" table:display="true" table:show-details="true"/>
                <table:data-pilot-member table:name="Wysocki" table:display="true" table:show-details="true"/>
                <table:data-pilot-member table:name="Zajac" table:display="true" table:show-details="true"/>
                <table:data-pilot-member table:name="Zak" table:display="true" table:show-details="true"/>
                <table:data-pilot-member table:name="Zakrzewski" table:display="true" table:show-details="true"/>
                <table:data-pilot-member table:name="Zalewski" table:display="true" table:show-details="true"/>
                <table:data-pilot-member table:name="Zawadzki" table:display="true" table:show-details="true"/>
                <table:data-pilot-member table:name="Zielinski" table:display="true" table:show-details="true"/>
                <table:data-pilot-member table:name="Ziolkowsk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olumna D" table:orientation="data" table:used-hierarchy="0" table:function="sum">
            <table:data-pilot-level table:show-empty="false" calcext:repeat-item-labels="false">
              <table:data-pilot-members>
                <table:data-pilot-member table:name="0,000416824500385" table:display="true" table:show-details="true"/>
                <table:data-pilot-member table:name="0,00045054352193" table:display="true" table:show-details="true"/>
                <table:data-pilot-member table:name="0,000469914023669" table:display="true" table:show-details="true"/>
                <table:data-pilot-member table:name="0,000524438398935" table:display="true" table:show-details="true"/>
                <table:data-pilot-member table:name="0,000672945578934" table:display="true" table:show-details="true"/>
                <table:data-pilot-member table:name="0,000687294098741" table:display="true" table:show-details="true"/>
                <table:data-pilot-member table:name="0,000708816878451" table:display="true" table:show-details="true"/>
                <table:data-pilot-member table:name="0,000744688177968" table:display="true" table:show-details="true"/>
                <table:data-pilot-member table:name="0,000820735332943" table:display="true" table:show-details="true"/>
                <table:data-pilot-member table:name="0,000833649000769" table:display="true" table:show-details="true"/>
                <table:data-pilot-member table:name="0,000913283285696" table:display="true" table:show-details="true"/>
                <table:data-pilot-member table:name="0,000941262899319" table:display="true" table:show-details="true"/>
                <table:data-pilot-member table:name="0,000992917570623" table:display="true" table:show-details="true"/>
                <table:data-pilot-member table:name="0,001045289667918" table:display="true" table:show-details="true"/>
                <table:data-pilot-member table:name="0,001155055844439" table:display="true" table:show-details="true"/>
                <table:data-pilot-member table:name="0,001180165754101" table:display="true" table:show-details="true"/>
                <table:data-pilot-member table:name="0,001522377951491" table:display="true" table:show-details="true"/>
                <table:data-pilot-member table:name="0,001551074991104" table:display="true" table:show-details="true"/>
                <table:data-pilot-member table:name="0,001624252442118" table:display="true" table:show-details="true"/>
                <table:data-pilot-member table:name="0,001746214860475" table:display="true" table:show-details="true"/>
                <table:data-pilot-member table:name="0,001771324770137" table:display="true" table:show-details="true"/>
                <table:data-pilot-member table:name="0,001892569762503" table:display="true" table:show-details="true"/>
                <table:data-pilot-member table:name="0,001985117715257" table:display="true" table:show-details="true"/>
                <table:data-pilot-member table:name="0,002102058151681" table:display="true" table:show-details="true"/>
                <table:data-pilot-member table:name="0,002175953028686" table:display="true" table:show-details="true"/>
                <table:data-pilot-member table:name="0,002282849501245" table:display="true" table:show-details="true"/>
                <table:data-pilot-member table:name="0,002569102471389" table:display="true" table:show-details="true"/>
                <table:data-pilot-member table:name="0,002626496550616" table:display="true" table:show-details="true"/>
                <table:data-pilot-member table:name="0,002876160795252" table:display="true" table:show-details="true"/>
                <table:data-pilot-member table:name="0,002909162390808" table:display="true" table:show-details="true"/>
                <table:data-pilot-member table:name="0,003013189159406" table:display="true" table:show-details="true"/>
                <table:data-pilot-member table:name="0,003016776289358" table:display="true" table:show-details="true"/>
                <table:data-pilot-member table:name="0,00319326308298" table:display="true" table:show-details="true"/>
                <table:data-pilot-member table:name="0,00321335101071" table:display="true" table:show-details="true"/>
                <table:data-pilot-member table:name="0,003345357392931" table:display="true" table:show-details="true"/>
                <table:data-pilot-member table:name="0,00338553324839" table:display="true" table:show-details="true"/>
                <table:data-pilot-member table:name="0,003412078010032" table:display="true" table:show-details="true"/>
                <table:data-pilot-member table:name="0,003496734276892" table:display="true" table:show-details="true"/>
                <table:data-pilot-member table:name="0,003623718677181" table:display="true" table:show-details="true"/>
                <table:data-pilot-member table:name="0,003704787814089" table:display="true" table:show-details="true"/>
                <table:data-pilot-member table:name="0,003826750232446" table:display="true" table:show-details="true"/>
                <table:data-pilot-member table:name="0,003888448867615" table:display="true" table:show-details="true"/>
                <table:data-pilot-member table:name="0,004184028375633" table:display="true" table:show-details="true"/>
                <table:data-pilot-member table:name="0,004188332931575" table:display="true" table:show-details="true"/>
                <table:data-pilot-member table:name="0,004553502760655" table:display="true" table:show-details="true"/>
                <table:data-pilot-member table:name="0,004765143427804" table:display="true" table:show-details="true"/>
                <table:data-pilot-member table:name="0,004823254933021" table:display="true" table:show-details="true"/>
                <table:data-pilot-member table:name="0,005118834441039" table:display="true" table:show-details="true"/>
                <table:data-pilot-member table:name="0,005143944350701" table:display="true" table:show-details="true"/>
                <table:data-pilot-member table:name="0,005195599022005" table:display="true" table:show-details="true"/>
                <table:data-pilot-member table:name="0,005253710527222" table:display="true" table:show-details="true"/>
                <table:data-pilot-member table:name="0,005289581826739" table:display="true" table:show-details="true"/>
                <table:data-pilot-member table:name="0,005304647772536" table:display="true" table:show-details="true"/>
                <table:data-pilot-member table:name="0,005386434335434" table:display="true" table:show-details="true"/>
                <table:data-pilot-member table:name="0,005402217707221" table:display="true" table:show-details="true"/>
                <table:data-pilot-member table:name="0,005671969879587" table:display="true" table:show-details="true"/>
                <table:data-pilot-member table:name="0,005933830366059" table:display="true" table:show-details="true"/>
                <table:data-pilot-member table:name="0,005960375127702" table:display="true" table:show-details="true"/>
                <table:data-pilot-member table:name="0,006024226040842" table:display="true" table:show-details="true"/>
                <table:data-pilot-member table:name="0,006080902694078" table:display="true" table:show-details="true"/>
                <table:data-pilot-member table:name="0,006088794379972" table:display="true" table:show-details="true"/>
                <table:data-pilot-member table:name="0,006245910671855" table:display="true" table:show-details="true"/>
                <table:data-pilot-member table:name="0,006462573320936" table:display="true" table:show-details="true"/>
                <table:data-pilot-member table:name="0,006477639266733" table:display="true" table:show-details="true"/>
                <table:data-pilot-member table:name="0,006606058519003" table:display="true" table:show-details="true"/>
                <table:data-pilot-member table:name="0,006694301915814" table:display="true" table:show-details="true"/>
                <table:data-pilot-member table:name="0,006746674013109" table:display="true" table:show-details="true"/>
                <table:data-pilot-member table:name="0,006755283124993" table:display="true" table:show-details="true"/>
                <table:data-pilot-member table:name="0,006806937796297" table:display="true" table:show-details="true"/>
                <table:data-pilot-member table:name="0,006959032106248" table:display="true" table:show-details="true"/>
                <table:data-pilot-member table:name="0,007068798282769" table:display="true" table:show-details="true"/>
                <table:data-pilot-member table:name="0,007418902166053" table:display="true" table:show-details="true"/>
                <table:data-pilot-member table:name="0,007428228703927" table:display="true" table:show-details="true"/>
                <table:data-pilot-member table:name="0,007444729501705" table:display="true" table:show-details="true"/>
                <table:data-pilot-member table:name="0,007550908548274" table:display="true" table:show-details="true"/>
                <table:data-pilot-member table:name="0,00760615034953" table:display="true" table:show-details="true"/>
                <table:data-pilot-member table:name="0,008199461643537" table:display="true" table:show-details="true"/>
                <table:data-pilot-member table:name="0,008201613921508" table:display="true" table:show-details="true"/>
                <table:data-pilot-member table:name="0,008325011191845" table:display="true" table:show-details="true"/>
                <table:data-pilot-member table:name="0,008520868487207" table:display="true" table:show-details="true"/>
                <table:data-pilot-member table:name="0,008535217007014" table:display="true" table:show-details="true"/>
                <table:data-pilot-member table:name="0,008609111884018" table:display="true" table:show-details="true"/>
                <table:data-pilot-member table:name="0,008685159038994" table:display="true" table:show-details="true"/>
                <table:data-pilot-member table:name="0,008727487172423" table:display="true" table:show-details="true"/>
                <table:data-pilot-member table:name="0,008751879656095" table:display="true" table:show-details="true"/>
                <table:data-pilot-member table:name="0,008761923619959" table:display="true" table:show-details="true"/>
                <table:data-pilot-member table:name="0,008780576695708" table:display="true" table:show-details="true"/>
                <table:data-pilot-member table:name="0,008957780915321" table:display="true" table:show-details="true"/>
                <table:data-pilot-member table:name="0,009080460759668" table:display="true" table:show-details="true"/>
                <table:data-pilot-member table:name="0,009109875225272" table:display="true" table:show-details="true"/>
                <table:data-pilot-member table:name="0,00919166178817" table:display="true" table:show-details="true"/>
                <table:data-pilot-member table:name="0,009201705752035" table:display="true" table:show-details="true"/>
                <table:data-pilot-member table:name="0,009241881607493" table:display="true" table:show-details="true"/>
                <table:data-pilot-member table:name="0,009542483097444" table:display="true" table:show-details="true"/>
                <table:data-pilot-member table:name="0,009622117382371" table:display="true" table:show-details="true"/>
                <table:data-pilot-member table:name="0,009668750071743" table:display="true" table:show-details="true"/>
                <table:data-pilot-member table:name="0,009882543016862" table:display="true" table:show-details="true"/>
                <table:data-pilot-member table:name="0,009924871150292" table:display="true" table:show-details="true"/>
                <table:data-pilot-member table:name="0,009927740854253" table:display="true" table:show-details="true"/>
                <table:data-pilot-member table:name="0,010353174466522" table:display="true" table:show-details="true"/>
                <table:data-pilot-member table:name="0,01037039269029" table:display="true" table:show-details="true"/>
                <table:data-pilot-member table:name="0,01043424360343" table:display="true" table:show-details="true"/>
                <table:data-pilot-member table:name="0,010769281540916" table:display="true" table:show-details="true"/>
                <table:data-pilot-member table:name="0,010866134049612" table:display="true" table:show-details="true"/>
                <table:data-pilot-member table:name="0,0109263978328" table:display="true" table:show-details="true"/>
                <table:data-pilot-member table:name="0,010999575283814" table:display="true" table:show-details="true"/>
                <table:data-pilot-member table:name="0,011122255128161" table:display="true" table:show-details="true"/>
                <table:data-pilot-member table:name="0,011154539297726" table:display="true" table:show-details="true"/>
                <table:data-pilot-member table:name="0,011185388615311" table:display="true" table:show-details="true"/>
                <table:data-pilot-member table:name="0,011318829849513" table:display="true" table:show-details="true"/>
                <table:data-pilot-member table:name="0,011473076437435" table:display="true" table:show-details="true"/>
                <table:data-pilot-member table:name="0,011532622794633" table:display="true" table:show-details="true"/>
                <table:data-pilot-member table:name="0,01156992894613" table:display="true" table:show-details="true"/>
                <table:data-pilot-member table:name="0,011642388971154" table:display="true" table:show-details="true"/>
                <table:data-pilot-member table:name="0,011645976101105" table:display="true" table:show-details="true"/>
                <table:data-pilot-member table:name="0,011822462894728" table:display="true" table:show-details="true"/>
                <table:data-pilot-member table:name="0,011920750255404" table:display="true" table:show-details="true"/>
                <table:data-pilot-member table:name="0,012006841374244" table:display="true" table:show-details="true"/>
                <table:data-pilot-member table:name="0,012232113135209" table:display="true" table:show-details="true"/>
                <table:data-pilot-member table:name="0,012716375678685" table:display="true" table:show-details="true"/>
                <table:data-pilot-member table:name="0,012777356887864" table:display="true" table:show-details="true"/>
                <table:data-pilot-member table:name="0,012780226591825" table:display="true" table:show-details="true"/>
                <table:data-pilot-member table:name="0,012869904840617" table:display="true" table:show-details="true"/>
                <table:data-pilot-member table:name="0,013030608262452" table:display="true" table:show-details="true"/>
                <table:data-pilot-member table:name="0,01328385963704" table:display="true" table:show-details="true"/>
                <table:data-pilot-member table:name="0,013310404398682" table:display="true" table:show-details="true"/>
                <table:data-pilot-member table:name="0,013316143806605" table:display="true" table:show-details="true"/>
                <table:data-pilot-member table:name="0,01334842797617" table:display="true" table:show-details="true"/>
                <table:data-pilot-member table:name="0,013395060665542" table:display="true" table:show-details="true"/>
                <table:data-pilot-member table:name="0,01358302627501" table:display="true" table:show-details="true"/>
                <table:data-pilot-member table:name="0,013649746892111" table:display="true" table:show-details="true"/>
                <table:data-pilot-member table:name="0,01377601386641" table:display="true" table:show-details="true"/>
                <table:data-pilot-member table:name="0,01388362776496" table:display="true" table:show-details="true"/>
                <table:data-pilot-member table:name="0,014009177313268" table:display="true" table:show-details="true"/>
                <table:data-pilot-member table:name="0,014180642124958" table:display="true" table:show-details="true"/>
                <table:data-pilot-member table:name="0,014260276409886" table:display="true" table:show-details="true"/>
                <table:data-pilot-member table:name="0,014268168095779" table:display="true" table:show-details="true"/>
                <table:data-pilot-member table:name="0,014297582561383" table:display="true" table:show-details="true"/>
                <table:data-pilot-member table:name="0,014313365933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9T10:57:48.509235297</dc:date>
    <meta:editing-duration>PT6M26S</meta:editing-duration>
    <meta:editing-cycles>1</meta:editing-cycles>
    <meta:document-statistic meta:table-count="1" meta:cell-count="1334" meta:object-count="0"/>
    <meta:generator>LibreOffice/6.2.8.2$Linux_X86_64 LibreOffice_project/20$Build-2</meta:generator>
  </office:meta>
</office:document-meta>
</file>